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Narrow1" svg:font-family="'Arial Narrow'"/>
    <style:font-face style:name="Courier New3" svg:font-family="'Courier New'"/>
    <style:font-face style:name="Times1" svg:font-family="Times"/>
    <style:font-face style:name="ＭＳ Ｐゴシック1" svg:font-family="'ＭＳ Ｐゴシック'"/>
    <style:font-face style:name="Courier New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Calibri3" svg:font-family="Calibri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" svg:font-family="Times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modern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3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5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" style:family="graphic" style:parent-style-name="standard" style:list-style-name="L7">
      <style:graphic-properties draw:stroke="solid" svg:stroke-width="0.159cm" svg:stroke-color="#000000" draw:stroke-linejoin="miter" draw:fill="solid" draw:fill-color="#f1c7c7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" style:family="graphic" style:parent-style-name="standard">
      <style:graphic-properties draw:stroke="solid" svg:stroke-width="0.159cm" svg:stroke-color="#000000" draw:stroke-linejoin="miter" draw:fill="solid" draw:fill-color="#d5f1cf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7" style:family="graphic" style:parent-style-name="standard">
      <style:graphic-properties draw:stroke="solid" svg:stroke-width="0.159cm" svg:stroke-color="#000000" draw:stroke-linejoin="miter" draw:fill="solid" draw:fill-color="#d2d2f4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8" style:family="graphic" style:parent-style-name="standard">
      <style:graphic-properties draw:stroke="none" svg:stroke-width="0.053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9" style:family="graphic" style:parent-style-name="standard">
      <style:graphic-properties draw:stroke="solid" svg:stroke-width="0.159cm" svg:stroke-color="#000000" draw:stroke-linejoin="miter" draw:fill="solid" draw:fill-color="#f1c7c7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1" style:family="graphic" style:parent-style-name="standard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076cm" fo:padding-bottom="0cm" fo:padding-left="0.076cm" fo:padding-right="0.076cm" fo:wrap-option="no-wrap"/>
      <style:paragraph-properties style:writing-mode="lr-tb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064cm" fo:padding-bottom="0cm" fo:padding-left="0.076cm" fo:padding-right="0.076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stroke-linejoin="miter" draw:fill="solid" draw:fill-color="#f7f5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212cm" svg:stroke-color="#00ffff" draw:marker-end="msArrowEnd_20_5" draw:marker-end-width="0.636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212cm" svg:stroke-color="#00ffff" draw:marker-start="msArrowEnd_20_5" draw:marker-start-width="0.636cm" draw:marker-start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svg:stroke-width="0.035cm" draw:stroke-linejoin="miter" draw:fill="solid" draw:fill-color="#f7f5c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b2e6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dash" draw:stroke-dash="Dashed_20__28_var_29__20_5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fill="solid" draw:fill-color="#e2e2e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0e0e0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solid" svg:stroke-width="0.079cm" svg:stroke-color="#000000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40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ed_20__28_var_29__20_7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min-height="11.218cm" fo:min-width="1.397cm" fo:padding-top="0.127cm" fo:padding-bottom="0.127cm" fo:padding-left="0.254cm" fo:padding-right="0.254cm" fo:wrap-option="wrap"/>
    </style:style>
    <style:style style:name="gr42" style:family="graphic" style:parent-style-name="standard">
      <style:graphic-properties draw:stroke="none" svg:stroke-width="0.053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999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f7f5c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47" style:family="graphic" style:parent-style-name="standard">
      <style:graphic-properties draw:stroke="solid" svg:stroke-width="0.071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35cm" svg:stroke-color="#000000" draw:stroke-linejoin="miter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106cm" svg:stroke-color="#22228b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none" svg:stroke-width="0.071cm" draw:marker-end="msArrowEnd_20_5" draw:marker-end-width="0.213cm" draw:marker-end-center="false" draw:stroke-linejoin="round" draw:fill="solid" draw:fill-color="#bfbfb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dedff5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d6d6f5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>
      <style:graphic-properties draw:stroke="dash" draw:stroke-dash="Dashed_20__28_var_29__20_8" svg:stroke-width="0.247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999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a9e39d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notes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  <style:paragraph-properties style:writing-mode="lr-tb"/>
    </style:style>
    <style:style style:name="pr8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Title_20_Slide-note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983cm" fo:padding-top="0.132cm" fo:padding-bottom="0.132cm" fo:padding-left="0.264cm" fo:padding-right="0.264cm" fo:wrap-option="no-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18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loext:graphic-properties draw:fill="solid" draw:fill-color="#f1c7c7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1" style:family="paragraph">
      <loext:graphic-properties draw:fill="solid" draw:fill-color="#d5f1cf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solid" draw:fill-color="#d2d2f4"/>
      <style:paragraph-properties fo:text-align="start" style:writing-mode="lr-tb" style:font-independent-line-spacing="true"/>
      <style:text-properties fo:font-size="24pt"/>
    </style:style>
    <style:style style:name="P23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2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/>
    </style:style>
    <style:style style:name="P27" style:family="paragraph">
      <loext:graphic-properties draw:fill="solid" draw:fill-color="#ffffff"/>
      <style:paragraph-properties fo:text-align="start" style:writing-mode="lr-tb" style:font-independent-line-spacing="true"/>
      <style:text-properties fo:font-size="11pt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0" style:family="paragraph">
      <loext:graphic-properties draw:fill="solid" draw:fill-color="#f7f5cd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dedff5"/>
      <style:paragraph-properties fo:text-align="start" style:font-independent-line-spacing="true"/>
      <style:text-properties fo:font-size="24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4" style:family="paragraph">
      <loext:graphic-properties draw:fill="solid" draw:fill-color="#dedff5"/>
      <style:paragraph-properties fo:text-align="start" style:writing-mode="lr-tb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7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b2e6b2"/>
      <style:paragraph-properties fo:text-align="start" style:writing-mode="lr-tb" style:font-independent-line-spacing="true"/>
      <style:text-properties fo:font-size="24pt"/>
    </style:style>
    <style:style style:name="P39" style:family="paragraph">
      <loext:graphic-properties draw:fill-color="#ffffff"/>
      <style:paragraph-properties style:writing-mode="lr-tb"/>
    </style:style>
    <style:style style:name="P40" style:family="paragraph">
      <loext:graphic-properties draw:fill="solid" draw:fill-color="#e2e2e2"/>
      <style:paragraph-properties fo:text-align="start" style:writing-mode="lr-tb" style:font-independent-line-spacing="true"/>
      <style:text-properties fo:font-size="24pt"/>
    </style:style>
    <style:style style:name="P41" style:family="paragraph">
      <loext:graphic-properties draw:fill="solid" draw:fill-color="#e0e0e0"/>
      <style:paragraph-properties fo:text-align="start" style:font-independent-line-spacing="true"/>
      <style:text-properties fo:font-size="24pt"/>
    </style:style>
    <style:style style:name="P42" style:family="paragraph">
      <style:paragraph-properties fo:margin-top="0.423cm" fo:margin-bottom="0cm" fo:line-height="95%" fo:text-align="start" style:punctuation-wrap="hanging" style:writing-mode="lr-tb"/>
      <style:text-properties fo:font-size="24pt"/>
    </style:style>
    <style:style style:name="P4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1.067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1.067cm"/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4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solid" draw:fill-color="#ff9999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simple" style:writing-mode="lr-tb">
        <style:tab-stops>
          <style:tab-stop style:position="1.27cm"/>
        </style:tab-stops>
      </style:paragraph-properties>
      <style:text-properties fo:font-size="24pt"/>
    </style:style>
    <style:style style:name="P50" style:family="paragraph">
      <loext:graphic-properties draw:fill="solid" draw:fill-color="#f7f5cd"/>
      <style:paragraph-properties fo:text-align="start" style:writing-mode="lr-tb" style:font-independent-line-spacing="true"/>
      <style:text-properties fo:font-size="24pt"/>
    </style:style>
    <style:style style:name="P51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24pt"/>
    </style:style>
    <style:style style:name="P52" style:family="paragraph">
      <loext:graphic-properties draw:fill="solid" draw:fill-color="#bfbfbf"/>
      <style:paragraph-properties fo:text-align="start" style:font-independent-line-spacing="true"/>
      <style:text-properties fo:font-size="24pt"/>
    </style:style>
    <style:style style:name="P53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55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56" style:family="paragraph">
      <loext:graphic-properties draw:fill="solid" draw:fill-color="#ff9999"/>
      <style:paragraph-properties fo:text-align="start" style:writing-mode="lr-tb" style:font-independent-line-spacing="true"/>
      <style:text-properties fo:font-size="24pt"/>
    </style:style>
    <style:style style:name="P57" style:family="paragraph">
      <loext:graphic-properties draw:fill="solid" draw:fill-color="#a9e39d"/>
      <style:paragraph-properties fo:text-align="start" style:writing-mode="lr-tb" style:font-independent-line-spacing="true"/>
      <style:text-properties fo:font-size="24pt"/>
    </style:style>
    <style:style style:name="P58" style:family="paragraph">
      <style:paragraph-properties fo:margin-left="0cm" fo:margin-right="0cm" fo:margin-top="0cm" fo:margin-bottom="0cm" fo:line-height="98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b3b3b3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2pt" fo:letter-spacing="normal" fo:font-style="normal" style:text-underline-style="none" fo:font-weight="normal" style:font-size-asian="12pt" style:font-style-asian="normal" style:font-weight-asian="normal" style:font-name-complex="Courier New3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ff0000" loext:opacity="100%" style:text-line-through-style="none" style:text-line-through-type="none" style:text-position="0% 100%" style:font-name="Arial Narrow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fo:font-variant="normal" fo:text-transform="none" fo:color="#ff0000" loext:opacity="100%" style:text-line-through-style="none" style:text-line-through-type="none" style:text-position="0% 100%" style:font-name="Arial Narrow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bfbfbf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3" style:font-size-complex="20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3" style:font-size-complex="24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4pt" fo:letter-spacing="normal" fo:font-style="normal" style:text-underline-style="none" fo:font-weight="normal" style:font-size-asian="24pt" style:font-style-asian="normal" style:font-weight-asian="normal" style:font-name-complex="Courier New3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4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5" style:family="text">
      <style:text-properties fo:font-variant="normal" fo:text-transform="none" fo:color="#22228b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5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2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ff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321cm"/>
        <style:text-properties fo:font-family="Arial" style:font-family-generic="swiss" style:font-pitch="variable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567cm" svg:x="1.905cm" svg:y="4.533cm" presentation:class="title" presentation:user-transformed="true">
          <draw:text-box>
  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i</text:span><text:span text:style-name="T1">o</text:span><text:span text:style-name="T1">n </text:span><text:span text:style-name="T1">t</text:span><text:span text:style-name="T1">o </text:span><text:span text:style-name="T1">p</text:span><text:span text:style-name="T1">e</text:span><text:span text:style-name="T1">r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 </text:span><text:span text:style-name="T1">a</text:span><text:span text:style-name="T1">n</text:span><text:span text:style-name="T1">d </text:span><text:span text:style-name="T1">t</text:span><text:span text:style-name="T1">h</text:span><text:span text:style-name="T1">e </text:span><text:span text:style-name="T1">m</text:span><text:span text:style-name="T1">e</text:span><text:span text:style-name="T1">m</text:span><text:span text:style-name="T1">o</text:span><text:span text:style-name="T1">r</text:span><text:span text:style-name="T1">y </text:span><text:span text:style-name="T1">h</text:span><text:span text:style-name="T1">i</text:span><text:span text:style-name="T1">e</text:span><text:span text:style-name="T1">r</text:span><text:span text:style-name="T1">a</text:span><text:span text:style-name="T1">r</text:span><text:span text:style-name="T1">c</text:span><text:span text:style-name="T1">h</text:span><text:span text:style-name="T1">y</text:span><text:span text:style-name="T1"><text:line-break/></text:span><text:span text:style-name="T1"><text:line-break/></text:span><text:span text:style-name="T2">Co</text:span><text:span text:style-name="T2">m</text:span><text:span text:style-name="T2">pu</text:span><text:span text:style-name="T2">ter </text:span><text:span text:style-name="T2">Sy</text:span><text:span text:style-name="T2">ste</text:span><text:span text:style-name="T2">m</text:span><text:span text:style-name="T2">s</text:span></text:p>
          </draw:text-box>
        </draw:frame>
        <draw:frame draw:name="Subtitle 2" presentation:style-name="pr2" draw:text-style-name="P5" draw:layer="layout" svg:width="21.329cm" svg:height="4.867cm" svg:x="1.905cm" svg:y="10.795cm" presentation:class="subtitle" presentation:user-transformed="true">
          <draw:text-box>
            <text:p text:style-name="P3"><text:span text:style-name="T3">Mi</text:span><text:span text:style-name="T3">ch</text:span><text:span text:style-name="T3">ae</text:span><text:span text:style-name="T3">l </text:span><text:span text:style-name="T3">Kir</text:span><text:span text:style-name="T3">ke</text:span><text:span text:style-name="T3">da</text:span><text:span text:style-name="T3">l </text:span><text:span text:style-name="T3">Th</text:span><text:span text:style-name="T3">o</text:span><text:span text:style-name="T3">m</text:span><text:span text:style-name="T3">se</text:span><text:span text:style-name="T3">n</text:span></text:p>
            <text:p text:style-name="P3"><text:span text:style-name="T3">Fi</text:span><text:span text:style-name="T3">nn </text:span><text:span text:style-name="T3">Sc</text:span><text:span text:style-name="T3">hi</text:span><text:span text:style-name="T3">er</text:span><text:span text:style-name="T3">m</text:span><text:span text:style-name="T3">er </text:span><text:span text:style-name="T3">An</text:span><text:span text:style-name="T3">de</text:span><text:span text:style-name="T3">rs</text:span><text:span text:style-name="T3">en</text:span></text:p>
            <text:p text:style-name="P3"><text:span text:style-name="T3">Tr</text:span><text:span text:style-name="T3">oe</text:span><text:span text:style-name="T3">ls </text:span><text:span text:style-name="T3">He</text:span><text:span text:style-name="T3">nri</text:span><text:span text:style-name="T3">ks</text:span><text:span text:style-name="T3">en</text:span></text:p>
            <text:p text:style-name="P3"><text:span text:style-name="T3"/></text:p>
            <text:p text:style-name="P3"><text:span text:style-name="T2"><text:s/></text:span></text:p>
            <text:p text:style-name="P4"><text:span text:style-name="T4">Ba</text:span><text:span text:style-name="T4">sed </text:span><text:span text:style-name="T4">on </text:span><text:span text:style-name="T4">sli</text:span><text:span text:style-name="T4">des </text:span><text:span text:style-name="T4">by </text:span><text:span text:style-name="T4">Ra</text:span><text:span text:style-name="T4">nd</text:span><text:span text:style-name="T4">al </text:span><text:span text:style-name="T4">E. </text:span><text:span text:style-name="T4">Bry</text:span><text:span text:style-name="T4">ant </text:span><text:span text:style-name="T4">an</text:span><text:span text:style-name="T4">d </text:span><text:span text:style-name="T4">Da</text:span><text:span text:style-name="T4">vid </text:span><text:span text:style-name="T4">R. </text:span><text:span text:style-name="T4">O’</text:span><text:span text:style-name="T4">Ha</text:span><text:span text:style-name="T4">llar</text:span><text:span text:style-name="T4">on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5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6">Performance</text:span></text:p>
              </text:list-item>
              <text:list-item>
                <text:p text:style-name="P10"><text:span text:style-name="T7">Storage technologies and trends</text:span></text:p>
              </text:list-item>
              <text:list-item>
                <text:p text:style-name="P10"><text:span text:style-name="T7">Locality of reference</text:span></text:p>
              </text:list-item>
              <text:list-item>
                <text:p text:style-name="P10"><text:span text:style-name="T7">Caching in the memory hierarchy</text:span></text:p>
              </text:list-item>
            </text:list>
          </draw:text-box>
        </draw:frame>
        <draw:custom-shape draw:name="TextBox 3" draw:style-name="gr2" draw:text-style-name="P12" draw:layer="layout" svg:width="0.512cm" svg:height="1.025cm" svg:x="7.921cm" svg:y="1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3.968cm" svg:height="10.476cm" svg:x="3.81cm" svg:y="2.123cm" draw:page-number="2" presentation:class="page"/>
          <draw:frame draw:name="Notes Placeholder 2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Optimizing Compiler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8.224cm" svg:height="1.591cm" svg:x="1.27cm" svg:y="0.847cm" presentation:class="title" presentation:user-transformed="true">
          <draw:text-box>
            <text:p text:style-name="P9"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r</text:span><text:span text:style-name="T1">s</text:span></text:p>
          </draw:text-box>
        </draw:frame>
        <draw:frame draw:name="Rectangle 3" presentation:style-name="pr7" draw:text-style-name="P11" draw:layer="layout" svg:width="24.129cm" svg:height="14.604cm" svg:x="0.847cm" svg:y="3.81cm" presentation:class="outline" presentation:user-transformed="true">
          <draw:text-box>
            <text:list text:style-name="L3">
              <text:list-item>
                <text:p text:style-name="P14"><text:span text:style-name="T9">Provide efficient mapping of program to machine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register allocation</text:span></text:p>
                  </text:list-item>
                  <text:list-item>
                    <text:p text:style-name="P15"><text:span text:style-name="T10">code selection and ordering (scheduling)</text:span></text:p>
                  </text:list-item>
                  <text:list-item>
                    <text:p text:style-name="P15"><text:span text:style-name="T10">dead code elimination</text:span></text:p>
                  </text:list-item>
                  <text:list-item>
                    <text:p text:style-name="P15"><text:span text:style-name="T10">eliminating minor inefficiencies</text:span></text:p>
                  </text:list-item>
                </text:list>
              </text:list-item>
              <text:list-item>
                <text:p text:style-name="P14"><text:span text:style-name="T9">Don’t (usually) improve asymptotic efficiency</text:span></text:p>
                <text:list>
                  <text:list-item>
                    <text:p text:style-name="P15"><text:span text:style-name="T10">up to programmer to select best overall algorithm</text:span></text:p>
                  </text:list-item>
                  <text:list-item>
                    <text:p text:style-name="P15"><text:span text:style-name="T10">big-O savings are (often) more important than constant facto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>but constant factors also matter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Have difficulty overcoming “optimization blockers”</text:span></text:p>
                <text:list>
                  <text:list-item>
                    <text:p text:style-name="P15"><text:span text:style-name="T10">potential memory aliasing</text:span></text:p>
                  </text:list-item>
                  <text:list-item>
                    <text:p text:style-name="P15"><text:span text:style-name="T10">potential procedure side-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3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imitations of Optimizing Compiler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3.706cm" svg:height="1.591cm" svg:x="1.058cm" svg:y="0.847cm" presentation:class="title" presentation:user-transformed="true">
          <draw:text-box>
            <text:p text:style-name="P9"><text:span text:style-name="T11">Li</text:span><text:span text:style-name="T11">m</text:span><text:span text:style-name="T11">i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 </text:span><text:span text:style-name="T11">o</text:span><text:span text:style-name="T11">f </text:span><text:span text:style-name="T11">O</text:span><text:span text:style-name="T11">p</text:span><text:span text:style-name="T11">t</text:span><text:span text:style-name="T11">i</text:span><text:span text:style-name="T11">m</text:span><text:span text:style-name="T11">i</text:span><text:span text:style-name="T11">z</text:span><text:span text:style-name="T11">i</text:span><text:span text:style-name="T11">n</text:span><text:span text:style-name="T11">g</text:span><text:span text:style-name="T11"> </text:span><text:span text:style-name="T11">C</text:span><text:span text:style-name="T11">o</text:span><text:span text:style-name="T11">m</text:span><text:span text:style-name="T11">p</text:span><text:span text:style-name="T11">i</text:span><text:span text:style-name="T11">l</text:span><text:span text:style-name="T11">e</text:span><text:span text:style-name="T11">r</text:span><text:span text:style-name="T11">s</text:span></text:p>
          </draw:text-box>
        </draw:frame>
        <draw:frame draw:name="Rectangle 3" presentation:style-name="pr7" draw:text-style-name="P11" draw:layer="layout" svg:width="23.075cm" svg:height="14.498cm" svg:x="0.807cm" svg:y="2.963cm" presentation:class="outline" presentation:user-transformed="true">
          <draw:text-box>
            <text:list text:style-name="L3">
              <text:list-item>
                <text:p text:style-name="P15"><text:span text:style-name="T12">Operate under fundamental constrain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3">Must not cause any change in program behavi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6"><text:span text:style-name="T13">Except, possibly when program making use of nonstandard language features</text:span></text:p>
                      </text:list-item>
                    </text:list>
                  </text:list-item>
                  <text:list-item>
                    <text:p text:style-name="P16"><text:span text:style-name="T13">Often prevents it from making optimizations that would only affect behavior under </text:span><text:span text:style-name="T13">pathological conditions.</text:span></text:p>
                  </text:list-item>
                </text:list>
              </text:list-item>
              <text:list-item>
                <text:p text:style-name="P15"><text:span text:style-name="T12">Behavior that may be obvious to the programmer can <text:s/>be obfuscated by </text:span><text:span text:style-name="T12">languages and coding styles</text:span></text:p>
                <text:list>
                  <text:list-item>
                    <text:p text:style-name="P16"><text:span text:style-name="T13">e.g., Data ranges may be more limited than variable types suggest</text:span></text:p>
                  </text:list-item>
                </text:list>
              </text:list-item>
              <text:list-item>
                <text:p text:style-name="P15"><text:span text:style-name="T12">Most analysis is performed only within procedures</text:span></text:p>
                <text:list>
                  <text:list-item>
                    <text:p text:style-name="P16"><text:span text:style-name="T13">Whole-program analysis is too expensive in most cases</text:span></text:p>
                  </text:list-item>
                  <text:list-item>
                    <text:p text:style-name="P16"><text:span text:style-name="T13">Newer versions of GCC do interprocedural analysis within individual files</text:span></text:p>
                    <text:list>
                      <text:list-item>
                        <text:p text:style-name="P16"><text:span text:style-name="T13">But, not between code in different fil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2">Most analysis is based only on </text:span><text:span text:style-name="T14">static</text:span><text:span text:style-name="T12"> information</text:span></text:p>
                <text:list>
                  <text:list-item>
                    <text:p text:style-name="P16"><text:span text:style-name="T13">Compiler has difficulty anticipating run-time inputs</text:span></text:p>
                  </text:list-item>
                </text:list>
              </text:list-item>
              <text:list-item>
                <text:p text:style-name="P15"><text:span text:style-name="T15">When in doubt, the compiler must be conservative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4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Matter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a</text:span><text:span text:style-name="T1">t</text:span><text:span text:style-name="T1">t</text:span><text:span text:style-name="T1">e</text:span><text:span text:style-name="T1">r</text:span><text:span text:style-name="T1">s</text:span></text:p>
          </draw:text-box>
        </draw:frame>
        <draw:frame draw:name="Rectangle 9" presentation:style-name="pr8" draw:text-style-name="P11" draw:layer="layout" svg:width="23.075cm" svg:height="2.239cm" svg:x="0.807cm" svg:y="15.66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2">Code updates </text:span><text:span text:style-name="T16">b[i]</text:span><text:span text:style-name="T2"> on every iteration</text:span></text:p>
                  </text:list-item>
                  <text:list-item>
                    <text:p text:style-name="P15"><text:span text:style-name="T2">Why couldn’t compiler optimize this away?</text:span></text:p>
                  </text:list-item>
                </text:list>
              </text:list-item>
            </text:list>
          </draw:text-box>
        </draw:frame>
        <draw:line draw:name="Line 4" draw:style-name="gr3" draw:text-style-name="P12" draw:layer="layout" svg:x1="6.35cm" svg:y1="7.62cm" svg:x2="8.043cm" svg:y2="8.89cm">
          <text:p/>
        </draw:line>
        <draw:custom-shape draw:name="Rectangle 7" draw:style-name="gr4" draw:text-style-name="P18" draw:layer="layout" svg:width="14.136cm" svg:height="6.165cm" svg:x="1.539cm" svg:y="3.175cm">
          <text:p text:style-name="P17"><text:span text:style-name="T17">/* Sum rows is of n X n matrix a</text:span></text:p>
          <text:p text:style-name="P17"><text:span text:style-name="T17"><text:s text:c="3"/></text:span><text:span text:style-name="T17">and store in vector b <text:s/>*/</text:span></text:p>
          <text:p text:style-name="P17"><text:span text:style-name="T17">void sum_rows1(double *a, double *b, long n) {</text:span></text:p>
          <text:p text:style-name="P17"><text:span text:style-name="T17"><text:s text:c="4"/></text:span><text:span text:style-name="T17">long i, j;</text:span></text:p>
          <text:p text:style-name="P17"><text:span text:style-name="T17"><text:s text:c="4"/></text:span><text:span text:style-name="T17">for (i = 0; i &lt; n; i++) {</text:span></text:p>
          <text:p text:style-name="P17"><text:span text:style-name="T17"><text:tab/></text:span><text:span text:style-name="T17"><text:tab/></text:span><text:span text:style-name="T17">b[i] = 0;</text:span></text:p>
          <text:p text:style-name="P17"><text:span text:style-name="T17"><text:tab/></text:span><text:span text:style-name="T17"><text:tab/></text:span><text:span text:style-name="T17">for (j = 0; j &lt; n; j++)</text:span></text:p>
          <text:p text:style-name="P17"><text:span text:style-name="T17"><text:tab/></text:span><text:span text:style-name="T17"><text:tab/></text:span><text:span text:style-name="T17"> <text:s text:c="3"/></text:span><text:span text:style-name="T17">b[i] += a[i*n + j];</text:span></text:p>
          <text:p text:style-name="P17"><text:span text:style-name="T17"><text:s text:c="4"/></text:span><text:span text:style-name="T17">}</text:span></text:p>
          <text:p text:style-name="P17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_0" draw:style-name="gr5" draw:text-style-name="P20" draw:layer="layout" svg:width="14.898cm" svg:height="4.983cm" svg:x="5.58cm" svg:y="10.16cm">
          <text:p text:style-name="P19"><text:span text:style-name="T18"># sum_rows1 inner </text:span><text:span text:style-name="T18">loop</text:span></text:p>
          <text:p text:style-name="P19"><text:span text:style-name="T18">.L4:</text:span></text:p>
          <text:p text:style-name="P19"><text:span text:style-name="T18"><text:s text:c="8"/></text:span><text:span text:style-name="T18">movsd <text:s text:c="2"/></text:span><text:span text:style-name="T18">(%rsi,%rax,8), %xmm0</text:span><text:span text:style-name="T18"><text:tab/></text:span><text:span text:style-name="T18"># FP load</text:span></text:p>
          <text:p text:style-name="P19"><text:span text:style-name="T18"><text:s text:c="8"/></text:span><text:span text:style-name="T18">addsd <text:s text:c="2"/></text:span><text:span text:style-name="T18">(%rdi), %xmm0</text:span><text:span text:style-name="T18"><text:tab/></text:span><text:span text:style-name="T18"><text:tab/></text:span><text:span text:style-name="T18"><text:tab/></text:span><text:span text:style-name="T18"># FP add</text:span></text:p>
          <text:p text:style-name="P19"><text:span text:style-name="T18"><text:s text:c="8"/></text:span><text:span text:style-name="T18">movsd <text:s text:c="2"/></text:span><text:span text:style-name="T18">%xmm0, (%rsi,%rax,8)</text:span><text:span text:style-name="T18"><text:tab/></text:span><text:span text:style-name="T18"># FP store</text:span></text:p>
          <text:p text:style-name="P19"><text:span text:style-name="T18"><text:s text:c="8"/></text:span><text:span text:style-name="T18">addq <text:s text:c="3"/>$8, </text:span><text:span text:style-name="T18">%rdi</text:span></text:p>
          <text:p text:style-name="P19"><text:span text:style-name="T18"><text:s text:c="8"/></text:span><text:span text:style-name="T18">cmpq <text:s text:c="3"/></text:span><text:span text:style-name="T18">%rcx, %rdi</text:span></text:p>
          <text:p text:style-name="P19"><text:span text:style-name="T18"><text:s text:c="8"/></text:span><text:span text:style-name="T18">jne <text:s text:c="4"/>.L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5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Aliasing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A</text:span><text:span text:style-name="T1">l</text:span><text:span text:style-name="T1">i</text:span><text:span text:style-name="T1">a</text:span><text:span text:style-name="T1">s</text:span><text:span text:style-name="T1">i</text:span><text:span text:style-name="T1">n</text:span><text:span text:style-name="T1">g</text:span></text:p>
          </draw:text-box>
        </draw:frame>
        <draw:frame draw:name="Rectangle 3" presentation:style-name="pr8" draw:text-style-name="P11" draw:layer="layout" svg:width="23.075cm" svg:height="2.239cm" svg:x="0.807cm" svg:y="15.66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2">Code updates </text:span><text:span text:style-name="T16">b[i]</text:span><text:span text:style-name="T2"> on every iteration</text:span></text:p>
                  </text:list-item>
                  <text:list-item>
                    <text:p text:style-name="P15"><text:span text:style-name="T2">Must consider possibility that these updates will affect program </text:span><text:span text:style-name="T2">behavior</text:span></text:p>
                  </text:list-item>
                </text:list>
              </text:list-item>
            </text:list>
          </draw:text-box>
        </draw:frame>
        <draw:line draw:name="Line 5" draw:style-name="gr3" draw:text-style-name="P12" draw:layer="layout" svg:x1="6.35cm" svg:y1="7.62cm" svg:x2="8.043cm" svg:y2="8.89cm">
          <text:p/>
        </draw:line>
        <draw:custom-shape draw:name="Rectangle 6" draw:style-name="gr4" draw:text-style-name="P18" draw:layer="layout" svg:width="14.136cm" svg:height="6.167cm" svg:x="1.539cm" svg:y="3.175cm">
          <text:p text:style-name="P17"><text:span text:style-name="T17">/* </text:span><text:span text:style-name="T17">Sum </text:span><text:span text:style-name="T17">row</text:span><text:span text:style-name="T17">s </text:span><text:span text:style-name="T17">is </text:span><text:span text:style-name="T17">of </text:span><text:span text:style-name="T17">n X </text:span><text:span text:style-name="T17">n </text:span><text:span text:style-name="T17">mat</text:span><text:span text:style-name="T17">rix </text:span><text:span text:style-name="T17">a</text:span></text:p>
          <text:p text:style-name="P17"><text:span text:style-name="T17"><text:s text:c="3"/></text:span><text:span text:style-name="T17">and </text:span><text:span text:style-name="T17">sto</text:span><text:span text:style-name="T17">re </text:span><text:span text:style-name="T17">in </text:span><text:span text:style-name="T17">vec</text:span><text:span text:style-name="T17">tor </text:span><text:span text:style-name="T17">b <text:s/></text:span><text:span text:style-name="T17">*/</text:span></text:p>
          <text:p text:style-name="P17"><text:span text:style-name="T17">voi</text:span><text:span text:style-name="T17">d </text:span><text:span text:style-name="T17">sum</text:span><text:span text:style-name="T17">_ro</text:span><text:span text:style-name="T17">ws1</text:span><text:span text:style-name="T17">(do</text:span><text:span text:style-name="T17">ubl</text:span><text:span text:style-name="T17">e </text:span><text:span text:style-name="T17">*a, </text:span><text:span text:style-name="T17">dou</text:span><text:span text:style-name="T17">ble </text:span><text:span text:style-name="T17">*b, </text:span><text:span text:style-name="T17">lon</text:span><text:span text:style-name="T17">g </text:span><text:span text:style-name="T17">n) </text:span><text:span text:style-name="T17">{</text:span></text:p>
          <text:p text:style-name="P17"><text:span text:style-name="T17"><text:s text:c="4"/></text:span><text:span text:style-name="T17">lon</text:span><text:span text:style-name="T17">g </text:span><text:span text:style-name="T17">i, </text:span><text:span text:style-name="T17">j;</text:span></text:p>
          <text:p text:style-name="P17"><text:span text:style-name="T17"><text:s text:c="4"/></text:span><text:span text:style-name="T17">for </text:span><text:span text:style-name="T17">(i </text:span><text:span text:style-name="T17">= </text:span><text:span text:style-name="T17">0; </text:span><text:span text:style-name="T17">i &lt; </text:span><text:span text:style-name="T17">n; </text:span><text:span text:style-name="T17">i+</text:span><text:span text:style-name="T17">+) </text:span><text:span text:style-name="T17">{</text:span></text:p>
          <text:p text:style-name="P17"><text:span text:style-name="T17"><text:tab/></text:span><text:span text:style-name="T17"><text:tab/></text:span><text:span text:style-name="T17">b[i</text:span><text:span text:style-name="T17">] = </text:span><text:span text:style-name="T17">0;</text:span></text:p>
          <text:p text:style-name="P17"><text:span text:style-name="T17"><text:tab/></text:span><text:span text:style-name="T17"><text:tab/></text:span><text:span text:style-name="T17">for </text:span><text:span text:style-name="T17">(j </text:span><text:span text:style-name="T17">= </text:span><text:span text:style-name="T17">0; </text:span><text:span text:style-name="T17">j &lt; </text:span><text:span text:style-name="T17">n; </text:span><text:span text:style-name="T17">j+</text:span><text:span text:style-name="T17">+)</text:span></text:p>
          <text:p text:style-name="P17"><text:span text:style-name="T17"><text:tab/></text:span><text:span text:style-name="T17"><text:tab/></text:span><text:span text:style-name="T17"> <text:s text:c="3"/></text:span><text:span text:style-name="T17">b[i</text:span><text:span text:style-name="T17">] </text:span><text:span text:style-name="T17">+= </text:span><text:span text:style-name="T17">a[i</text:span><text:span text:style-name="T17">*n </text:span><text:span text:style-name="T17">+ </text:span><text:span text:style-name="T17">j];</text:span></text:p>
          <text:p text:style-name="P17"><text:span text:style-name="T17"><text:s text:c="4"/></text:span><text:span text:style-name="T17">}</text:span></text:p>
          <text:p text:style-name="P17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21" draw:layer="layout" svg:width="6.42cm" svg:height="4.983cm" svg:x="1.482cm" svg:y="10.372cm">
          <text:p text:style-name="P17"><text:span text:style-name="T17">dou</text:span><text:span text:style-name="T17">ble </text:span><text:span text:style-name="T17">A[9</text:span><text:span text:style-name="T17">] = </text:span></text:p>
          <text:p text:style-name="P17"><text:span text:style-name="T17"><text:s text:c="2"/></text:span><text:span text:style-name="T17">{ </text:span><text:span text:style-name="T17">0, <text:s/></text:span><text:span text:style-name="T17"><text:s/>1, </text:span><text:span text:style-name="T17"><text:s text:c="2"/></text:span><text:span text:style-name="T17">2,</text:span></text:p>
          <text:p text:style-name="P17"><text:span text:style-name="T17"><text:s text:c="4"/></text:span><text:span text:style-name="T17">4, <text:s/></text:span><text:span text:style-name="T17"><text:s/>8, </text:span><text:span text:style-name="T17"><text:s/></text:span><text:span text:style-name="T17">16}</text:span><text:span text:style-name="T17">,</text:span></text:p>
          <text:p text:style-name="P17"><text:span text:style-name="T17"><text:s text:c="3"/></text:span><text:span text:style-name="T17">32, </text:span><text:span text:style-name="T17"><text:s/></text:span><text:span text:style-name="T17">64, </text:span><text:span text:style-name="T17">128</text:span><text:span text:style-name="T17">};</text:span></text:p>
          <text:p text:style-name="P17"><text:span text:style-name="T17"/></text:p>
          <text:p text:style-name="P17"><text:span text:style-name="T17">dou</text:span><text:span text:style-name="T17">ble </text:span><text:span text:style-name="T17">B[3</text:span><text:span text:style-name="T17">] = </text:span><text:span text:style-name="T17">A+3</text:span><text:span text:style-name="T17">;</text:span></text:p>
          <text:p text:style-name="P17"><text:span text:style-name="T17"/></text:p>
          <text:p text:style-name="P17"><text:span text:style-name="T17">sum</text:span><text:span text:style-name="T17">_ro</text:span><text:span text:style-name="T17">ws1</text:span><text:span text:style-name="T17">(A, </text:span><text:span text:style-name="T17">B, </text:span><text:span text:style-name="T17">3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22" xml:id="id1" draw:id="id1" draw:layer="layout" svg:width="6.42cm" svg:height="0.839cm" svg:x="16.439cm" svg:y="11.853cm">
          <text:p text:style-name="P17"><text:span text:style-name="T17">i = 0: [3, 8, 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22" draw:layer="layout" svg:width="6.42cm" svg:height="0.839cm" svg:x="16.439cm" svg:y="10.583cm">
          <text:p text:style-name="P17"><text:span text:style-name="T17">ini</text:span><text:span text:style-name="T17">t: <text:s/></text:span><text:span text:style-name="T17">[4, </text:span><text:span text:style-name="T17">8, </text:span><text:span text:style-name="T17">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22" xml:id="id2" draw:id="id2" draw:layer="layout" svg:width="6.42cm" svg:height="0.839cm" svg:x="16.439cm" svg:y="13.123cm">
          <text:p text:style-name="P17"><text:span text:style-name="T17">i = 1: [3, 22, 1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" draw:text-style-name="P22" xml:id="id3" draw:id="id3" draw:layer="layout" svg:width="6.42cm" svg:height="0.839cm" svg:x="16.439cm" svg:y="14.455cm">
          <text:p text:style-name="P17"><text:span text:style-name="T17">i = 2: [3, 22, 22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" draw:text-style-name="P11" draw:layer="layout" svg:width="3.856cm" svg:height="1.265cm" svg:x="15.905cm" svg:y="9.313cm">
          <text:p text:style-name="P17"><text:span text:style-name="T19">Va</text:span><text:span text:style-name="T19">lu</text:span><text:span text:style-name="T19">e </text:span><text:span text:style-name="T19">of </text:span><text:span text:style-name="T20">B</text:span><text:span text:style-name="T19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968cm" svg:height="10.476cm" svg:x="3.81cm" svg:y="2.123cm" draw:page-number="6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moving Aliasing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R</text:span><text:span text:style-name="T1">e</text:span><text:span text:style-name="T1">m</text:span><text:span text:style-name="T1">o</text:span><text:span text:style-name="T1">v</text:span><text:span text:style-name="T1">i</text:span><text:span text:style-name="T1">n</text:span><text:span text:style-name="T1">g</text:span><text:span text:style-name="T1"> </text:span><text:span text:style-name="T1">A</text:span><text:span text:style-name="T1">l</text:span><text:span text:style-name="T1">i</text:span><text:span text:style-name="T1">a</text:span><text:span text:style-name="T1">s</text:span><text:span text:style-name="T1">i</text:span><text:span text:style-name="T1">n</text:span><text:span text:style-name="T1">g</text:span></text:p>
          </draw:text-box>
        </draw:frame>
        <draw:frame draw:name="Rectangle 3" presentation:style-name="pr8" draw:text-style-name="P11" draw:layer="layout" svg:width="23.075cm" svg:height="2.239cm" svg:x="0.807cm" svg:y="15.663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5"><text:span text:style-name="T2">No need to store intermediate results</text:span></text:p>
                  </text:list-item>
                </text:list>
              </text:list-item>
            </text:list>
          </draw:text-box>
        </draw:frame>
        <draw:custom-shape draw:name="Rectangle 4" draw:style-name="gr9" draw:text-style-name="P23" draw:layer="layout" svg:width="15.662cm" svg:height="3.799cm" svg:x="1.693cm" svg:y="10.583cm">
          <text:p text:style-name="P17"><text:span text:style-name="T17"># </text:span><text:span text:style-name="T17">sum</text:span><text:span text:style-name="T17">_ro</text:span><text:span text:style-name="T17">ws2 </text:span><text:span text:style-name="T17">inn</text:span><text:span text:style-name="T17">er </text:span><text:span text:style-name="T17">loo</text:span><text:span text:style-name="T17">p</text:span></text:p>
          <text:p text:style-name="P17"><text:span text:style-name="T17">.L1</text:span><text:span text:style-name="T17">0:</text:span></text:p>
          <text:p text:style-name="P17"><text:span text:style-name="T17"><text:s text:c="4"/></text:span><text:span text:style-name="T17"><text:s text:c="4"/></text:span><text:span text:style-name="T17">add</text:span><text:span text:style-name="T17">sd <text:s/></text:span><text:span text:style-name="T17"><text:s/></text:span><text:span text:style-name="T17">(%r</text:span><text:span text:style-name="T17">di)</text:span><text:span text:style-name="T17">, </text:span><text:span text:style-name="T17">%xm</text:span><text:span text:style-name="T17">m0</text:span><text:span text:style-name="T17"><text:tab/></text:span><text:span text:style-name="T17"># </text:span><text:span text:style-name="T17">FP </text:span><text:span text:style-name="T17">loa</text:span><text:span text:style-name="T17">d + </text:span><text:span text:style-name="T17">add</text:span></text:p>
          <text:p text:style-name="P17"><text:span text:style-name="T17"><text:s text:c="4"/></text:span><text:span text:style-name="T17"><text:s text:c="4"/></text:span><text:span text:style-name="T17">add</text:span><text:span text:style-name="T17">q <text:s text:c="2"/></text:span><text:span text:style-name="T17"><text:s/></text:span><text:span text:style-name="T17">$8, </text:span><text:span text:style-name="T17">%rd</text:span><text:span text:style-name="T17">i</text:span></text:p>
          <text:p text:style-name="P17"><text:span text:style-name="T17"><text:s text:c="4"/></text:span><text:span text:style-name="T17"><text:s text:c="4"/></text:span><text:span text:style-name="T17">cmp</text:span><text:span text:style-name="T17">q <text:s text:c="2"/></text:span><text:span text:style-name="T17"><text:s/></text:span><text:span text:style-name="T17">%ra</text:span><text:span text:style-name="T17">x, </text:span><text:span text:style-name="T17">%rd</text:span><text:span text:style-name="T17">i</text:span></text:p>
          <text:p text:style-name="P17"><text:span text:style-name="T17"><text:s text:c="4"/></text:span><text:span text:style-name="T17"><text:s text:c="4"/></text:span><text:span text:style-name="T17">jne </text:span><text:span text:style-name="T17"><text:s text:c="4"/></text:span><text:span text:style-name="T17">.L1</text:span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2" draw:layer="layout" svg:x1="6.35cm" svg:y1="7.62cm" svg:x2="8.043cm" svg:y2="8.89cm">
          <text:p/>
        </draw:line>
        <draw:custom-shape draw:name="Rectangle 6" draw:style-name="gr4" draw:text-style-name="P18" draw:layer="layout" svg:width="14.136cm" svg:height="6.759cm" svg:x="1.539cm" svg:y="3.175cm">
          <text:p text:style-name="P17"><text:span text:style-name="T17">/* Sum rows is of n X n </text:span><text:span text:style-name="T17">matrix a</text:span></text:p>
          <text:p text:style-name="P17"><text:span text:style-name="T17"><text:s text:c="3"/></text:span><text:span text:style-name="T17">and store in vector </text:span><text:span text:style-name="T17">b <text:s/>*/</text:span></text:p>
          <text:p text:style-name="P17"><text:span text:style-name="T17">void sum_rows2(double </text:span><text:span text:style-name="T17">*a, double *b, long n) </text:span><text:span text:style-name="T17">{</text:span></text:p>
          <text:p text:style-name="P17"><text:span text:style-name="T17"><text:s text:c="4"/></text:span><text:span text:style-name="T17">long i, j;</text:span></text:p>
          <text:p text:style-name="P17"><text:span text:style-name="T17"><text:s text:c="4"/></text:span><text:span text:style-name="T17">for (i = 0; i &lt; n; </text:span><text:span text:style-name="T17">i++) {</text:span></text:p>
          <text:p text:style-name="P17"><text:span text:style-name="T17"><text:s text:c="8"/></text:span><text:span text:style-name="T17">double val = 0;</text:span></text:p>
          <text:p text:style-name="P17"><text:span text:style-name="T17"><text:s text:c="8"/></text:span><text:span text:style-name="T17">for (j = 0; j &lt; </text:span><text:span text:style-name="T17">n; j++)</text:span></text:p>
          <text:p text:style-name="P17"><text:span text:style-name="T17"><text:tab/></text:span><text:span text:style-name="T17"> <text:s text:c="7"/></text:span><text:span text:style-name="T17">val += </text:span><text:span text:style-name="T17">a[i*n + j];</text:span></text:p>
          <text:p text:style-name="P17"><text:span text:style-name="T17"><text:s text:c="8"/></text:span><text:span text:style-name="T17">b[i] = val;</text:span></text:p>
          <text:p text:style-name="P17"><text:span text:style-name="T17"><text:s text:c="4"/></text:span><text:span text:style-name="T17">}</text:span></text:p>
          <text:p text:style-name="P17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7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ycles Per Element (CPE)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2.612cm" svg:height="1.591cm" svg:x="1.27cm" svg:y="1.058cm" presentation:class="title" presentation:user-transformed="true">
          <draw:text-box>
            <text:p text:style-name="P9"><text:span text:style-name="T1">C</text:span><text:span text:style-name="T1">y</text:span><text:span text:style-name="T1">c</text:span><text:span text:style-name="T1">l</text:span><text:span text:style-name="T1">e</text:span><text:span text:style-name="T1">s </text:span><text:span text:style-name="T1">P</text:span><text:span text:style-name="T1">e</text:span><text:span text:style-name="T1">r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(</text:span><text:span text:style-name="T1">C</text:span><text:span text:style-name="T1">P</text:span><text:span text:style-name="T1">E</text:span><text:span text:style-name="T1">)</text:span></text:p>
          </draw:text-box>
        </draw:frame>
        <draw:frame draw:name="Rectangle 3" presentation:style-name="pr8" draw:text-style-name="P11" draw:layer="layout" svg:width="23.075cm" svg:height="4.21cm" svg:x="0.807cm" svg:y="2.752cm" presentation:class="outline" presentation:user-transformed="true">
          <draw:text-box>
            <text:list text:style-name="L3">
              <text:list-item>
                <text:p text:style-name="P15"><text:span text:style-name="T3">Convenient way to express performance of program that operates on </text:span><text:span text:style-name="T3">vectors or lists</text:span></text:p>
              </text:list-item>
              <text:list-item>
                <text:p text:style-name="P15"><text:span text:style-name="T3">Length = n</text:span></text:p>
              </text:list-item>
              <text:list-item>
                <text:p text:style-name="P15"><text:span text:style-name="T3">In our case: </text:span><text:span text:style-name="T21">CPE = cycles per OP</text:span></text:p>
              </text:list-item>
              <text:list-item>
                <text:p text:style-name="P15"><text:span text:style-name="T3">T = CPE*n + Overhead</text:span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13">CPE is slope of line</text:span></text:p>
                  </text:list-item>
                </text:list>
              </text:list-item>
            </text:list>
          </draw:text-box>
        </draw:frame>
        <draw:frame draw:name="Chart 6" draw:style-name="gr10" draw:text-style-name="P25" draw:layer="layout" svg:width="15.985cm" svg:height="9.101cm" svg:x="4.868cm" svg:y="9.1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 Box 2" draw:style-name="gr11" draw:text-style-name="P27" draw:layer="layout" svg:width="2.314cm" svg:height="1.089cm" svg:x="11.528cm" svg:y="11.581cm">
          <text:p text:style-name="P26"><text:span text:style-name="T22">psum1</text:span></text:p>
          <text:p text:style-name="P26"><text:span text:style-name="T23">Slope = 9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2" draw:text-style-name="P27" draw:layer="layout" svg:width="2.314cm" svg:height="1.077cm" svg:x="12.579cm" svg:y="14.514cm">
          <text:p text:style-name="P26"><text:span text:style-name="T23"><text:s/></text:span><text:span text:style-name="T22">psum2</text:span></text:p>
          <text:p text:style-name="P26"><text:span text:style-name="T23">Slope = 6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8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5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7">Performance</text:span></text:p>
              </text:list-item>
              <text:list-item>
                <text:p text:style-name="P10"><text:span text:style-name="T6">Storage technologies and trends</text:span></text:p>
              </text:list-item>
              <text:list-item>
                <text:p text:style-name="P10"><text:span text:style-name="T7">Locality of reference</text:span></text:p>
              </text:list-item>
              <text:list-item>
                <text:p text:style-name="P10"><text:span text:style-name="T7">Caching in the memory hierarchy</text:span></text:p>
              </text:list-item>
            </text:list>
          </draw:text-box>
        </draw:frame>
        <draw:custom-shape draw:name="TextBox 3" draw:style-name="gr2" draw:text-style-name="P12" draw:layer="layout" svg:width="0.512cm" svg:height="1.025cm" svg:x="7.921cm" svg:y="15.7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3.968cm" svg:height="10.476cm" svg:x="3.81cm" svg:y="2.123cm" draw:page-number="9" presentation:class="page"/>
          <draw:frame draw:name="Notes Placeholder 2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Random-Access Memory (RAM)" draw:style-name="dp1" draw:master-page-name="Title_20_Slide" presentation:presentation-page-layout-name="AL2T11">
        <office:forms form:automatic-focus="false" form:apply-design-mode="false"/>
        <draw:frame draw:name="Rectangle 102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(</text:span><text:span text:style-name="T1">R</text:span><text:span text:style-name="T1">A</text:span><text:span text:style-name="T1">M</text:span><text:span text:style-name="T1">)</text:span></text:p>
          </draw:text-box>
        </draw:frame>
        <draw:frame draw:name="Rectangle 1029" presentation:style-name="pr8" draw:text-style-name="P11" draw:layer="layout" svg:width="23.45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6">Key featur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4">RAM</text:span><text:span text:style-name="T2"> is traditionally packaged as a chip.</text:span></text:p>
                  </text:list-item>
                  <text:list-item>
                    <text:p text:style-name="P15"><text:span text:style-name="T2">Basic storage unit is normally a </text:span><text:span text:style-name="T24">cell</text:span><text:span text:style-name="T2"> (one bit per cell).</text:span></text:p>
                  </text:list-item>
                  <text:list-item>
                    <text:p text:style-name="P15"><text:span text:style-name="T2">Multiple RAM chips form a memory.</text:span></text:p>
                  </text:list-item>
                </text:list>
              </text:list-item>
            </text:list>
            <text:p text:style-name="P14"><text:span text:style-name="T6"/></text:p>
            <text:list text:continue-numbering="true" text:style-name="L4">
              <text:list-item>
                <text:p text:style-name="P14"><text:span text:style-name="T6">RAM comes in two varieties:</text:span></text:p>
                <text:list>
                  <text:list-item>
                    <text:p text:style-name="P15"><text:span text:style-name="T2">SRAM (Static RAM)</text:span></text:p>
                    <text:list>
                      <text:list-item>
                        <text:p text:style-name="P28"><text:span text:style-name="T2">Expensive, fast</text:span></text:p>
                      </text:list-item>
                      <text:list-item>
                        <text:p text:style-name="P28"><text:span text:style-name="T2">Used for cache memory</text:span></text:p>
                      </text:list-item>
                    </text:list>
                  </text:list-item>
                  <text:list-item>
                    <text:p text:style-name="P15"><text:span text:style-name="T2">DRAM (Dynamic RAM)</text:span></text:p>
                    <text:list>
                      <text:list-item>
                        <text:p text:style-name="P28"><text:span text:style-name="T2">Cheaper, slower</text:span></text:p>
                      </text:list-item>
                      <text:list-item>
                        <text:p text:style-name="P28"><text:span text:style-name="T2">Used for dynamic memory (what we usually call “RAM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0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nhanced DRAMs" draw:style-name="dp1" draw:master-page-name="Title_20_Slide" presentation:presentation-page-layout-name="AL2T11">
        <office:forms form:automatic-focus="false" form:apply-design-mode="false"/>
        <draw:frame draw:name="Rectangle 102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E</text:span><text:span text:style-name="T1">n</text:span><text:span text:style-name="T1">h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D</text:span><text:span text:style-name="T1">R</text:span><text:span text:style-name="T1">A</text:span><text:span text:style-name="T1">M</text:span><text:span text:style-name="T1">s</text:span></text:p>
          </draw:text-box>
        </draw:frame>
        <draw:frame draw:name="Rectangle 1029" presentation:style-name="pr9" draw:text-style-name="P11" draw:layer="layout" svg:width="23.873cm" svg:height="14.207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6">Basic DRAM cell has not changed since its invention in </text:span><text:span text:style-name="T6">1966.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Commercialized by Intel in 1970. </text:span></text:p>
                  </text:list-item>
                </text:list>
              </text:list-item>
              <text:list-item>
                <text:p text:style-name="P14"><text:span text:style-name="T6">DRAM cores with better interface logic and faster I/O </text:span></text:p>
                <text:list>
                  <text:list-item>
                    <text:p text:style-name="P15"><text:span text:style-name="T2">Synchronous DRAM (</text:span><text:span text:style-name="T24">SDRAM</text:span><text:span text:style-name="T2">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">Uses a conventional clock signal instead of asynchronous </text:span><text:span text:style-name="T2">control</text:span></text:p>
                      </text:list-item>
                      <text:list-item>
                        <text:p text:style-name="P15"><text:span text:style-name="T2">Allows reuse of the row addresses (e.g., RAS, CAS, CAS, CAS)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2"/></text:p>
            <text:list text:continue-numbering="true" text:style-name="L5">
              <text:list-item>
                <text:list>
                  <text:list-item>
                    <text:p text:style-name="P15"><text:span text:style-name="T2">Double data-rate synchronous DRAM (</text:span><text:span text:style-name="T24">DDR SDRAM</text:span><text:span text:style-name="T2">)</text:span></text:p>
                    <text:list>
                      <text:list-item>
                        <text:p text:style-name="P15"><text:span text:style-name="T2">Double edge clocking sends two bits per cycle per pin</text:span></text:p>
                      </text:list-item>
                      <text:list-item>
                        <text:p text:style-name="P15"><text:span text:style-name="T2">Different types distinguished by size of small prefetch buffer: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24">DDR</text:span><text:span text:style-name="T2"> (2 bits), </text:span><text:span text:style-name="T24">DDR2</text:span><text:span text:style-name="T2"> (4 bits), </text:span><text:span text:style-name="T24">DDR3</text:span><text:span text:style-name="T2"> (8 bits)</text:span></text:p>
                          </text:list-item>
                        </text:list>
                      </text:list-item>
                      <text:list-item>
                        <text:p text:style-name="P15"><text:span text:style-name="T2">By 2010, standard for most server and desktop systems</text:span></text:p>
                      </text:list-item>
                      <text:list-item>
                        <text:p text:style-name="P15"><text:span text:style-name="T2">Intel Core i7 supports only DDR3 SDRAM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2"/></text:p>
            <text:p text:style-name="P28"><text:span text:style-name="T2"/></text:p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1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raditional Bus Structure Connecting &#10;CPU and Memory" draw:style-name="dp1" draw:master-page-name="Title_20_Slide" presentation:presentation-page-layout-name="AL2T11">
        <office:forms form:automatic-focus="false" form:apply-design-mode="false"/>
        <draw:frame draw:name="Rectangle 26" presentation:style-name="pr10" draw:text-style-name="P2" draw:layer="layout" svg:width="24.407cm" svg:height="2.116cm" svg:x="0.992cm" svg:y="1.21cm" presentation:class="title" presentation:user-transformed="true">
          <draw:text-box>
            <text:p text:style-name="P9"><text:span text:style-name="T1">T</text:span><text:span text:style-name="T1">r</text:span><text:span text:style-name="T1">a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B</text:span><text:span text:style-name="T1">u</text:span><text:span text:style-name="T1">s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<text:line-break/></text:span><text:span text:style-name="T1">C</text:span><text:span text:style-name="T1">P</text:span><text:span text:style-name="T1">U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/draw:text-box>
        </draw:frame>
        <draw:frame draw:name="Rectangle 27" presentation:style-name="pr8" draw:text-style-name="P11" draw:layer="layout" svg:width="21.933cm" svg:height="13.81cm" svg:x="1.102cm" svg:y="4.18cm" presentation:class="outline" presentation:user-transformed="true">
          <draw:text-box>
            <text:list text:style-name="L3">
              <text:list-item>
                <text:p text:style-name="P14"><text:span text:style-name="T6">A </text:span><text:span text:style-name="T25">bus</text:span><text:span text:style-name="T6"> is a collection of parallel wires that carry address, </text:span><text:span text:style-name="T6">data, and control signals.</text:span></text:p>
              </text:list-item>
              <text:list-item>
                <text:p text:style-name="P14"><text:span text:style-name="T6">Buses are typically shared by multiple devices.</text:span></text:p>
              </text:list-item>
            </text:list>
          </draw:text-box>
        </draw:frame>
        <draw:custom-shape draw:name="Rectangle 5" draw:style-name="gr13" draw:text-style-name="P11" draw:layer="layout" svg:width="2.914cm" svg:height="2.927cm" svg:x="21.215cm" svg:y="14.825cm">
          <text:p text:style-name="P29"><text:span text:style-name="T26">Main</text:span></text:p>
          <text:p text:style-name="P29"><text:span text:style-name="T2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4" draw:text-style-name="P30" draw:layer="layout" svg:width="4.779cm" svg:height="1.71cm" svg:x="16.334cm" svg:y="15.311cm">
          <text:p/>
          <draw:enhanced-geometry draw:mirror-horizontal="false" draw:mirror-vertical="false" svg:viewBox="0 0 0 0" draw:text-areas="?f12 ?f8 ?f13 ?f9" draw:type="ooxml-leftRightArrow" draw:modifiers="50000 55876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aximum="?f1" draw:handle-range-x-minimum="0"/>
          </draw:enhanced-geometry>
        </draw:custom-shape>
        <draw:custom-shape draw:name="Rectangle 7" draw:style-name="gr13" draw:text-style-name="P11" draw:layer="layout" svg:width="2.914cm" svg:height="1.851cm" svg:x="13.401cm" svg:y="15.412cm">
          <text:p text:style-name="P29"><text:span text:style-name="T26">I/O </text:span></text:p>
          <text:p text:style-name="P29"><text:span text:style-name="T26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14" draw:text-style-name="P30" draw:layer="layout" svg:width="4.656cm" svg:height="1.71cm" svg:x="8.731cm" svg:y="15.311cm">
          <text:p/>
          <draw:enhanced-geometry draw:mirror-horizontal="false" draw:mirror-vertical="false" svg:viewBox="0 0 0 0" draw:text-areas="?f12 ?f8 ?f13 ?f9" draw:type="ooxml-leftRightArrow" draw:modifiers="50000 54433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aximum="?f1" draw:handle-range-x-minimum="0"/>
          </draw:enhanced-geometry>
        </draw:custom-shape>
        <draw:custom-shape draw:name="Rectangle 9" draw:style-name="gr13" draw:text-style-name="P11" draw:layer="layout" svg:width="6.005cm" svg:height="1.851cm" svg:x="2.641cm" svg:y="15.412cm">
          <text:p text:style-name="P29"><text:span text:style-name="T26">Bus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12" draw:layer="layout" svg:width="2.191cm" svg:height="0.488cm" svg:x="5.578cm" svg:y="11.1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12" draw:layer="layout" svg:width="2.191cm" svg:height="0.488cm" svg:x="5.578cm" svg:y="11.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12" draw:layer="layout" svg:width="2.191cm" svg:height="0.484cm" svg:x="5.578cm" svg:y="12.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5" draw:text-style-name="P12" draw:layer="layout" svg:width="2.191cm" svg:height="0.488cm" svg:x="5.578cm" svg:y="12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5" draw:text-style-name="P12" draw:layer="layout" svg:width="2.191cm" svg:height="0.488cm" svg:x="5.578cm" svg:y="13.1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5" draw:text-style-name="P12" draw:layer="layout" svg:width="1.423cm" svg:height="1.22cm" svg:x="8.057cm" svg:y="11.161cm">
          <text:p/>
          <draw:enhanced-geometry draw:mirror-horizontal="false" draw:mirror-vertical="false" svg:viewBox="0 0 0 0" draw:text-areas="0 ?f8 ?f12 ?f9" draw:type="ooxml-rightArrow" draw:modifiers="50000 2915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aximum="?f1" draw:handle-range-x-minimum="0"/>
          </draw:enhanced-geometry>
        </draw:custom-shape>
        <draw:custom-shape draw:name="AutoShape 16" draw:style-name="gr15" draw:text-style-name="P12" draw:layer="layout" svg:width="1.423cm" svg:height="1.22cm" svg:x="7.762cm" svg:y="12.383cm">
          <text:p/>
          <draw:enhanced-geometry draw:mirror-horizontal="true" draw:mirror-vertical="false" svg:viewBox="0 0 0 0" draw:text-areas="0 ?f8 ?f12 ?f9" draw:type="ooxml-rightArrow" draw:modifiers="50000 2915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aximum="?f1" draw:handle-range-x-minimum="0"/>
          </draw:enhanced-geometry>
        </draw:custom-shape>
        <draw:custom-shape draw:name="Rectangle 17" draw:style-name="gr13" draw:text-style-name="P11" draw:layer="layout" svg:width="1.706cm" svg:height="3.417cm" svg:x="9.481cm" svg:y="10.676cm">
          <text:p text:style-name="P29"><text:span text:style-name="T26">A</text:span><text:span text:style-name="T26">L</text:span><text:span text:style-name="T26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6" draw:text-style-name="P11" draw:layer="layout" svg:width="3.145cm" svg:height="0.928cm" svg:x="5.136cm" svg:y="10.204cm">
          <text:p text:style-name="P17"><text:span text:style-name="T26">R</text:span><text:span text:style-name="T26">e</text:span><text:span text:style-name="T26">g</text:span><text:span text:style-name="T26">i</text:span><text:span text:style-name="T26">s</text:span><text:span text:style-name="T26">t</text:span><text:span text:style-name="T26">e</text:span><text:span text:style-name="T26">r </text:span><text:span text:style-name="T26">fi</text:span><text:span text:style-name="T26">l</text:span><text:span text:style-name="T2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15" draw:text-style-name="P12" draw:layer="layout" svg:width="1.953cm" svg:height="1.463cm" svg:x="5.816cm" svg:y="13.847cm">
          <text:p/>
          <draw:enhanced-geometry draw:mirror-horizontal="false" draw:mirror-vertical="false" svg:viewBox="0 0 0 0" draw:text-areas="?f8 ?f12 ?f9 ?f13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custom-shape draw:name="Rectangle 20" draw:style-name="gr17" draw:text-style-name="P12" draw:layer="layout" svg:width="9.52cm" svg:height="7.813cm" svg:x="2.156cm" svg:y="9.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6" draw:text-style-name="P11" draw:layer="layout" svg:width="2.56cm" svg:height="0.928cm" svg:x="2.295cm" svg:y="9.034cm">
          <text:p text:style-name="P17"><text:span text:style-name="T26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6" draw:text-style-name="P11" draw:layer="layout" svg:width="3.085cm" svg:height="0.928cm" svg:x="12.102cm" svg:y="13.189cm">
          <text:p text:style-name="P17"><text:span text:style-name="T26">S</text:span><text:span text:style-name="T26">y</text:span><text:span text:style-name="T26">s</text:span><text:span text:style-name="T26">t</text:span><text:span text:style-name="T26">e</text:span><text:span text:style-name="T26">m</text:span><text:span text:style-name="T26"> </text:span><text:span text:style-name="T26">b</text:span><text:span text:style-name="T26">u</text:span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8" draw:text-style-name="P12" draw:layer="layout" svg:x1="13.387cm" svg:y1="14.093cm" svg:x2="11.187cm" svg:y2="15.557cm">
          <text:p/>
        </draw:line>
        <draw:custom-shape draw:name="Text Box 24" draw:style-name="gr16" draw:text-style-name="P11" draw:layer="layout" svg:width="3.234cm" svg:height="0.928cm" svg:x="16.738cm" svg:y="13.189cm">
          <text:p text:style-name="P17"><text:span text:style-name="T26">M</text:span><text:span text:style-name="T26">e</text:span><text:span text:style-name="T26">m</text:span><text:span text:style-name="T26">o</text:span><text:span text:style-name="T26">r</text:span><text:span text:style-name="T26">y </text:span><text:span text:style-name="T26">b</text:span><text:span text:style-name="T26">u</text:span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18" draw:text-style-name="P12" draw:layer="layout" svg:x1="18.512cm" svg:y1="14.093cm" svg:x2="18.513cm" svg:y2="15.557cm">
          <text:p/>
        </draw:line>
        <presentation:notes draw:style-name="dp2">
          <draw:page-thumbnail draw:name="Rectangle 2" draw:style-name="gr1" draw:layer="layout" svg:width="13.968cm" svg:height="10.476cm" svg:x="3.81cm" svg:y="2.123cm" draw:page-number="12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Read Transaction (1)" draw:style-name="dp1" draw:master-page-name="Title_20_Slide" presentation:presentation-page-layout-name="AL2T11">
        <office:forms form:automatic-focus="false" form:apply-design-mode="false"/>
        <draw:frame draw:name="Rectangle 32" presentation:style-name="pr1" draw:text-style-name="P2" draw:layer="layout" svg:width="21.088cm" svg:height="2.116cm" svg:x="1.01cm" svg:y="1.27cm" presentation:class="title" presentation:user-transformed="true">
          <draw:text-box>
            <text:p text:style-name="P9"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R</text:span><text:span text:style-name="T11">e</text:span><text:span text:style-name="T11">a</text:span><text:span text:style-name="T11">d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(</text:span><text:span text:style-name="T11">1</text:span><text:span text:style-name="T11">)</text:span></text:p>
          </draw:text-box>
        </draw:frame>
        <draw:frame draw:name="Rectangle 33" presentation:style-name="pr8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6">CPU places address A on the memory bus.</text:span></text:p>
              </text:list-item>
            </text:list>
          </draw:text-box>
        </draw:frame>
        <draw:custom-shape draw:name="Rectangle 4" draw:style-name="gr15" draw:text-style-name="P12" draw:layer="layout" svg:width="2.526cm" svg:height="2.539cm" svg:x="18.799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14" draw:text-style-name="P30" draw:layer="layout" svg:width="4.144cm" svg:height="1.481cm" svg:x="14.565cm" svg:y="11.007cm">
          <text:p/>
          <draw:enhanced-geometry draw:mirror-horizontal="false" draw:mirror-vertical="false" svg:viewBox="0 0 0 0" draw:text-areas="?f12 ?f8 ?f13 ?f9" draw:type="ooxml-leftRightArrow" draw:modifiers="50000 55952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aximum="?f1" draw:handle-range-x-minimum="0"/>
          </draw:enhanced-geometry>
        </draw:custom-shape>
        <draw:custom-shape draw:name="Rectangle 6" draw:style-name="gr13" draw:text-style-name="P11" draw:layer="layout" svg:width="2.526cm" svg:height="1.604cm" svg:x="12.025cm" svg:y="11.095cm">
          <text:p text:style-name="P17"><text:span text:style-name="T26"><text:s/></text:span></text:p>
          <text:p text:style-name="P17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14" draw:text-style-name="P30" draw:layer="layout" svg:width="4.034cm" svg:height="1.481cm" svg:x="7.977cm" svg:y="11.007cm">
          <text:p/>
          <draw:enhanced-geometry draw:mirror-horizontal="false" draw:mirror-vertical="false" svg:viewBox="0 0 0 0" draw:text-areas="?f12 ?f8 ?f13 ?f9" draw:type="ooxml-leftRightArrow" draw:modifiers="50000 54464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aximum="?f1" draw:handle-range-x-minimum="0"/>
          </draw:enhanced-geometry>
        </draw:custom-shape>
        <draw:custom-shape draw:name="Rectangle 8" draw:style-name="gr15" draw:text-style-name="P12" draw:layer="layout" svg:width="1.9cm" svg:height="0.422cm" svg:x="5.243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2" draw:layer="layout" svg:width="1.9cm" svg:height="0.422cm" svg:x="5.243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12" draw:layer="layout" svg:width="1.9cm" svg:height="0.422cm" svg:x="5.24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12" draw:layer="layout" svg:width="1.9cm" svg:height="0.422cm" svg:x="5.24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12" draw:layer="layout" svg:width="1.9cm" svg:height="0.422cm" svg:x="5.243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15" draw:text-style-name="P12" draw:layer="layout" svg:width="1.234cm" svg:height="1.057cm" svg:x="7.391cm" svg:y="7.408cm">
          <text:p/>
          <draw:enhanced-geometry draw:mirror-horizontal="false" draw:mirror-vertical="false" svg:viewBox="0 0 0 0" draw:text-areas="0 ?f8 ?f12 ?f9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aximum="?f1" draw:handle-range-x-minimum="0"/>
          </draw:enhanced-geometry>
        </draw:custom-shape>
        <draw:custom-shape draw:name="AutoShape 14" draw:style-name="gr15" draw:text-style-name="P12" draw:layer="layout" svg:width="1.234cm" svg:height="1.057cm" svg:x="7.144cm" svg:y="8.467cm">
          <text:p/>
          <draw:enhanced-geometry draw:mirror-horizontal="true" draw:mirror-vertical="false" svg:viewBox="0 0 0 0" draw:text-areas="0 ?f8 ?f12 ?f9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aximum="?f1" draw:handle-range-x-minimum="0"/>
          </draw:enhanced-geometry>
        </draw:custom-shape>
        <draw:custom-shape draw:name="Rectangle 15" draw:style-name="gr13" draw:text-style-name="P11" draw:layer="layout" svg:width="1.481cm" svg:height="2.962cm" svg:x="8.625cm" svg:y="6.985cm">
          <text:p text:style-name="P29"><text:span text:style-name="T26">A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6" draw:text-style-name="P11" draw:layer="layout" svg:width="3.145cm" svg:height="0.928cm" svg:x="4.678cm" svg:y="6.52cm">
          <text:p text:style-name="P29"><text:span text:style-name="T26">Register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7" draw:style-name="gr15" draw:text-style-name="P12" draw:layer="layout" svg:width="1.692cm" svg:height="1.269cm" svg:x="5.45cm" svg:y="9.737cm">
          <text:p/>
          <draw:enhanced-geometry draw:mirror-horizontal="false" draw:mirror-vertical="false" svg:viewBox="0 0 0 0" draw:text-areas="?f8 ?f12 ?f9 ?f13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line draw:name="Line 18" draw:style-name="gr19" draw:text-style-name="P12" draw:layer="layout" svg:x1="7.792cm" svg:y1="12.953cm" svg:x2="18.799cm" svg:y2="12.954cm">
          <text:p/>
        </draw:line>
        <draw:custom-shape draw:name="Rectangle 19" draw:style-name="gr20" draw:text-style-name="P31" draw:layer="layout" svg:width="5.202cm" svg:height="1.604cm" svg:x="2.699cm" svg:y="11.095cm">
          <text:p text:style-name="P29"><text:span text:style-name="T26">Bus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6" draw:text-style-name="P11" draw:layer="layout" svg:width="0.837cm" svg:height="0.928cm" svg:x="16.042cm" svg:y="10.586cm">
          <text:p text:style-name="P29"><text:span text:style-name="T2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6" draw:text-style-name="P11" draw:layer="layout" svg:width="0.761cm" svg:height="0.928cm" svg:x="21.348cm" svg:y="10.247cm">
          <text:p text:style-name="P17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6" draw:text-style-name="P11" draw:layer="layout" svg:width="0.837cm" svg:height="0.928cm" svg:x="21.312cm" svg:y="11.645cm">
          <text:p text:style-name="P17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3" draw:text-style-name="P11" draw:layer="layout" svg:width="2.539cm" svg:height="0.422cm" svg:x="18.785cm" svg:y="11.897cm">
          <text:p text:style-name="P29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6" draw:text-style-name="P11" draw:layer="layout" svg:width="3.488cm" svg:height="0.928cm" svg:x="18.222cm" svg:y="9.651cm">
          <text:p text:style-name="P29"><text:span text:style-name="T26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6" draw:text-style-name="P11" draw:layer="layout" svg:width="2.658cm" svg:height="0.928cm" svg:x="11.968cm" svg:y="10.286cm">
          <text:p text:style-name="P29"><text:span text:style-name="T26">I/O 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6" draw:text-style-name="P11" draw:layer="layout" svg:width="1.608cm" svg:height="0.928cm" svg:x="3.475cm" svg:y="8.337cm">
          <text:p text:style-name="P29"><text:span text:style-name="T26">%r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1" draw:text-style-name="P11" draw:layer="layout" svg:width="8.203cm" svg:height="1.603cm" svg:x="12.902cm" svg:y="6.773cm">
          <text:p text:style-name="P17"><text:span text:style-name="T29">Load operation</text:span><text:span text:style-name="T26">:</text:span><text:span text:style-name="T30"> </text:span><text:span text:style-name="T31">movq A, %rax</text:span></text:p>
          <text:p text:style-name="P17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13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Read Transaction (2)" draw:style-name="dp1" draw:master-page-name="Title_20_Slide" presentation:presentation-page-layout-name="AL2T11">
        <office:forms form:automatic-focus="false" form:apply-design-mode="false"/>
        <draw:frame draw:name="Rectangle 2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R</text:span><text:span text:style-name="T11">e</text:span><text:span text:style-name="T11">a</text:span><text:span text:style-name="T11">d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(</text:span><text:span text:style-name="T11">2</text:span><text:span text:style-name="T11">)</text:span></text:p>
          </draw:text-box>
        </draw:frame>
        <draw:frame draw:name="Rectangle 29" presentation:style-name="pr8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6">Main memory reads A from the memory bus, retrieves </text:span><text:span text:style-name="T6">word x, and places it on the bus.</text:span></text:p>
              </text:list-item>
            </text:list>
          </draw:text-box>
        </draw:frame>
        <draw:custom-shape draw:name="AutoShape 4" draw:style-name="gr14" draw:text-style-name="P30" draw:layer="layout" svg:width="4.144cm" svg:height="1.481cm" svg:x="14.579cm" svg:y="10.998cm">
          <text:p/>
          <draw:enhanced-geometry draw:mirror-horizontal="false" draw:mirror-vertical="false" svg:viewBox="0 0 0 0" draw:text-areas="?f12 ?f8 ?f13 ?f9" draw:type="ooxml-leftRightArrow" draw:modifiers="50000 55952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aximum="?f1" draw:handle-range-x-minimum="0"/>
          </draw:enhanced-geometry>
        </draw:custom-shape>
        <draw:custom-shape draw:name="Rectangle 5" draw:style-name="gr15" draw:text-style-name="P12" draw:layer="layout" svg:width="2.526cm" svg:height="1.604cm" svg:x="12.03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4" draw:text-style-name="P30" draw:layer="layout" svg:width="4.034cm" svg:height="1.481cm" svg:x="7.99cm" svg:y="10.998cm">
          <text:p/>
          <draw:enhanced-geometry draw:mirror-horizontal="false" draw:mirror-vertical="false" svg:viewBox="0 0 0 0" draw:text-areas="?f12 ?f8 ?f13 ?f9" draw:type="ooxml-leftRightArrow" draw:modifiers="50000 54464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aximum="?f1" draw:handle-range-x-minimum="0"/>
          </draw:enhanced-geometry>
        </draw:custom-shape>
        <draw:custom-shape draw:name="Rectangle 7" draw:style-name="gr15" draw:text-style-name="P12" draw:layer="layout" svg:width="1.9cm" svg:height="0.422cm" svg:x="5.256cm" svg:y="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12" draw:layer="layout" svg:width="1.9cm" svg:height="0.422cm" svg:x="5.256cm" svg:y="7.8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2" draw:layer="layout" svg:width="1.9cm" svg:height="0.422cm" svg:x="5.256cm" svg:y="8.2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5" draw:text-style-name="P12" draw:layer="layout" svg:width="1.9cm" svg:height="0.422cm" svg:x="5.256cm" svg:y="8.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12" draw:layer="layout" svg:width="1.9cm" svg:height="0.422cm" svg:x="5.256cm" svg:y="9.0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15" draw:text-style-name="P12" draw:layer="layout" svg:width="1.234cm" svg:height="1.057cm" svg:x="7.404cm" svg:y="7.4cm">
          <text:p/>
          <draw:enhanced-geometry draw:mirror-horizontal="false" draw:mirror-vertical="false" svg:viewBox="0 0 0 0" draw:text-areas="0 ?f8 ?f12 ?f9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aximum="?f1" draw:handle-range-x-minimum="0"/>
          </draw:enhanced-geometry>
        </draw:custom-shape>
        <draw:custom-shape draw:name="AutoShape 13" draw:style-name="gr15" draw:text-style-name="P12" draw:layer="layout" svg:width="1.234cm" svg:height="1.057cm" svg:x="7.157cm" svg:y="8.458cm">
          <text:p/>
          <draw:enhanced-geometry draw:mirror-horizontal="true" draw:mirror-vertical="false" svg:viewBox="0 0 0 0" draw:text-areas="0 ?f8 ?f12 ?f9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aximum="?f1" draw:handle-range-x-minimum="0"/>
          </draw:enhanced-geometry>
        </draw:custom-shape>
        <draw:custom-shape draw:name="Rectangle 14" draw:style-name="gr13" draw:text-style-name="P11" draw:layer="layout" svg:width="1.481cm" svg:height="2.962cm" svg:x="8.639cm" svg:y="6.976cm">
          <text:p text:style-name="P29"><text:span text:style-name="T26">A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6" draw:text-style-name="P11" draw:layer="layout" svg:width="3.145cm" svg:height="0.928cm" svg:x="4.713cm" svg:y="6.511cm">
          <text:p text:style-name="P17"><text:span text:style-name="T26">Register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15" draw:text-style-name="P12" draw:layer="layout" svg:width="1.692cm" svg:height="1.269cm" svg:x="5.464cm" svg:y="9.728cm">
          <text:p/>
          <draw:enhanced-geometry draw:mirror-horizontal="false" draw:mirror-vertical="false" svg:viewBox="0 0 0 0" draw:text-areas="?f8 ?f12 ?f9 ?f13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line draw:name="Line 17" draw:style-name="gr22" draw:text-style-name="P12" draw:layer="layout" svg:x1="7.805cm" svg:y1="12.953cm" svg:x2="18.812cm" svg:y2="12.954cm">
          <text:p/>
        </draw:line>
        <draw:custom-shape draw:name="Rectangle 18" draw:style-name="gr20" draw:text-style-name="P31" draw:layer="layout" svg:width="5.202cm" svg:height="1.604cm" svg:x="2.712cm" svg:y="11.086cm">
          <text:p text:style-name="P29"><text:span text:style-name="T26">Bus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6" draw:text-style-name="P11" draw:layer="layout" svg:width="0.761cm" svg:height="0.928cm" svg:x="16.096cm" svg:y="10.365cm">
          <text:p text:style-name="P29"><text:span text:style-name="T2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5" draw:text-style-name="P12" draw:layer="layout" svg:width="2.526cm" svg:height="2.539cm" svg:x="18.812cm" svg:y="10.5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6" draw:text-style-name="P11" draw:layer="layout" svg:width="0.761cm" svg:height="0.928cm" svg:x="21.361cm" svg:y="10.238cm">
          <text:p text:style-name="P17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6" draw:text-style-name="P11" draw:layer="layout" svg:width="0.837cm" svg:height="0.928cm" svg:x="21.325cm" svg:y="11.636cm">
          <text:p text:style-name="P17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3" draw:text-style-name="P11" draw:layer="layout" svg:width="2.539cm" svg:height="0.422cm" svg:x="18.799cm" svg:y="11.889cm">
          <text:p text:style-name="P29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3" draw:text-style-name="P11" draw:layer="layout" svg:width="3.665cm" svg:height="0.928cm" svg:x="18.203cm" svg:y="9.648cm">
          <text:p text:style-name="P29"><text:span text:style-name="T26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6" draw:text-style-name="P11" draw:layer="layout" svg:width="1.608cm" svg:height="0.928cm" svg:x="3.488cm" svg:y="8.372cm">
          <text:p text:style-name="P29"><text:span text:style-name="T26">%r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16" draw:text-style-name="P11" draw:layer="layout" svg:width="2.658cm" svg:height="0.928cm" svg:x="11.981cm" svg:y="10.321cm">
          <text:p text:style-name="P29"><text:span text:style-name="T26">I/O 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1" draw:text-style-name="P11" draw:layer="layout" svg:width="8.203cm" svg:height="1.603cm" svg:x="12.955cm" svg:y="6.853cm">
          <text:p text:style-name="P17"><text:span text:style-name="T29">Load operation</text:span><text:span text:style-name="T26">:</text:span><text:span text:style-name="T30"> </text:span><text:span text:style-name="T31">movq A, %rax</text:span></text:p>
          <text:p text:style-name="P17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14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Read Transaction (3)" draw:style-name="dp1" draw:master-page-name="Title_20_Slide" presentation:presentation-page-layout-name="AL2T11">
        <office:forms form:automatic-focus="false" form:apply-design-mode="false"/>
        <draw:frame draw:name="Rectangle 27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R</text:span><text:span text:style-name="T11">e</text:span><text:span text:style-name="T11">a</text:span><text:span text:style-name="T11">d</text:span><text:span text:style-name="T11"> </text:span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(</text:span><text:span text:style-name="T11">3</text:span><text:span text:style-name="T11">)</text:span></text:p>
          </draw:text-box>
        </draw:frame>
        <draw:frame draw:name="Rectangle 28" presentation:style-name="pr8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6">CPU read word x from the bus and copies it into register </text:span><text:span text:style-name="T6">%rax.</text:span></text:p>
              </text:list-item>
            </text:list>
          </draw:text-box>
        </draw:frame>
        <draw:custom-shape draw:name="AutoShape 4" draw:style-name="gr14" draw:text-style-name="P30" draw:layer="layout" svg:width="4.144cm" svg:height="1.481cm" svg:x="14.579cm" svg:y="11.007cm">
          <text:p/>
          <draw:enhanced-geometry draw:mirror-horizontal="false" draw:mirror-vertical="false" svg:viewBox="0 0 0 0" draw:text-areas="?f12 ?f8 ?f13 ?f9" draw:type="ooxml-leftRightArrow" draw:modifiers="50000 55952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aximum="?f1" draw:handle-range-x-minimum="0"/>
          </draw:enhanced-geometry>
        </draw:custom-shape>
        <draw:custom-shape draw:name="Rectangle 5" draw:style-name="gr15" draw:text-style-name="P12" draw:layer="layout" svg:width="2.526cm" svg:height="1.604cm" svg:x="12.039cm" svg:y="11.0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4" draw:text-style-name="P30" draw:layer="layout" svg:width="4.034cm" svg:height="1.481cm" svg:x="7.99cm" svg:y="11.007cm">
          <text:p/>
          <draw:enhanced-geometry draw:mirror-horizontal="false" draw:mirror-vertical="false" svg:viewBox="0 0 0 0" draw:text-areas="?f12 ?f8 ?f13 ?f9" draw:type="ooxml-leftRightArrow" draw:modifiers="50000 54464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aximum="?f1" draw:handle-range-x-minimum="0"/>
          </draw:enhanced-geometry>
        </draw:custom-shape>
        <draw:custom-shape draw:name="Rectangle 7" draw:style-name="gr15" draw:text-style-name="P12" draw:layer="layout" svg:width="1.9cm" svg:height="0.422cm" svg:x="5.256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12" draw:layer="layout" svg:width="1.9cm" svg:height="0.422cm" svg:x="5.256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2" draw:layer="layout" svg:width="1.9cm" svg:height="0.422cm" svg:x="5.256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1" draw:layer="layout" svg:width="1.9cm" svg:height="0.422cm" svg:x="5.256cm" svg:y="8.678cm">
          <text:p text:style-name="P29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5" draw:text-style-name="P12" draw:layer="layout" svg:width="1.9cm" svg:height="0.422cm" svg:x="5.256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15" draw:text-style-name="P12" draw:layer="layout" svg:width="1.234cm" svg:height="1.057cm" svg:x="7.404cm" svg:y="7.408cm">
          <text:p/>
          <draw:enhanced-geometry draw:mirror-horizontal="false" draw:mirror-vertical="false" svg:viewBox="0 0 0 0" draw:text-areas="0 ?f8 ?f12 ?f9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aximum="?f1" draw:handle-range-x-minimum="0"/>
          </draw:enhanced-geometry>
        </draw:custom-shape>
        <draw:custom-shape draw:name="AutoShape 13" draw:style-name="gr15" draw:text-style-name="P12" draw:layer="layout" svg:width="1.234cm" svg:height="1.057cm" svg:x="7.157cm" svg:y="8.467cm">
          <text:p/>
          <draw:enhanced-geometry draw:mirror-horizontal="true" draw:mirror-vertical="false" svg:viewBox="0 0 0 0" draw:text-areas="0 ?f8 ?f12 ?f9" draw:type="ooxml-rightArrow" draw:modifiers="50000 2916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aximum="?f1" draw:handle-range-x-minimum="0"/>
          </draw:enhanced-geometry>
        </draw:custom-shape>
        <draw:custom-shape draw:name="Rectangle 14" draw:style-name="gr13" draw:text-style-name="P11" draw:layer="layout" svg:width="1.481cm" svg:height="2.962cm" svg:x="8.639cm" svg:y="6.985cm">
          <text:p text:style-name="P17"><text:span text:style-name="T26">A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6" draw:text-style-name="P11" draw:layer="layout" svg:width="3.145cm" svg:height="0.928cm" svg:x="4.713cm" svg:y="6.52cm">
          <text:p text:style-name="P17"><text:span text:style-name="T26">Register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15" draw:text-style-name="P12" draw:layer="layout" svg:width="1.692cm" svg:height="1.269cm" svg:x="5.464cm" svg:y="9.737cm">
          <text:p/>
          <draw:enhanced-geometry draw:mirror-horizontal="false" draw:mirror-vertical="false" svg:viewBox="0 0 0 0" draw:text-areas="?f8 ?f12 ?f9 ?f13" draw:type="ooxml-upDownArrow" draw:modifiers="50000 2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custom-shape draw:name="Rectangle 17" draw:style-name="gr20" draw:text-style-name="P31" draw:layer="layout" svg:width="5.202cm" svg:height="1.604cm" svg:x="2.712cm" svg:y="11.095cm">
          <text:p text:style-name="P29"><text:span text:style-name="T26">Bus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9" draw:text-style-name="P12" draw:layer="layout" svg:x1="6.31cm" svg:y1="11.218cm" svg:x2="6.311cm" svg:y2="9.101cm">
          <text:p/>
        </draw:line>
        <draw:custom-shape draw:name="Rectangle 19" draw:style-name="gr15" draw:text-style-name="P12" draw:layer="layout" svg:width="2.526cm" svg:height="2.539cm" svg:x="18.812cm" svg:y="10.5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1" draw:layer="layout" svg:width="2.539cm" svg:height="0.422cm" svg:x="18.799cm" svg:y="11.897cm">
          <text:p text:style-name="P29"><text:span text:style-name="T2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23" draw:text-style-name="P11" draw:layer="layout" svg:width="4.163cm" svg:height="0.928cm" svg:x="17.992cm" svg:y="9.648cm">
          <text:p text:style-name="P29"><text:span text:style-name="T26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16" draw:text-style-name="P11" draw:layer="layout" svg:width="0.761cm" svg:height="0.928cm" svg:x="21.361cm" svg:y="10.203cm">
          <text:p text:style-name="P17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6" draw:text-style-name="P11" draw:layer="layout" svg:width="0.837cm" svg:height="0.928cm" svg:x="21.325cm" svg:y="11.601cm">
          <text:p text:style-name="P17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6" draw:text-style-name="P11" draw:layer="layout" svg:width="1.608cm" svg:height="0.928cm" svg:x="3.488cm" svg:y="8.337cm">
          <text:p text:style-name="P29"><text:span text:style-name="T26">%r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6" draw:text-style-name="P11" draw:layer="layout" svg:width="2.658cm" svg:height="0.928cm" svg:x="11.981cm" svg:y="10.286cm">
          <text:p text:style-name="P29"><text:span text:style-name="T26">I/O 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1" draw:text-style-name="P11" draw:layer="layout" svg:width="8.203cm" svg:height="0.927cm" svg:x="12.955cm" svg:y="6.773cm">
          <text:p text:style-name="P17"><text:span text:style-name="T29">Load operation</text:span><text:span text:style-name="T26">:</text:span><text:span text:style-name="T30"> </text:span><text:span text:style-name="T31">movq A, %r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15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RAM vs DRAM Summary" draw:style-name="dp1" draw:master-page-name="Title_20_Slide" presentation:presentation-page-layout-name="AL2T11">
        <office:forms form:automatic-focus="false" form:apply-design-mode="false"/>
        <draw:frame draw:name="Rectangle 1030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S</text:span><text:span text:style-name="T1">R</text:span><text:span text:style-name="T1">A</text:span><text:span text:style-name="T1">M</text:span><text:span text:style-name="T1"> </text:span><text:span text:style-name="T1">v</text:span><text:span text:style-name="T1">s </text:span><text:span text:style-name="T1">D</text:span><text:span text:style-name="T1">R</text:span><text:span text:style-name="T1">A</text:span><text:span text:style-name="T1">M</text:span><text:span text:style-name="T1"> </text:span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/text:p>
          </draw:text-box>
        </draw:frame>
        <draw:custom-shape draw:name="Text Box 1028" draw:style-name="gr24" draw:text-style-name="P11" draw:layer="layout" svg:width="23.917cm" svg:height="6.18cm" svg:x="1.058cm" svg:y="6.562cm">
          <text:p text:style-name="P17"><text:span text:style-name="T32"><text:tab/></text:span><text:span text:style-name="T32"><text:tab/></text:span><text:span text:style-name="T33">Trans.</text:span><text:span text:style-name="T33"><text:tab/></text:span><text:span text:style-name="T33">Access</text:span><text:span text:style-name="T33"><text:tab/></text:span><text:span text:style-name="T33">Needs</text:span><text:span text:style-name="T33"><text:tab/></text:span><text:span text:style-name="T33">Needs</text:span><text:span text:style-name="T33"><text:tab/></text:span><text:span text:style-name="T33"><text:tab/></text:span></text:p>
          <text:p text:style-name="P17"><text:span text:style-name="T33"><text:tab/></text:span><text:span text:style-name="T33"><text:tab/></text:span><text:span text:style-name="T33">per bit</text:span><text:span text:style-name="T33"><text:tab/></text:span><text:span text:style-name="T33"> time</text:span><text:span text:style-name="T33"><text:tab/></text:span><text:span text:style-name="T33">refresh?</text:span><text:span text:style-name="T33"><text:tab/></text:span><text:span text:style-name="T33">EDC?</text:span><text:span text:style-name="T33"><text:tab/></text:span><text:span text:style-name="T33">Cost</text:span><text:span text:style-name="T33"><text:tab/></text:span><text:span text:style-name="T33">Applications</text:span></text:p>
          <text:p text:style-name="P17"><text:span text:style-name="T32"/></text:p>
          <text:p text:style-name="P17"><text:span text:style-name="T32">SRAM</text:span><text:span text:style-name="T32"><text:tab/></text:span><text:span text:style-name="T32">4 or 6</text:span><text:span text:style-name="T32"><text:tab/></text:span><text:span text:style-name="T32">1X</text:span><text:span text:style-name="T32"><text:tab/></text:span><text:span text:style-name="T32"><text:tab/></text:span><text:span text:style-name="T32">No</text:span><text:span text:style-name="T32"><text:tab/></text:span><text:span text:style-name="T32"><text:tab/></text:span><text:span text:style-name="T32">Maybe</text:span><text:span text:style-name="T32"><text:tab/></text:span><text:span text:style-name="T32">100x</text:span><text:span text:style-name="T32"><text:tab/></text:span><text:span text:style-name="T32"><text:tab/></text:span><text:span text:style-name="T32">Cache memories</text:span></text:p>
          <text:p text:style-name="P17"><text:span text:style-name="T32"/></text:p>
          <text:p text:style-name="P17"><text:span text:style-name="T32">DRAM</text:span><text:span text:style-name="T32"><text:tab/></text:span><text:span text:style-name="T32">1</text:span><text:span text:style-name="T32"><text:tab/></text:span><text:span text:style-name="T32"><text:tab/></text:span><text:span text:style-name="T32">10X</text:span><text:span text:style-name="T32"><text:tab/></text:span><text:span text:style-name="T32"><text:tab/></text:span><text:span text:style-name="T32">Yes</text:span><text:span text:style-name="T32"><text:tab/></text:span><text:span text:style-name="T32"><text:tab/></text:span><text:span text:style-name="T32">Yes</text:span><text:span text:style-name="T32"><text:tab/></text:span><text:span text:style-name="T32"><text:tab/></text:span><text:span text:style-name="T32">1X</text:span><text:span text:style-name="T32"><text:tab/></text:span><text:span text:style-name="T32"><text:tab/></text:span><text:span text:style-name="T32">Main memories,</text:span></text:p>
          <text:p text:style-name="P17"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Frame buf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9" draw:style-name="gr25" draw:text-style-name="P12" draw:layer="layout" svg:x1="1.058cm" svg:y1="8.678cm" svg:x2="24.976cm" svg:y2="8.679cm">
          <text:p/>
        </draw:line>
        <presentation:notes draw:style-name="dp2">
          <draw:page-thumbnail draw:name="Rectangle 2" draw:style-name="gr1" draw:layer="layout" svg:width="13.968cm" svg:height="10.476cm" svg:x="3.81cm" svg:y="2.123cm" draw:page-number="16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volatile Memories" draw:style-name="dp1" draw:master-page-name="Title_20_Slide" presentation:presentation-page-layout-name="AL2T11">
        <office:forms form:automatic-focus="false" form:apply-design-mode="false"/>
        <draw:frame draw:name="Rectangle 1028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N</text:span><text:span text:style-name="T1">o</text:span><text:span text:style-name="T1">n</text:span><text:span text:style-name="T1">v</text:span><text:span text:style-name="T1">o</text:span><text:span text:style-name="T1">l</text:span><text:span text:style-name="T1">a</text:span><text:span text:style-name="T1">t</text:span><text:span text:style-name="T1">i</text:span><text:span text:style-name="T1">l</text:span><text:span text:style-name="T1">e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e</text:span><text:span text:style-name="T1">s</text:span></text:p>
          </draw:text-box>
        </draw:frame>
        <draw:frame draw:name="Rectangle 1029" presentation:style-name="pr9" draw:text-style-name="P11" draw:layer="layout" svg:width="21.933cm" svg:height="14.63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6">DRAM and SRAM are volatile memori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Lose information if powered off.</text:span></text:p>
                  </text:list-item>
                </text:list>
              </text:list-item>
              <text:list-item>
                <text:p text:style-name="P14"><text:span text:style-name="T6">Nonvolatile memories retain value even if powered off</text:span></text:p>
                <text:list>
                  <text:list-item>
                    <text:p text:style-name="P15"><text:span text:style-name="T2">Read-only memory (</text:span><text:span text:style-name="T24">ROM</text:span><text:span text:style-name="T2">): programmed during production</text:span></text:p>
                  </text:list-item>
                  <text:list-item>
                    <text:p text:style-name="P15"><text:span text:style-name="T2">Programmable ROM (</text:span><text:span text:style-name="T24">PROM</text:span><text:span text:style-name="T2">): can be programmed once</text:span></text:p>
                  </text:list-item>
                  <text:list-item>
                    <text:p text:style-name="P15"><text:span text:style-name="T2">Eraseable PROM (</text:span><text:span text:style-name="T24">EPROM</text:span><text:span text:style-name="T2">): can be bulk erased (UV, X-Ray)</text:span></text:p>
                  </text:list-item>
                  <text:list-item>
                    <text:p text:style-name="P15"><text:span text:style-name="T2">Electrically eraseable PROM (</text:span><text:span text:style-name="T24">EEPROM</text:span><text:span text:style-name="T2">): electronic erase cap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2">Flash memory: EEPROMs. with partial (block-level) erase </text:span><text:span text:style-name="T2">capability</text:span></text:p>
                      </text:list-item>
                      <text:list-item>
                        <text:p text:style-name="P15"><text:span text:style-name="T2">Wears out after about 100,000 erasings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">Uses for Nonvolatile Memories</text:span></text:p>
                <text:list>
                  <text:list-item>
                    <text:p text:style-name="P15"><text:span text:style-name="T2">Firmware programs stored in a ROM (BIOS, controllers for disks, </text:span><text:span text:style-name="T2">network cards, graphics accelerators, security subsystems,…)</text:span></text:p>
                  </text:list-item>
                  <text:list-item>
                    <text:p text:style-name="P15"><text:span text:style-name="T2">Solid state disks (replace rotating disks in thumb drives, smart </text:span><text:span text:style-name="T2">phones, mp3 players, tablets, laptops,…)</text:span></text:p>
                  </text:list-item>
                  <text:list-item>
                    <text:p text:style-name="P15"><text:span text:style-name="T2">Disk caches</text:span></text:p>
                  </text:list-item>
                </text:list>
              </text:list-item>
            </text:list>
            <text:p text:style-name="P14"><text:span text:style-name="T6"/></text:p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17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olid State Disks (SSDs)" draw:style-name="dp1" draw:master-page-name="Title_20_Slide" presentation:presentation-page-layout-name="AL2T11">
        <office:forms form:automatic-focus="false" form:apply-design-mode="false"/>
        <draw:custom-shape draw:name="Rectangle 289" draw:style-name="gr26" draw:text-style-name="P32" draw:layer="layout" svg:width="19.896cm" svg:height="2.751cm" svg:x="2.752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1">S</text:span><text:span text:style-name="T11">o</text:span><text:span text:style-name="T11">l</text:span><text:span text:style-name="T11">i</text:span><text:span text:style-name="T11">d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D</text:span><text:span text:style-name="T11">i</text:span><text:span text:style-name="T11">s</text:span><text:span text:style-name="T11">k</text:span><text:span text:style-name="T11">s </text:span><text:span text:style-name="T11">(</text:span><text:span text:style-name="T11">S</text:span><text:span text:style-name="T11">S</text:span><text:span text:style-name="T11">D</text:span><text:span text:style-name="T11">s</text:span><text:span text:style-name="T11">) </text:span><text:span text:style-name="T11">u</text:span><text:span text:style-name="T11">s</text:span><text:span text:style-name="T11">e</text:span><text:span text:style-name="T11"> </text:span><text:span text:style-name="T11">f</text:span><text:span text:style-name="T11">l</text:span><text:span text:style-name="T11">a</text:span><text:span text:style-name="T11">s</text:span><text:span text:style-name="T11">h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/text:p>
          </draw:text-box>
        </draw:frame>
        <draw:frame draw:name="Content Placeholder 2" presentation:style-name="pr5" draw:text-style-name="P11" draw:layer="layout" svg:width="21.933cm" svg:height="5.291cm" svg:x="1.102cm" svg:y="13.123cm" presentation:class="outline" presentation:user-transformed="true">
          <draw:text-box>
            <text:list text:style-name="L3">
              <text:list-item>
                <text:p text:style-name="P14"><text:span text:style-name="T12">Pages: 512KB to 4KB, Blocks: 32 to 128 pages</text:span></text:p>
              </text:list-item>
              <text:list-item>
                <text:p text:style-name="P14"><text:span text:style-name="T12">Data read/written in units of pages. </text:span></text:p>
              </text:list-item>
              <text:list-item>
                <text:p text:style-name="P14"><text:span text:style-name="T12">Page can be written only after its block has been erased</text:span></text:p>
              </text:list-item>
              <text:list-item>
                <text:p text:style-name="P14"><text:span text:style-name="T12">A block wears out after about 100,000 repeated writes.</text:span></text:p>
              </text:list-item>
            </text:list>
          </draw:text-box>
        </draw:frame>
        <draw:custom-shape draw:name="AutoShape 238" draw:style-name="gr14" draw:text-style-name="P30" draw:layer="layout" svg:width="1.375cm" svg:height="1.904cm" svg:x="11.959cm" svg:y="4.463cm">
          <text:p/>
          <draw:enhanced-geometry draw:mirror-horizontal="false" draw:mirror-vertical="true" svg:viewBox="0 0 0 0" draw:text-areas="?f8 ?f12 ?f9 ?f13" draw:type="ooxml-upArrow" draw:modifiers="36667 44872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inimum="0" draw:handle-range-y-maximum="?f1"/>
          </draw:enhanced-geometry>
        </draw:custom-shape>
        <draw:custom-shape draw:name="Rectangle 239" draw:style-name="gr27" draw:text-style-name="P34" draw:layer="layout" svg:width="5.714cm" svg:height="1.445cm" svg:x="9.737cm" svg:y="6.685cm">
          <text:p text:style-name="P33"><text:span text:style-name="T34">Flash </text:span></text:p>
          <text:p text:style-name="P33"><text:span text:style-name="T34">translation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8" draw:style-name="gr28" draw:text-style-name="P12" draw:layer="layout" svg:x1="12.7cm" svg:y1="8.131cm" svg:x2="12.701cm" svg:y2="9.189cm">
          <text:p/>
        </draw:line>
        <draw:custom-shape draw:name="Rectangle 235" draw:style-name="gr14" draw:text-style-name="P30" draw:layer="layout" svg:width="6.137cm" svg:height="0.669cm" svg:x="9.525cm" svg:y="3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4" draw:style-name="gr29" draw:text-style-name="P30" draw:layer="layout" svg:width="0.449cm" svg:height="0.422cm" svg:x="12.435cm" svg:y="4.2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5" draw:style-name="gr16" draw:text-style-name="P11" draw:layer="layout" svg:width="2.548cm" svg:height="1.01cm" svg:x="9.419cm" svg:y="2.925cm">
          <text:p text:style-name="P35"><text:span text:style-name="T34">I/O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1" draw:style-name="gr30" draw:text-style-name="P36" draw:layer="layout" svg:width="1.269cm" svg:height="1.481cm" svg:x="15.452cm" svg:y="3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2" draw:style-name="gr30" draw:text-style-name="P36" draw:layer="layout" svg:width="1.269cm" svg:height="1.269cm" svg:x="8.467cm" svg:y="3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0" draw:style-name="gr31" draw:text-style-name="P37" draw:layer="layout" svg:width="8.677cm" svg:height="1.269cm" svg:x="3.2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4" draw:style-name="gr32" draw:text-style-name="P38" draw:layer="layout" svg:width="2.327cm" svg:height="0.846cm" svg:x="3.418cm" svg:y="10.46cm">
          <text:p text:style-name="P35"><text:span text:style-name="T35">Pag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7" draw:style-name="gr32" draw:text-style-name="P38" draw:layer="layout" svg:width="2.327cm" svg:height="0.846cm" svg:x="5.746cm" svg:y="10.46cm">
          <text:p text:style-name="P35"><text:span text:style-name="T35">Pag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8" draw:style-name="gr32" draw:text-style-name="P38" draw:layer="layout" svg:width="2.327cm" svg:height="0.846cm" svg:x="9.344cm" svg:y="10.46cm">
          <text:p text:style-name="P35"><text:span text:style-name="T36">Page 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9" draw:style-name="gr33" draw:text-style-name="P11" draw:layer="layout" svg:width="1.35cm" svg:height="1.267cm" svg:x="8.077cm" svg:y="10.037cm">
          <text:p text:style-name="P35"><text:span text:style-name="T3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1" draw:style-name="gr33" draw:text-style-name="P11" draw:layer="layout" svg:width="2.578cm" svg:height="1.011cm" svg:x="2.853cm" svg:y="9.225cm">
          <text:p text:style-name="P35"><text:span text:style-name="T34">Block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2" draw:style-name="gr33" draw:text-style-name="P11" draw:layer="layout" svg:width="1.35cm" svg:height="1.267cm" svg:x="11.98cm" svg:y="10.16cm">
          <text:p text:style-name="P35"><text:span text:style-name="T3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7" draw:style-name="gr31" draw:text-style-name="P37" draw:layer="layout" svg:width="8.677cm" svg:height="1.269cm" svg:x="13.547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3" draw:style-name="gr32" draw:text-style-name="P38" draw:layer="layout" svg:width="2.327cm" svg:height="0.846cm" svg:x="13.758cm" svg:y="10.46cm">
          <text:p text:style-name="P35"><text:span text:style-name="T35">Pag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4" draw:style-name="gr32" draw:text-style-name="P38" draw:layer="layout" svg:width="2.327cm" svg:height="0.846cm" svg:x="16.087cm" svg:y="10.46cm">
          <text:p text:style-name="P35"><text:span text:style-name="T35">Pag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5" draw:style-name="gr32" draw:text-style-name="P38" draw:layer="layout" svg:width="2.327cm" svg:height="0.846cm" svg:x="19.685cm" svg:y="10.46cm">
          <text:p text:style-name="P35"><text:span text:style-name="T36">Page 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6" draw:style-name="gr33" draw:text-style-name="P11" draw:layer="layout" svg:width="1.35cm" svg:height="1.267cm" svg:x="18.418cm" svg:y="10.037cm">
          <text:p text:style-name="P35"><text:span text:style-name="T3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8" draw:style-name="gr33" draw:text-style-name="P11" draw:layer="layout" svg:width="3.39cm" svg:height="1.011cm" svg:x="13.181cm" svg:y="9.225cm">
          <text:p text:style-name="P35"><text:span text:style-name="T34">Block <text:s/>B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1" draw:style-name="gr33" draw:text-style-name="P11" draw:layer="layout" svg:width="4.516cm" svg:height="1.011cm" svg:x="2.322cm" svg:y="8.378cm">
          <text:p text:style-name="P35"><text:span text:style-name="T34">Flash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2" draw:style-name="gr34" draw:text-style-name="P12" draw:layer="layout" svg:width="20.742cm" svg:height="6.049cm" svg:x="2.328cm" svg:y="6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3" draw:style-name="gr33" draw:text-style-name="P11" draw:layer="layout" svg:width="6.879cm" svg:height="1.011cm" svg:x="1.724cm" svg:y="5.503cm">
          <text:p text:style-name="P35"><text:span text:style-name="T34">Solid State Disk (SS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7" draw:style-name="gr35" draw:text-style-name="P11" draw:layer="layout" svg:width="5.926cm" svg:height="1.435cm" svg:x="13.123cm" svg:y="4.599cm">
          <text:p text:style-name="P35"><text:span text:style-name="T38">Requests to read and </text:span></text:p>
          <text:p text:style-name="P35"><text:span text:style-name="T38">write logical disk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968cm" svg:height="10.476cm" svg:x="3.81cm" svg:y="2.123cm" draw:page-number="18" presentation:class="page"/>
          <draw:frame presentation:style-name="pr1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SD Performance Characteristics&#9;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39">S</text:span><text:span text:style-name="T39">S</text:span><text:span text:style-name="T39">D</text:span><text:span text:style-name="T39"> </text:span><text:span text:style-name="T39">P</text:span><text:span text:style-name="T39">e</text:span><text:span text:style-name="T39">r</text:span><text:span text:style-name="T39">f</text:span><text:span text:style-name="T39">o</text:span><text:span text:style-name="T39">r</text:span><text:span text:style-name="T39">m</text:span><text:span text:style-name="T39">a</text:span><text:span text:style-name="T39">n</text:span><text:span text:style-name="T39">c</text:span><text:span text:style-name="T39">e </text:span><text:span text:style-name="T39">C</text:span><text:span text:style-name="T39">h</text:span><text:span text:style-name="T39">a</text:span><text:span text:style-name="T39">r</text:span><text:span text:style-name="T39">a</text:span><text:span text:style-name="T39">c</text:span><text:span text:style-name="T39">t</text:span><text:span text:style-name="T39">e</text:span><text:span text:style-name="T39">r</text:span><text:span text:style-name="T39">i</text:span><text:span text:style-name="T39">s</text:span><text:span text:style-name="T39">t</text:span><text:span text:style-name="T39">i</text:span><text:span text:style-name="T39">c</text:span><text:span text:style-name="T39">s</text:span><text:span text:style-name="T1"><text:tab/></text:span></text:p>
          </draw:text-box>
        </draw:frame>
        <draw:frame draw:name="Content Placeholder 2" presentation:style-name="pr5" draw:text-style-name="P11" draw:layer="layout" svg:width="21.933cm" svg:height="7.196cm" svg:x="1.102cm" svg:y="8.89cm" presentation:class="outline" presentation:user-transformed="true">
          <draw:text-box>
            <text:list text:style-name="L3">
              <text:list-item>
                <text:p text:style-name="P14"><text:span text:style-name="T6">Sequential access faster than random acces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Common theme in the memory hierarchy</text:span></text:p>
                  </text:list-item>
                </text:list>
              </text:list-item>
              <text:list-item>
                <text:p text:style-name="P14"><text:span text:style-name="T6">Random writes are somewhat slower</text:span></text:p>
                <text:list>
                  <text:list-item>
                    <text:p text:style-name="P15"><text:span text:style-name="T2">Erasing a block takes a long time (~1 ms)</text:span></text:p>
                  </text:list-item>
                  <text:list-item>
                    <text:p text:style-name="P15"><text:span text:style-name="T2">Modifying a block page requires all other pages to be copied to new </text:span><text:span text:style-name="T2">block</text:span></text:p>
                  </text:list-item>
                  <text:list-item>
                    <text:p text:style-name="P15"><text:span text:style-name="T2">In earlier SSDs, the read/write gap was much larger.</text:span></text:p>
                  </text:list-item>
                </text:list>
              </text:list-item>
            </text:list>
          </draw:text-box>
        </draw:frame>
        <draw:custom-shape draw:name="TextBox 3" draw:style-name="gr36" draw:text-style-name="P40" draw:layer="layout" svg:width="24.297cm" svg:height="2.537cm" svg:x="0.679cm" svg:y="4.657cm">
          <text:p text:style-name="P17"><text:span text:style-name="T12">Sequential read tput</text:span><text:span text:style-name="T12"><text:tab/></text:span><text:span text:style-name="T12">550 MB/s</text:span><text:span text:style-name="T12"><text:tab/></text:span><text:span text:style-name="T12"><text:tab/></text:span><text:span text:style-name="T12">Sequential write tput</text:span><text:span text:style-name="T12"><text:tab/></text:span><text:span text:style-name="T12">470 MB/s</text:span></text:p>
          <text:p text:style-name="P17"><text:span text:style-name="T12">Random read tput</text:span><text:span text:style-name="T12"><text:tab/></text:span><text:span text:style-name="T12"><text:tab/></text:span><text:span text:style-name="T12">365 MB/s</text:span><text:span text:style-name="T12"><text:tab/></text:span><text:span text:style-name="T12"><text:tab/></text:span><text:span text:style-name="T12">Random write tput</text:span><text:span text:style-name="T12"><text:tab/></text:span><text:span text:style-name="T12"><text:tab/></text:span><text:span text:style-name="T12">303 MB/s</text:span></text:p>
          <text:p text:style-name="P17"><text:span text:style-name="T12">Avg seq read time</text:span><text:span text:style-name="T12"><text:tab/></text:span><text:span text:style-name="T12"><text:tab/></text:span><text:span text:style-name="T12">50 us</text:span><text:span text:style-name="T12"><text:tab/></text:span><text:span text:style-name="T12"><text:tab/></text:span><text:span text:style-name="T12">Avg seq write time</text:span><text:span text:style-name="T12"><text:tab/></text:span><text:span text:style-name="T12"><text:tab/></text:span><text:span text:style-name="T12">60 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7" draw:text-style-name="P11" draw:layer="layout" svg:width="11.891cm" svg:height="1.013cm" svg:x="3.458cm" svg:y="17.479cm">
          <text:p text:style-name="P17"><text:span text:style-name="T12">Source: Intel SSD 730 product specif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3.968cm" svg:height="10.476cm" svg:x="3.81cm" svg:y="2.123cm" draw:page-number="19" presentation:class="page"/>
          <draw:frame presentation:style-name="pr1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PU Clock Rates" draw:style-name="dp1" draw:master-page-name="Title_20_Slide" presentation:presentation-page-layout-name="AL2T11">
        <office:forms form:automatic-focus="false" form:apply-design-mode="false"/>
        <draw:custom-shape draw:name="Rectangle 14" draw:style-name="gr38" draw:text-style-name="P41" draw:layer="layout" svg:width="24.517cm" svg:height="1.097cm" svg:x="0.212cm" svg:y="6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1">C</text:span><text:span text:style-name="T11">P</text:span><text:span text:style-name="T11">U</text:span><text:span text:style-name="T11"> </text:span><text:span text:style-name="T11">C</text:span><text:span text:style-name="T11">l</text:span><text:span text:style-name="T11">o</text:span><text:span text:style-name="T11">c</text:span><text:span text:style-name="T11">k</text:span><text:span text:style-name="T11"> </text:span><text:span text:style-name="T11">R</text:span><text:span text:style-name="T11">a</text:span><text:span text:style-name="T11">t</text:span><text:span text:style-name="T11">e</text:span><text:span text:style-name="T11">s</text:span></text:p>
          </draw:text-box>
        </draw:frame>
        <draw:custom-shape draw:name="Rectangle 3" draw:style-name="gr39" draw:text-style-name="P11" draw:layer="layout" svg:width="24.517cm" svg:height="9.466cm" svg:x="0.212cm" svg:y="6.858cm">
          <text:p text:style-name="P17"><text:span text:style-name="T26"><text:tab/></text:span><text:span text:style-name="T26"><text:tab/></text:span><text:span text:style-name="T26"><text:tab/></text:span><text:span text:style-name="T33">1985</text:span><text:span text:style-name="T33"><text:tab/></text:span><text:span text:style-name="T33">1990</text:span><text:span text:style-name="T33"><text:tab/></text:span><text:span text:style-name="T33">1995</text:span><text:span text:style-name="T33"><text:tab/></text:span><text:span text:style-name="T40">2003</text:span><text:span text:style-name="T40"><text:tab/></text:span><text:span text:style-name="T40"><text:tab/></text:span><text:span text:style-name="T40">2005</text:span><text:span text:style-name="T40"><text:tab/></text:span><text:span text:style-name="T40"><text:tab/></text:span><text:span text:style-name="T40">2010</text:span><text:span text:style-name="T40"><text:tab/></text:span><text:span text:style-name="T40"><text:tab/></text:span><text:span text:style-name="T40">2017</text:span><text:span text:style-name="T40"><text:tab/></text:span><text:span text:style-name="T40"> <text:s text:c="4"/></text:span><text:span text:style-name="T41">2017:1985</text:span></text:p>
          <text:p text:style-name="P17"><text:span text:style-name="T28"/></text:p>
          <text:p text:style-name="P17"><text:span text:style-name="T26">CPU</text:span><text:span text:style-name="T26"><text:tab/></text:span><text:span text:style-name="T26"> </text:span><text:span text:style-name="T26"><text:tab/></text:span><text:span text:style-name="T26"><text:tab/></text:span><text:span text:style-name="T26">80286</text:span><text:span text:style-name="T26"><text:tab/></text:span><text:span text:style-name="T26">80386</text:span><text:span text:style-name="T26"><text:tab/></text:span><text:span text:style-name="T26">Pentium</text:span><text:span text:style-name="T26"><text:tab/></text:span><text:span text:style-name="T26">P-4</text:span><text:span text:style-name="T26"><text:tab/></text:span><text:span text:style-name="T26"><text:tab/></text:span><text:span text:style-name="T26">Core 2</text:span><text:span text:style-name="T26"><text:tab/></text:span><text:span text:style-name="T26">Core i7(n)</text:span><text:span text:style-name="T26"><text:tab/></text:span><text:span text:style-name="T26">Core i7(h)</text:span><text:span text:style-name="T26"><text:tab/></text:span></text:p>
          <text:p text:style-name="P17"><text:span text:style-name="T40"/></text:p>
          <text:p text:style-name="P17"><text:span text:style-name="T26">Clock rate (MHz) </text:span><text:span text:style-name="T26"><text:tab/></text:span><text:span text:style-name="T26">6</text:span><text:span text:style-name="T26"><text:tab/></text:span><text:span text:style-name="T26"><text:tab/></text:span><text:span text:style-name="T26">20</text:span><text:span text:style-name="T26"><text:tab/></text:span><text:span text:style-name="T26"><text:tab/></text:span><text:span text:style-name="T26">150</text:span><text:span text:style-name="T26"><text:tab/></text:span><text:span text:style-name="T26"><text:tab/></text:span><text:span text:style-name="T26">3,300</text:span><text:span text:style-name="T26"><text:tab/></text:span><text:span text:style-name="T26"><text:tab/></text:span><text:span text:style-name="T26">2,000</text:span><text:span text:style-name="T26"><text:tab/></text:span><text:span text:style-name="T26"><text:tab/></text:span><text:span text:style-name="T26">2,500</text:span><text:span text:style-name="T26"><text:tab/></text:span><text:span text:style-name="T26"><text:tab/></text:span><text:span text:style-name="T26">3,000</text:span><text:span text:style-name="T26"><text:tab/></text:span><text:span text:style-name="T26"><text:tab/></text:span><text:span text:style-name="T26">500</text:span></text:p>
          <text:p text:style-name="P17"><text:span text:style-name="T40"/></text:p>
          <text:p text:style-name="P17"><text:span text:style-name="T26">Cycle time (ns)</text:span><text:span text:style-name="T26"><text:tab/></text:span><text:span text:style-name="T26">166</text:span><text:span text:style-name="T26"><text:tab/></text:span><text:span text:style-name="T26"><text:tab/></text:span><text:span text:style-name="T26">50</text:span><text:span text:style-name="T26"><text:tab/></text:span><text:span text:style-name="T26"><text:tab/></text:span><text:span text:style-name="T26">6</text:span><text:span text:style-name="T26"><text:tab/></text:span><text:span text:style-name="T26"><text:tab/></text:span><text:span text:style-name="T26">0.30</text:span><text:span text:style-name="T26"><text:tab/></text:span><text:span text:style-name="T26"><text:tab/></text:span><text:span text:style-name="T26">0.50</text:span><text:span text:style-name="T26"><text:tab/></text:span><text:span text:style-name="T26"><text:tab/></text:span><text:span text:style-name="T26">0.4</text:span><text:span text:style-name="T26"><text:tab/></text:span><text:span text:style-name="T26"><text:tab/></text:span><text:span text:style-name="T26">0.33</text:span><text:span text:style-name="T26"><text:tab/></text:span><text:span text:style-name="T26"><text:tab/></text:span><text:span text:style-name="T26">500</text:span></text:p>
          <text:p text:style-name="P17"><text:span text:style-name="T40"/></text:p>
          <text:p text:style-name="P17"><text:span text:style-name="T26">Cores</text:span><text:span text:style-name="T26"><text:tab/></text:span><text:span text:style-name="T26"> </text:span><text:span text:style-name="T26"><text:tab/></text:span><text:span text:style-name="T26">1 <text:s/></text:span><text:span text:style-name="T26"><text:tab/></text:span><text:span text:style-name="T26"><text:tab/></text:span><text:span text:style-name="T26">1</text:span><text:span text:style-name="T26"><text:tab/></text:span><text:span text:style-name="T26"><text:tab/></text:span><text:span text:style-name="T26">1</text:span><text:span text:style-name="T26"><text:tab/></text:span><text:span text:style-name="T26"><text:tab/></text:span><text:span text:style-name="T26">1</text:span><text:span text:style-name="T26"><text:tab/></text:span><text:span text:style-name="T26"><text:tab/></text:span><text:span text:style-name="T26">2</text:span><text:span text:style-name="T26"><text:tab/></text:span><text:span text:style-name="T26"><text:tab/></text:span><text:span text:style-name="T26">4</text:span><text:span text:style-name="T26"><text:tab/></text:span><text:span text:style-name="T26"><text:tab/></text:span><text:span text:style-name="T26">4</text:span><text:span text:style-name="T26"><text:tab/></text:span><text:span text:style-name="T26"><text:tab/></text:span><text:span text:style-name="T26">4</text:span></text:p>
          <text:p text:style-name="P17"><text:span text:style-name="T40"/></text:p>
          <text:p text:style-name="P17"><text:span text:style-name="T26">Effective</text:span></text:p>
          <text:p text:style-name="P17"><text:span text:style-name="T26">cycle </text:span><text:span text:style-name="T26"><text:tab/></text:span><text:span text:style-name="T26"><text:tab/></text:span><text:span text:style-name="T26">166</text:span><text:span text:style-name="T26"><text:tab/></text:span><text:span text:style-name="T26"><text:tab/></text:span><text:span text:style-name="T26">50</text:span><text:span text:style-name="T26"><text:tab/></text:span><text:span text:style-name="T26"><text:tab/></text:span><text:span text:style-name="T26">6</text:span><text:span text:style-name="T26"><text:tab/></text:span><text:span text:style-name="T26"><text:tab/></text:span><text:span text:style-name="T26">0.30</text:span><text:span text:style-name="T26"><text:tab/></text:span><text:span text:style-name="T26"><text:tab/></text:span><text:span text:style-name="T26">0.25</text:span><text:span text:style-name="T26"><text:tab/></text:span><text:span text:style-name="T26"><text:tab/></text:span><text:span text:style-name="T26">0.10</text:span><text:span text:style-name="T26"><text:tab/></text:span><text:span text:style-name="T26"><text:tab/></text:span><text:span text:style-name="T26">0.08</text:span><text:span text:style-name="T26"><text:tab/></text:span><text:span text:style-name="T26"><text:tab/></text:span><text:span text:style-name="T26">2,000</text:span></text:p>
          <text:p text:style-name="P17"><text:span text:style-name="T26">time (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7" draw:text-style-name="P11" draw:layer="layout" svg:width="10.206cm" svg:height="1.775cm" svg:x="12.381cm" svg:y="3.051cm">
          <text:p text:style-name="P17"><text:span text:style-name="T12">Inflection point in computer history</text:span></text:p>
          <text:p text:style-name="P17"><text:span text:style-name="T12">when designers hit the “Power Wall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40" draw:text-style-name="P25" draw:layer="layout" svg:width="1.269cm" svg:height="0.923cm" draw:transform="rotate (-3.14159265358979) translate (14.478cm 5.835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3" draw:style-name="gr41" draw:text-style-name="P12" draw:layer="layout" svg:width="1.904cm" svg:height="11.471cm" svg:x="12.7cm" svg:y="6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7" draw:text-style-name="P11" draw:layer="layout" svg:width="6.476cm" svg:height="1.775cm" svg:x="14.746cm" svg:y="17.216cm">
          <text:p text:style-name="P17"><text:span text:style-name="T12">(n) Nehalem processor</text:span></text:p>
          <text:p text:style-name="P17"><text:span text:style-name="T12">(h) Haswell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20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he CPU-Memory Gap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Th</text:span><text:span text:style-name="T1">e </text:span><text:span text:style-name="T1">CP</text:span><text:span text:style-name="T1">U-</text:span><text:span text:style-name="T1">M</text:span><text:span text:style-name="T1">e</text:span><text:span text:style-name="T1">m</text:span><text:span text:style-name="T1">or</text:span><text:span text:style-name="T1">y </text:span><text:span text:style-name="T1">Ga</text:span><text:span text:style-name="T1">p</text:span></text:p>
          </draw:text-box>
        </draw:frame>
        <draw:custom-shape draw:name="Rectangle 4" draw:style-name="gr42" draw:text-style-name="P11" draw:layer="layout" svg:width="22.687cm" svg:height="1.216cm" svg:x="1.124cm" svg:y="3.175cm">
          <text:p text:style-name="P42"><text:span text:style-name="T42">The gap widens between DRAM, disk, and CPU speed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13" draw:style-name="gr10" draw:text-style-name="P25" draw:layer="layout" svg:width="23.393cm" svg:height="13.134cm" svg:x="0.954cm" svg:y="4.9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8" draw:style-name="gr37" draw:text-style-name="P11" draw:layer="layout" svg:width="2.201cm" svg:height="1.013cm" svg:x="15.133cm" svg:y="11.554cm">
          <text:p text:style-name="P17"><text:span text:style-name="T15">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7" draw:text-style-name="P43" draw:layer="layout" svg:width="1.591cm" svg:height="1.013cm" svg:x="13.395cm" svg:y="14.986cm">
          <text:p text:style-name="P17"><text:span text:style-name="T1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7" draw:text-style-name="P11" draw:layer="layout" svg:width="1.506cm" svg:height="1.013cm" svg:x="15.867cm" svg:y="8.029cm">
          <text:p text:style-name="P17"><text:span text:style-name="T15">SS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7" draw:text-style-name="P11" draw:layer="layout" svg:width="1.621cm" svg:height="1.013cm" svg:x="15.061cm" svg:y="6.382cm">
          <text:p text:style-name="P17"><text:span text:style-name="T15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21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cality to the Rescue!&#9;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t</text:span><text:span text:style-name="T1">y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s</text:span><text:span text:style-name="T1">c</text:span><text:span text:style-name="T1">u</text:span><text:span text:style-name="T1">e</text:span><text:span text:style-name="T1">!</text:span><text:span text:style-name="T1"><text:tab/></text:span></text:p>
          </draw:text-box>
        </draw:frame>
        <draw:frame draw:name="Content Placeholder 2" presentation:style-name="pr5" draw:text-style-name="P11" draw:layer="layout" svg:width="21.933cm" svg:height="13.81cm" svg:x="1.102cm" svg:y="3.784cm" presentation:class="outline" presentation:user-transformed="true">
          <draw:text-box>
            <text:p text:style-name="P14"><text:span text:style-name="T6"/></text:p>
            <text:p text:style-name="P44"><text:span text:style-name="T6">The key to bridging this CPU-Memory gap is a fundamental </text:span><text:span text:style-name="T6">property of computer programs known as </text:span><text:span text:style-name="T25">locality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2" presentation:class="page"/>
          <draw:frame presentation:style-name="pr1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5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7">Performance</text:span></text:p>
              </text:list-item>
              <text:list-item>
                <text:p text:style-name="P10"><text:span text:style-name="T43">Storage technologies and trends</text:span></text:p>
              </text:list-item>
              <text:list-item>
                <text:p text:style-name="P10"><text:span text:style-name="T6">Locality of reference</text:span></text:p>
              </text:list-item>
              <text:list-item>
                <text:p text:style-name="P10"><text:span text:style-name="T43">Caching in the memory hierarch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968cm" svg:height="10.476cm" svg:x="3.81cm" svg:y="2.123cm" draw:page-number="23" presentation:class="page"/>
          <draw:frame draw:name="Notes Placeholder 2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Loc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2.714cm" svg:height="2.116cm" svg:x="0.992cm" svg:y="1.21cm" presentation:class="title" presentation:user-transformed="true">
          <draw:text-box>
            <text:p text:style-name="P9"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name="Content Placeholder 2" presentation:style-name="pr5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45"><text:span text:style-name="T44">Principle of Locality:</text:span><text:span text:style-name="T6"> Programs tend to use data and instructions with addresses near or equal to those they have used recently</text:span></text:p>
              </text:list-item>
            </text:list>
            <text:p text:style-name="P45"><text:span text:style-name="T44"/></text:p>
            <text:list text:continue-numbering="true" text:style-name="L3">
              <text:list-item>
                <text:p xml:id="id4" text:id="id4" text:style-name="P45"><text:span text:style-name="T44">Temporal locality: <text:s/></text:span></text:p>
              </text:list-item>
            </text:list>
            <text:list text:style-name="L4">
              <text:list-item>
                <text:list>
                  <text:list-item>
                    <text:p xml:id="id5" text:id="id5" text:style-name="P46"><text:span text:style-name="T2">Recently referenced items are likely </text:span><text:span text:style-name="T2"><text:line-break/></text:span><text:span text:style-name="T2">to be referenced again in the near future</text:span></text:p>
                  </text:list-item>
                </text:list>
              </text:list-item>
            </text:list>
            <text:p text:style-name="P45"><text:span text:style-name="T44"/></text:p>
            <text:list text:continue-numbering="true" text:style-name="L4">
              <text:list-item>
                <text:p xml:id="id9" text:id="id9" text:style-name="P45"><text:span text:style-name="T44">Spatial locality: <text:s/></text:span></text:p>
                <text:list>
                  <text:list-item>
                    <text:p xml:id="id10" text:id="id10" text:style-name="P46"><text:span text:style-name="T2">Items with nearby addresses tend </text:span><text:span text:style-name="T2"><text:line-break/></text:span><text:span text:style-name="T2">to be referenced close together in time</text:span></text:p>
                  </text:list-item>
                </text:list>
              </text:list-item>
            </text:list>
            <text:p text:style-name="P44"><text:span text:style-name="T6"/></text:p>
            <text:p text:style-name="P47"><text:span text:style-name="T6"/></text:p>
          </draw:text-box>
        </draw:frame>
        <draw:custom-shape draw:name="Rectangle 3" draw:style-name="gr43" draw:text-style-name="P36" xml:id="id6" draw:id="id6" draw:layer="layout" svg:width="5.291cm" svg:height="0.846cm" svg:x="16.933cm" svg:y="8.678cm"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4" draw:text-style-name="P48" xml:id="id7" draw:id="id7" draw:layer="layout" svg:width="1.057cm" svg:height="0.846cm" svg:x="18.027cm" svg:y="8.678cm"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45" draw:text-style-name="P12" xml:id="id8" draw:id="id8" draw:layer="layout" svg:width="1.743cm" svg:height="1.203cm" svg:x="17.553cm" svg:y="7.262cm">
          <text:p><text:span text:style-name="T19"/></text:p>
          <draw:enhanced-geometry draw:mirror-horizontal="false" draw:mirror-vertical="false" svg:viewBox="0 0 0 0" drawooo:sub-view-size="627844 433589" draw:text-areas="0 0 ?f8 ?f9" draw:type="ooxml-non-primitive" draw:enhanced-path="M 290847 433589 C 145423 284408 0 135228 46149 72980 92298 10732 507642 0 567743 60101 627844 120202 517300 276895 406757 433589 N">
            <draw:equation draw:name="f0" draw:formula="290847*logwidth/627844"/>
            <draw:equation draw:name="f1" draw:formula="433589*logheight/433589"/>
            <draw:equation draw:name="f2" draw:formula="46149*logwidth/627844"/>
            <draw:equation draw:name="f3" draw:formula="72980*logheight/433589"/>
            <draw:equation draw:name="f4" draw:formula="567743*logwidth/627844"/>
            <draw:equation draw:name="f5" draw:formula="60101*logheight/433589"/>
            <draw:equation draw:name="f6" draw:formula="406757*logwidth/627844"/>
            <draw:equation draw:name="f7" draw:formula="433589*logheight/433589"/>
            <draw:equation draw:name="f8" draw:formula="logwidth"/>
            <draw:equation draw:name="f9" draw:formula="logheight"/>
          </draw:enhanced-geometry>
        </draw:custom-shape>
        <draw:custom-shape draw:name="Rectangle 6" draw:style-name="gr43" draw:text-style-name="P36" xml:id="id11" draw:id="id11" draw:layer="layout" svg:width="5.291cm" svg:height="0.846cm" svg:x="16.951cm" svg:y="12.825cm"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4" draw:text-style-name="P48" xml:id="id12" draw:id="id12" draw:layer="layout" svg:width="1.057cm" svg:height="0.846cm" svg:x="18.044cm" svg:y="12.825cm"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48" xml:id="id13" draw:id="id13" draw:layer="layout" svg:width="1.057cm" svg:height="0.846cm" svg:x="19.085cm" svg:y="12.825cm"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" draw:style-name="gr45" draw:text-style-name="P12" xml:id="id14" draw:id="id14" draw:layer="layout" svg:width="2.336cm" svg:height="0.998cm" svg:x="17.824cm" svg:y="11.629cm">
          <text:p><text:span text:style-name="T19"/></text:p>
          <draw:enhanced-geometry draw:mirror-horizontal="false" draw:mirror-vertical="false" svg:viewBox="0 0 0 0" drawooo:sub-view-size="841420 359535" draw:text-areas="0 0 ?f8 ?f9" draw:type="ooxml-non-primitive" draw:enhanced-path="M 200695 353095 C 100347 230209 0 107323 91225 56881 182450 6439 654676 0 748048 50442 841420 100884 746438 230209 651456 359535 N">
            <draw:equation draw:name="f0" draw:formula="200695*logwidth/841420"/>
            <draw:equation draw:name="f1" draw:formula="353095*logheight/359535"/>
            <draw:equation draw:name="f2" draw:formula="91225*logwidth/841420"/>
            <draw:equation draw:name="f3" draw:formula="56881*logheight/359535"/>
            <draw:equation draw:name="f4" draw:formula="748048*logwidth/841420"/>
            <draw:equation draw:name="f5" draw:formula="50442*logheight/359535"/>
            <draw:equation draw:name="f6" draw:formula="651456*logwidth/841420"/>
            <draw:equation draw:name="f7" draw:formula="359535*logheight/359535"/>
            <draw:equation draw:name="f8" draw:formula="logwidth"/>
            <draw:equation draw:name="f9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968cm" svg:height="10.476cm" svg:x="3.81cm" svg:y="2.123cm" draw:page-number="24" presentation:class="page"/>
          <draw:frame draw:name="Notes Placeholder 2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Locality Example" draw:style-name="dp1" draw:master-page-name="Title_20_Slide" presentation:presentation-page-layout-name="AL2T11">
        <office:forms form:automatic-focus="false" form:apply-design-mode="false"/>
        <draw:frame draw:name="Title 4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t</text:span><text:span text:style-name="T1">y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</draw:text-box>
        </draw:frame>
        <draw:frame draw:name="Content Placeholder 2" presentation:style-name="pr5" draw:text-style-name="P11" draw:layer="layout" svg:width="14.772cm" svg:height="7.69cm" svg:x="1.102cm" svg:y="8.184cm" presentation:class="outline" presentation:user-transformed="true">
          <draw:text-box>
            <text:list text:style-name="L3">
              <text:list-item>
                <text:p text:style-name="P14"><text:span text:style-name="T6">Data reference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">Reference array elements in succession (stride-1 reference pattern).</text:span></text:p>
                  </text:list-item>
                  <text:list-item>
                    <text:p text:style-name="P15"><text:span text:style-name="T2">Reference variable </text:span><text:span text:style-name="T45">sum</text:span><text:span text:style-name="T46"> each iteration.</text:span></text:p>
                  </text:list-item>
                </text:list>
              </text:list-item>
              <text:list-item>
                <text:p text:style-name="P14"><text:span text:style-name="T47">Instruction references</text:span></text:p>
                <text:list>
                  <text:list-item>
                    <text:p text:style-name="P15"><text:span text:style-name="T46">Reference instructions in sequence.</text:span></text:p>
                  </text:list-item>
                  <text:list-item>
                    <text:p text:style-name="P15"><text:span text:style-name="T46">Cycle through loop repeatedly. </text:span></text:p>
                  </text:list-item>
                </text:list>
              </text:list-item>
            </text:list>
            <text:p text:style-name="P14"><text:span text:style-name="T47"/></text:p>
          </draw:text-box>
        </draw:frame>
        <draw:custom-shape draw:name="Rectangle 4" draw:style-name="gr46" draw:text-style-name="P50" draw:layer="layout" svg:width="8.457cm" svg:height="2.951cm" svg:x="8.471cm" svg:y="4.586cm">
          <text:p text:style-name="P49"><text:span text:style-name="T31">sum = 0;</text:span></text:p>
          <text:p text:style-name="P49"><text:span text:style-name="T31">for (i = 0; i &lt; n; i++)</text:span></text:p>
          <text:p text:style-name="P49"><text:span text:style-name="T31"><text:tab/></text:span><text:span text:style-name="T31">sum += a[i];</text:span></text:p>
          <text:p text:style-name="P49"><text:span text:style-name="T31">return sum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7" draw:text-style-name="P11" xml:id="id15" draw:id="id15" draw:layer="layout" svg:width="5.625cm" svg:height="1.267cm" svg:x="15.902cm" svg:y="9.891cm">
          <text:p text:style-name="P17"><text:span text:style-name="T25">Spati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7" draw:text-style-name="P11" xml:id="id16" draw:id="id16" draw:layer="layout" svg:width="6.523cm" svg:height="1.267cm" svg:x="15.905cm" svg:y="11.174cm">
          <text:p text:style-name="P17"><text:span text:style-name="T25">Tempor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7" draw:text-style-name="P11" xml:id="id17" draw:id="id17" draw:layer="layout" svg:width="5.625cm" svg:height="1.267cm" svg:x="15.902cm" svg:y="13.335cm">
          <text:p text:style-name="P17"><text:span text:style-name="T25">Spati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7" draw:text-style-name="P11" xml:id="id18" draw:id="id18" draw:layer="layout" svg:width="6.523cm" svg:height="1.267cm" svg:x="15.905cm" svg:y="14.438cm">
          <text:p text:style-name="P17"><text:span text:style-name="T25">Temporal loc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25" presentation:class="page"/>
          <draw:frame presentation:style-name="pr11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alitative Estimates of Locality" draw:style-name="dp1" draw:master-page-name="Title_20_Slide" presentation:presentation-page-layout-name="AL2T11">
        <office:forms form:automatic-focus="false" form:apply-design-mode="false"/>
        <draw:frame draw:name="Rectangle 1029" presentation:style-name="pr1" draw:text-style-name="P2" draw:layer="layout" svg:width="22.714cm" svg:height="2.116cm" svg:x="0.992cm" svg:y="1.21cm" presentation:class="title" presentation:user-transformed="true">
          <draw:text-box>
            <text:p text:style-name="P9"><text:span text:style-name="T11">Q</text:span><text:span text:style-name="T11">u</text:span><text:span text:style-name="T11">a</text:span><text:span text:style-name="T11">l</text:span><text:span text:style-name="T11">i</text:span><text:span text:style-name="T11">t</text:span><text:span text:style-name="T11">a</text:span><text:span text:style-name="T11">t</text:span><text:span text:style-name="T11">i</text:span><text:span text:style-name="T11">v</text:span><text:span text:style-name="T11">e</text:span><text:span text:style-name="T11"> </text:span><text:span text:style-name="T11">E</text:span><text:span text:style-name="T11">s</text:span><text:span text:style-name="T11">t</text:span><text:span text:style-name="T11">i</text:span><text:span text:style-name="T11">m</text:span><text:span text:style-name="T11">a</text:span><text:span text:style-name="T11">t</text:span><text:span text:style-name="T11">e</text:span><text:span text:style-name="T11">s </text:span><text:span text:style-name="T11">o</text:span><text:span text:style-name="T11">f </text:span><text:span text:style-name="T11">L</text:span><text:span text:style-name="T11">o</text:span><text:span text:style-name="T11">c</text:span><text:span text:style-name="T11">a</text:span><text:span text:style-name="T11">l</text:span><text:span text:style-name="T11">i</text:span><text:span text:style-name="T11">t</text:span><text:span text:style-name="T11">y</text:span></text:p>
          </draw:text-box>
        </draw:frame>
        <draw:frame draw:name="Rectangle 1030" presentation:style-name="pr8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25">Claim:</text:span><text:span text:style-name="T6"> Being able to look at code and get a qualitative </text:span><text:span text:style-name="T6">sense of its locality is a key skill for a professional </text:span><text:span text:style-name="T6">programmer.</text:span></text:p>
              </text:list-item>
            </text:list>
            <text:p text:style-name="P14"><text:span text:style-name="T6"/></text:p>
            <text:list text:continue-numbering="true" text:style-name="L3">
              <text:list-item>
                <text:p text:style-name="P14"><text:span text:style-name="T25">Question:</text:span><text:span text:style-name="T6"> Does this function have good locality with </text:span><text:span text:style-name="T6">respect to array </text:span><text:span text:style-name="T48">a</text:span><text:span text:style-name="T47">?</text:span></text:p>
              </text:list-item>
            </text:list>
          </draw:text-box>
        </draw:frame>
        <draw:custom-shape draw:name="Text Box 1028" draw:style-name="gr47" draw:text-style-name="P18" draw:layer="layout" svg:width="12.314cm" svg:height="7.109cm" svg:x="5.938cm" svg:y="11.223cm">
          <text:p text:style-name="P17"><text:span text:style-name="T49">int sum_array_rows(int a[M][N])</text:span></text:p>
          <text:p text:style-name="P17"><text:span text:style-name="T49">{</text:span></text:p>
          <text:p text:style-name="P17"><text:span text:style-name="T49"><text:s text:c="4"/></text:span><text:span text:style-name="T49">int i, j, sum = 0;</text:span></text:p>
          <text:p text:style-name="P17"><text:span text:style-name="T49"/></text:p>
          <text:p text:style-name="P17"><text:span text:style-name="T49"><text:s text:c="4"/></text:span><text:span text:style-name="T49">for (i = 0; i &lt; M; i++)</text:span></text:p>
          <text:p text:style-name="P17"><text:span text:style-name="T49"><text:s text:c="8"/></text:span><text:span text:style-name="T49">for (j = 0; j &lt; N; j++)</text:span></text:p>
          <text:p text:style-name="P17"><text:span text:style-name="T49"><text:s text:c="12"/></text:span><text:span text:style-name="T49">sum += a[i][j];</text:span></text:p>
          <text:p text:style-name="P17"><text:span text:style-name="T49"><text:s text:c="4"/></text:span><text:span text:style-name="T49">return sum;</text:span></text:p>
          <text:p text:style-name="P17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26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cality Example" draw:style-name="dp1" draw:master-page-name="Title_20_Slide" presentation:presentation-page-layout-name="AL2T11">
        <office:forms form:automatic-focus="false" form:apply-design-mode="false"/>
        <draw:frame draw:name="Rectangle 5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t</text:span><text:span text:style-name="T1">y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</draw:text-box>
        </draw:frame>
        <draw:frame draw:name="Rectangle 6" presentation:style-name="pr8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25">Question:</text:span><text:span text:style-name="T6"> Does this function have good locality with </text:span><text:span text:style-name="T6">respect to array </text:span><text:span text:style-name="T48">a</text:span><text:span text:style-name="T47">?</text:span></text:p>
              </text:list-item>
            </text:list>
          </draw:text-box>
        </draw:frame>
        <draw:custom-shape draw:name="Text Box 4" draw:style-name="gr47" draw:text-style-name="P18" draw:layer="layout" svg:width="12.314cm" svg:height="7.109cm" svg:x="5.06cm" svg:y="6.901cm">
          <text:p text:style-name="P17"><text:span text:style-name="T49">int sum_array_cols(int a[M][N])</text:span></text:p>
          <text:p text:style-name="P17"><text:span text:style-name="T49">{</text:span></text:p>
          <text:p text:style-name="P17"><text:span text:style-name="T49"><text:s text:c="4"/></text:span><text:span text:style-name="T49">int i, j, sum = 0;</text:span></text:p>
          <text:p text:style-name="P17"><text:span text:style-name="T49"/></text:p>
          <text:p text:style-name="P17"><text:span text:style-name="T49"><text:s text:c="4"/></text:span><text:span text:style-name="T49">for (j = 0; j &lt; N; j++)</text:span></text:p>
          <text:p text:style-name="P17"><text:span text:style-name="T49"><text:s text:c="8"/></text:span><text:span text:style-name="T49">for (i = 0; i &lt; M; i++)</text:span></text:p>
          <text:p text:style-name="P17"><text:span text:style-name="T49"><text:s text:c="12"/></text:span><text:span text:style-name="T49">sum += a[i][j];</text:span></text:p>
          <text:p text:style-name="P17"><text:span text:style-name="T49"><text:s text:c="4"/></text:span><text:span text:style-name="T49">return sum;</text:span></text:p>
          <text:p text:style-name="P17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27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cality Example" draw:style-name="dp1" draw:master-page-name="Title_20_Slide" presentation:presentation-page-layout-name="AL2T11">
        <office:forms form:automatic-focus="false" form:apply-design-mode="false"/>
        <draw:frame draw:name="Rectangle 1029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t</text:span><text:span text:style-name="T1">y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</draw:text-box>
        </draw:frame>
        <draw:frame draw:name="Rectangle 1030" presentation:style-name="pr8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25">Question</text:span><text:span text:style-name="T6">: Can you permute the loops so that the function </text:span><text:span text:style-name="T6">scans the 3-d array </text:span><text:span text:style-name="T48">a </text:span><text:span text:style-name="T47">with a stride-1 reference pattern </text:span><text:span text:style-name="T47">(and thus has good spatial locality)?</text:span></text:p>
              </text:list-item>
            </text:list>
          </draw:text-box>
        </draw:frame>
        <draw:custom-shape draw:name="Text Box 1028" draw:style-name="gr47" draw:text-style-name="P18" draw:layer="layout" svg:width="13.838cm" svg:height="7.871cm" svg:x="5.401cm" svg:y="8.427cm">
          <text:p text:style-name="P17"><text:span text:style-name="T49">int sum_array_3d(int a[L][M][N])</text:span></text:p>
          <text:p text:style-name="P17"><text:span text:style-name="T49">{</text:span></text:p>
          <text:p text:style-name="P17"><text:span text:style-name="T49"><text:s text:c="4"/></text:span><text:span text:style-name="T49">int i, j, k, sum = 0;</text:span></text:p>
          <text:p text:style-name="P17"><text:span text:style-name="T49"/></text:p>
          <text:p text:style-name="P17"><text:span text:style-name="T49"><text:s text:c="4"/></text:span><text:span text:style-name="T49">for (i = 0; i &lt; M; i++)</text:span></text:p>
          <text:p text:style-name="P17"><text:span text:style-name="T49"><text:s text:c="8"/></text:span><text:span text:style-name="T49">for (j = 0; j &lt; N; j++)</text:span></text:p>
          <text:p text:style-name="P17"><text:span text:style-name="T49"><text:s text:c="12"/></text:span><text:span text:style-name="T49">for (k = 0; k &lt; L; k++)</text:span></text:p>
          <text:p text:style-name="P17"><text:span text:style-name="T49"><text:s text:c="16"/></text:span><text:span text:style-name="T49">sum += a[k][i][j];</text:span></text:p>
          <text:p text:style-name="P17"><text:span text:style-name="T49"><text:s text:c="4"/></text:span><text:span text:style-name="T49">return sum;</text:span></text:p>
          <text:p text:style-name="P17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968cm" svg:height="10.476cm" svg:x="3.81cm" svg:y="2.123cm" draw:page-number="28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emory Hierarchies" draw:style-name="dp1" draw:master-page-name="Title_20_Slide" presentation:presentation-page-layout-name="AL2T11">
        <office:forms form:automatic-focus="false" form:apply-design-mode="false"/>
        <draw:frame draw:name="Rectangle 4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H</text:span><text:span text:style-name="T1">i</text:span><text:span text:style-name="T1">e</text:span><text:span text:style-name="T1">r</text:span><text:span text:style-name="T1">a</text:span><text:span text:style-name="T1">r</text:span><text:span text:style-name="T1">c</text:span><text:span text:style-name="T1">h</text:span><text:span text:style-name="T1">i</text:span><text:span text:style-name="T1">e</text:span><text:span text:style-name="T1">s</text:span></text:p>
          </draw:text-box>
        </draw:frame>
        <draw:frame draw:name="Rectangle 5" presentation:style-name="pr8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9">Some fundamental and enduring properties of hardware and </text:span><text:span text:style-name="T9">software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Fast storage technologies cost more per byte, have less capacity, and </text:span><text:span text:style-name="T10">require more power (heat!). </text:span></text:p>
                  </text:list-item>
                  <text:list-item>
                    <text:p text:style-name="P15"><text:span text:style-name="T10">The gap between CPU and main memory speed is widening.</text:span></text:p>
                  </text:list-item>
                  <text:list-item>
                    <text:p text:style-name="P15"><text:span text:style-name="T10">Well-written programs tend to exhibit good locality.</text:span></text:p>
                  </text:list-item>
                </text:list>
              </text:list-item>
            </text:list>
            <text:p text:style-name="P28"><text:span text:style-name="T2"/></text:p>
            <text:list text:continue-numbering="true" text:style-name="L4">
              <text:list-item>
                <text:p text:style-name="P14"><text:span text:style-name="T9">These fundamental properties complement each other </text:span><text:span text:style-name="T9">beautifully.</text:span></text:p>
              </text:list-item>
            </text:list>
            <text:p text:style-name="P14"><text:span text:style-name="T6"/></text:p>
            <text:list text:continue-numbering="true" text:style-name="L4">
              <text:list-item>
                <text:p text:style-name="P14"><text:span text:style-name="T9">They suggest an approach for organizing memory and storage </text:span><text:span text:style-name="T9">systems known as a </text:span><text:span text:style-name="T50">memory hierarchy</text:span><text:span text:style-name="T9">.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29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T</text:span><text:span text:style-name="T1">o</text:span><text:span text:style-name="T1">d</text:span><text:span text:style-name="T1">a</text:span><text:span text:style-name="T1">y</text:span></text:p>
          </draw:text-box>
        </draw:frame>
        <draw:frame draw:name="Content Placeholder 2" presentation:style-name="pr5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0"><text:span text:style-name="T7">Performance</text:span></text:p>
              </text:list-item>
              <text:list-item>
                <text:p text:style-name="P10"><text:span text:style-name="T43">Storage technologies and trends</text:span></text:p>
              </text:list-item>
              <text:list-item>
                <text:p text:style-name="P10"><text:span text:style-name="T43">Locality of reference</text:span></text:p>
              </text:list-item>
              <text:list-item>
                <text:p text:style-name="P10"><text:span text:style-name="T6">Caching in the memory hierarchy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968cm" svg:height="10.476cm" svg:x="3.81cm" svg:y="2.123cm" draw:page-number="30" presentation:class="page"/>
          <draw:frame draw:name="Notes Placeholder 2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Example Memory &#10;     Hierarchy" draw:style-name="dp1" draw:master-page-name="Title_20_Slide" presentation:presentation-page-layout-name="AL2T11">
        <office:forms form:automatic-focus="false" form:apply-design-mode="false"/>
        <draw:frame draw:name="Rectangle 1" presentation:style-name="pr10" draw:text-style-name="P2" draw:layer="layout" svg:width="24.213cm" svg:height="2.173cm" svg:x="0.172cm" svg:y="0.688cm" presentation:class="title" presentation:user-transformed="true">
          <draw:text-box>
            <text:p text:style-name="P9"><text:span text:style-name="T51">E</text:span><text:span text:style-name="T51">x</text:span><text:span text:style-name="T51">a</text:span><text:span text:style-name="T51">m</text:span><text:span text:style-name="T51">p</text:span><text:span text:style-name="T51">l</text:span><text:span text:style-name="T51">e</text:span><text:span text:style-name="T51"> </text:span><text:span text:style-name="T51">M</text:span><text:span text:style-name="T51">e</text:span><text:span text:style-name="T51">m</text:span><text:span text:style-name="T51">o</text:span><text:span text:style-name="T51">r</text:span><text:span text:style-name="T51">y</text:span><text:span text:style-name="T51"> </text:span><text:span text:style-name="T51"><text:line-break/></text:span><text:span text:style-name="T51"> <text:s/></text:span><text:span text:style-name="T51"><text:s text:c="2"/></text:span><text:span text:style-name="T51"><text:s/></text:span><text:span text:style-name="T51">H</text:span><text:span text:style-name="T51">i</text:span><text:span text:style-name="T51">e</text:span><text:span text:style-name="T51">r</text:span><text:span text:style-name="T51">a</text:span><text:span text:style-name="T51">r</text:span><text:span text:style-name="T51">c</text:span><text:span text:style-name="T51">h</text:span><text:span text:style-name="T51">y</text:span></text:p>
          </draw:text-box>
        </draw:frame>
        <draw:custom-shape draw:name="AutoShape 195" draw:style-name="gr48" draw:text-style-name="P51" draw:layer="layout" svg:width="19.172cm" svg:height="17.933cm" svg:x="1.535cm" svg:y="0.95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 Box 196" draw:style-name="gr49" draw:text-style-name="P11" draw:layer="layout" svg:width="1.98cm" svg:height="1.014cm" svg:x="10.276cm" svg:y="2.323cm">
          <text:p text:style-name="P33"><text:span text:style-name="T52">Re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8" draw:style-name="gr49" draw:text-style-name="P11" draw:layer="layout" svg:width="3.246cm" svg:height="1.776cm" svg:x="9.643cm" svg:y="3.574cm">
          <text:p text:style-name="P33"><text:span text:style-name="T52">L1 cache </text:span></text:p>
          <text:p text:style-name="P33"><text:span text:style-name="T52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9" draw:style-name="gr49" draw:text-style-name="P11" draw:layer="layout" svg:width="4.343cm" svg:height="1.776cm" svg:x="9.095cm" svg:y="10.625cm">
          <text:p text:style-name="P33"><text:span text:style-name="T52">Main memory</text:span></text:p>
          <text:p text:style-name="P33"><text:span text:style-name="T52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49" draw:text-style-name="P11" draw:layer="layout" svg:width="7.403cm" svg:height="1.776cm" svg:x="7.565cm" svg:y="13.474cm">
          <text:p text:style-name="P33"><text:span text:style-name="T52">Local secondary storage</text:span></text:p>
          <text:p text:style-name="P33"><text:span text:style-name="T52">(local dis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3" draw:style-name="gr50" draw:text-style-name="P12" draw:layer="layout" svg:x1="9.758cm" svg:y1="3.514cm" svg:x2="12.483cm" svg:y2="3.515cm">
          <text:p/>
        </draw:line>
        <draw:line draw:name="Line 204" draw:style-name="gr50" draw:text-style-name="P12" draw:layer="layout" svg:x1="8.784cm" svg:y1="5.287cm" svg:x2="13.427cm" svg:y2="5.288cm">
          <text:p/>
        </draw:line>
        <draw:line draw:name="Line 205" draw:style-name="gr50" draw:text-style-name="P12" draw:layer="layout" svg:x1="7.721cm" svg:y1="7.377cm" svg:x2="14.521cm" svg:y2="7.378cm">
          <text:p/>
        </draw:line>
        <draw:line draw:name="Line 222" draw:style-name="gr51" draw:text-style-name="P12" draw:layer="layout" svg:x1="0.211cm" svg:y1="9.648cm" svg:x2="0.212cm" svg:y2="16.161cm">
          <text:p/>
        </draw:line>
        <draw:custom-shape draw:name="Text Box 223" draw:style-name="gr49" draw:text-style-name="P11" draw:layer="layout" svg:width="2.912cm" svg:height="4.984cm" svg:x="0.363cm" svg:y="10.099cm">
          <text:p text:style-name="P35"><text:span text:style-name="T53">Larger, <text:s/></text:span></text:p>
          <text:p text:style-name="P35"><text:span text:style-name="T53">slower, </text:span></text:p>
          <text:p text:style-name="P35"><text:span text:style-name="T53">and </text:span></text:p>
          <text:p text:style-name="P35"><text:span text:style-name="T53">cheaper </text:span></text:p>
          <text:p text:style-name="P35"><text:span text:style-name="T53">(per byte)</text:span></text:p>
          <text:p text:style-name="P35"><text:span text:style-name="T53">storage</text:span></text:p>
          <text:p text:style-name="P35"><text:span text:style-name="T53">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50" draw:text-style-name="P12" draw:layer="layout" svg:x1="6.266cm" svg:y1="9.961cm" svg:x2="15.919cm" svg:y2="9.962cm">
          <text:p/>
        </draw:line>
        <draw:custom-shape draw:name="Text Box 225" draw:style-name="gr49" draw:text-style-name="P11" draw:layer="layout" svg:width="8.11cm" svg:height="1.776cm" svg:x="7.211cm" svg:y="16.53cm">
          <text:p text:style-name="P33"><text:span text:style-name="T52">Remote secondary storage</text:span></text:p>
          <text:p text:style-name="P33"><text:span text:style-name="T52">(e.g., Web serv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7" draw:style-name="gr52" draw:text-style-name="P11" draw:layer="layout" svg:width="5.729cm" svg:height="2.028cm" svg:x="19.648cm" svg:y="14.942cm">
          <text:p text:style-name="P35"><text:span text:style-name="T54">Local disks hold files retrieved from disks </text:span></text:p>
          <text:p text:style-name="P35"><text:span text:style-name="T54">on remote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50" draw:text-style-name="P12" draw:layer="layout" svg:x1="4.744cm" svg:y1="12.867cm" svg:x2="17.458cm" svg:y2="12.868cm">
          <text:p/>
        </draw:line>
        <draw:custom-shape draw:name="Text Box 236" draw:style-name="gr49" draw:text-style-name="P11" draw:layer="layout" svg:width="3.246cm" svg:height="1.776cm" svg:x="9.643cm" svg:y="5.422cm">
          <text:p text:style-name="P33"><text:span text:style-name="T52">L2 cache </text:span></text:p>
          <text:p text:style-name="P33"><text:span text:style-name="T52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3" draw:style-name="gr52" draw:text-style-name="P11" draw:layer="layout" svg:width="7.884cm" svg:height="1.436cm" svg:x="13.785cm" svg:y="4.569cm">
          <text:p text:style-name="P35"><text:span text:style-name="T54">L1 cache holds cache lines retrieved from the L2 cac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3" draw:style-name="gr52" draw:text-style-name="P11" draw:layer="layout" svg:width="8.108cm" svg:height="1.436cm" svg:x="12.704cm" svg:y="2.712cm">
          <text:p text:style-name="P35"><text:span text:style-name="T54">CPU registers hold words retrieved from the L1 cach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1" draw:style-name="gr52" draw:text-style-name="P11" draw:layer="layout" svg:width="7.302cm" svg:height="1.436cm" svg:x="14.905cm" svg:y="6.685cm">
          <text:p text:style-name="P35"><text:span text:style-name="T54">L2 cache holds cache lines</text:span></text:p>
          <text:p text:style-name="P35"><text:span text:style-name="T54"><text:s/></text:span><text:span text:style-name="T54">retrieved from L3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7" draw:style-name="gr49" draw:text-style-name="P11" draw:layer="layout" svg:width="1.456cm" svg:height="1.014cm" svg:x="8.996cm" svg:y="1.794cm">
          <text:p text:style-name="P35"><text:span text:style-name="T55">L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8" draw:style-name="gr49" draw:text-style-name="P11" draw:layer="layout" svg:width="1.456cm" svg:height="1.014cm" svg:x="7.973cm" svg:y="3.765cm">
          <text:p text:style-name="P35"><text:span text:style-name="T55">L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9" draw:style-name="gr49" draw:text-style-name="P11" draw:layer="layout" svg:width="1.456cm" svg:height="1.014cm" svg:x="6.915cm" svg:y="5.674cm">
          <text:p text:style-name="P35"><text:span text:style-name="T55">L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0" draw:style-name="gr49" draw:text-style-name="P11" draw:layer="layout" svg:width="1.456cm" svg:height="1.014cm" svg:x="5.786cm" svg:y="7.773cm">
          <text:p text:style-name="P35"><text:span text:style-name="T55">L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1" draw:style-name="gr49" draw:text-style-name="P11" draw:layer="layout" svg:width="1.456cm" svg:height="1.014cm" svg:x="4.326cm" svg:y="10.547cm">
          <text:p text:style-name="P35"><text:span text:style-name="T55">L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2" draw:style-name="gr49" draw:text-style-name="P11" draw:layer="layout" svg:width="1.456cm" svg:height="1.014cm" svg:x="2.602cm" svg:y="13.652cm">
          <text:p text:style-name="P35"><text:span text:style-name="T55">L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9" draw:style-name="gr49" draw:text-style-name="P11" draw:layer="layout" svg:width="2.912cm" svg:height="4.984cm" svg:x="0.381cm" svg:y="3.189cm">
          <text:p text:style-name="P35"><text:span text:style-name="T53">Smaller,</text:span></text:p>
          <text:p text:style-name="P35"><text:span text:style-name="T53">faster,</text:span></text:p>
          <text:p text:style-name="P35"><text:span text:style-name="T53">and </text:span></text:p>
          <text:p text:style-name="P35"><text:span text:style-name="T53">costlier</text:span></text:p>
          <text:p text:style-name="P35"><text:span text:style-name="T53">(per byte)</text:span></text:p>
          <text:p text:style-name="P35"><text:span text:style-name="T53">storage </text:span></text:p>
          <text:p text:style-name="P35"><text:span text:style-name="T53">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1" draw:style-name="gr51" draw:text-style-name="P12" draw:layer="layout" svg:x1="0.251cm" svg:y1="8.634cm" svg:x2="0.252cm" svg:y2="2.65cm">
          <text:p/>
        </draw:line>
        <draw:line draw:name="Line 292" draw:style-name="gr50" draw:text-style-name="P12" draw:layer="layout" svg:x1="3.104cm" svg:y1="15.954cm" svg:x2="19.12cm" svg:y2="15.955cm">
          <text:p/>
        </draw:line>
        <draw:custom-shape draw:name="Text Box 293" draw:style-name="gr49" draw:text-style-name="P11" draw:layer="layout" svg:width="3.246cm" svg:height="1.776cm" svg:x="9.643cm" svg:y="7.732cm">
          <text:p text:style-name="P33"><text:span text:style-name="T52">L3 cache </text:span></text:p>
          <text:p text:style-name="P33"><text:span text:style-name="T52">(S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5" draw:style-name="gr52" draw:text-style-name="P11" draw:layer="layout" svg:width="7.989cm" svg:height="1.436cm" svg:x="16.14cm" svg:y="9.19cm">
          <text:p text:style-name="P35"><text:span text:style-name="T54">L3 cache holds cache lines</text:span></text:p>
          <text:p text:style-name="P35"><text:span text:style-name="T54"><text:s/></text:span><text:span text:style-name="T54">retrieved from main mem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7" draw:style-name="gr49" draw:text-style-name="P11" draw:layer="layout" svg:width="1.456cm" svg:height="1.014cm" svg:x="1.085cm" svg:y="16.571cm">
          <text:p text:style-name="P35"><text:span text:style-name="T55">L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9" draw:style-name="gr52" draw:text-style-name="P11" draw:layer="layout" svg:width="6.066cm" svg:height="2.028cm" svg:x="17.777cm" svg:y="11.784cm">
          <text:p text:style-name="P35"><text:span text:style-name="T54">Main memory holds disk blocks retrieved from local dis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 Box 1" draw:style-name="gr53" draw:text-style-name="P36" draw:layer="layout" svg:width="13.432cm" svg:height="9.945cm" svg:x="3.428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12" draw:text-style-name="P6" draw:layer="layout" svg:width="14.874cm" svg:height="11.985cm" svg:x="2.707cm" svg:y="12.651cm" presentation:class="notes" presentation:placeholder="true" presentation:user-transformed="true">
            <draw:text-box/>
          </draw:frame>
        </presentation:notes>
      </draw:page>
      <draw:page draw:name="Caches" draw:style-name="dp1" draw:master-page-name="Title_20_Slide" presentation:presentation-page-layout-name="AL2T11">
        <office:forms form:automatic-focus="false" form:apply-design-mode="false"/>
        <draw:frame draw:name="Rectangle 6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C</text:span><text:span text:style-name="T1">a</text:span><text:span text:style-name="T1">c</text:span><text:span text:style-name="T1">h</text:span><text:span text:style-name="T1">e</text:span><text:span text:style-name="T1">s</text:span></text:p>
          </draw:text-box>
        </draw:frame>
        <draw:frame draw:name="Rectangle 7" presentation:style-name="pr8" draw:text-style-name="P11" draw:layer="layout" svg:width="23.45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56">Cache:</text:span><text:span text:style-name="T57"> </text:span><text:span text:style-name="T3">A smaller, faster storage device that acts as a staging area for </text:span><text:span text:style-name="T3">a subset of the data in a larger, slower device.</text:span></text:p>
              </text:list-item>
              <text:list-item>
                <text:p text:style-name="P14"><text:span text:style-name="T3">Fundamental idea of a memory hierarchy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3">For each k, the faster, smaller device at level k serves as a cache for the larger, slower </text:span><text:span text:style-name="T13">device at level k+1.</text:span></text:p>
                  </text:list-item>
                </text:list>
              </text:list-item>
              <text:list-item>
                <text:p text:style-name="P14"><text:span text:style-name="T3">Why do memory hierarchies work?</text:span></text:p>
                <text:list>
                  <text:list-item>
                    <text:p text:style-name="P15"><text:span text:style-name="T13">Because of locality, programs tend to access the data at level k more often than they </text:span><text:span text:style-name="T13">access the data at level k+1. </text:span></text:p>
                  </text:list-item>
                  <text:list-item>
                    <text:p text:style-name="P15"><text:span text:style-name="T13">Thus, the storage at level k+1 can be slower, and thus larger and cheaper per bit.</text:span></text:p>
                  </text:list-item>
                </text:list>
              </text:list-item>
              <text:list-item>
                <text:p text:style-name="P14"><text:span text:style-name="T56">Big Idea: <text:s/></text:span><text:span text:style-name="T3">The memory hierarchy creates a large pool of storage that </text:span><text:span text:style-name="T3">costs as much as the cheap storage near the bottom, but that serves </text:span><text:span text:style-name="T3">data to programs at the rate of the fast storage near the top.</text:span></text:p>
              </text:list-item>
            </text:list>
            <text:p text:style-name="P28"><text:span text:style-name="T2"/></text:p>
            <text:p text:style-name="P14"><text:span text:style-name="T6"/></text:p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32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General Cache Concepts" draw:style-name="dp1" draw:master-page-name="Title_20_Slide" presentation:presentation-page-layout-name="AL3T19">
        <office:forms form:automatic-focus="false" form:apply-design-mode="false"/>
        <draw:custom-shape draw:name="Up-Down Arrow 34" draw:style-name="gr54" draw:text-style-name="P52" draw:layer="layout" svg:width="1.904cm" svg:height="3.809cm" svg:x="9.313cm" svg:y="8.043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9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s</text:span></text:p>
          </draw:text-box>
        </draw:frame>
        <draw:custom-shape draw:name="Rectangle 2" draw:style-name="gr55" draw:text-style-name="P32" draw:layer="layout" svg:width="9.947cm" svg:height="5.714cm" svg:x="5.292cm" svg:y="11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6" draw:text-style-name="P53" draw:layer="layout" svg:width="9.947cm" svg:height="1.692cm" svg:x="5.292cm" svg:y="6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7" draw:text-style-name="P31" draw:layer="layout" svg:width="2.116cm" svg:height="0.846cm" svg:x="5.715cm" svg:y="12.277cm">
          <text:p text:style-name="P54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31" draw:layer="layout" svg:width="2.116cm" svg:height="0.846cm" svg:x="8.043cm" svg:y="12.277cm">
          <text:p text:style-name="P5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7" draw:text-style-name="P31" draw:layer="layout" svg:width="2.116cm" svg:height="0.846cm" svg:x="10.372cm" svg:y="12.277cm">
          <text:p text:style-name="P54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7" draw:text-style-name="P31" draw:layer="layout" svg:width="2.116cm" svg:height="0.846cm" svg:x="12.7cm" svg:y="12.277cm">
          <text:p text:style-name="P54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7" draw:text-style-name="P31" draw:layer="layout" svg:width="2.116cm" svg:height="0.846cm" svg:x="5.715cm" svg:y="13.335cm">
          <text:p text:style-name="P54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31" draw:layer="layout" svg:width="2.116cm" svg:height="0.846cm" svg:x="8.043cm" svg:y="13.335cm">
          <text:p text:style-name="P54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7" draw:text-style-name="P31" draw:layer="layout" svg:width="2.116cm" svg:height="0.846cm" svg:x="10.372cm" svg:y="13.335cm">
          <text:p text:style-name="P54"><text:span text:style-name="T1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31" draw:layer="layout" svg:width="2.116cm" svg:height="0.846cm" svg:x="12.7cm" svg:y="13.335cm">
          <text:p text:style-name="P54"><text:span text:style-name="T1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31" draw:layer="layout" svg:width="2.116cm" svg:height="0.846cm" svg:x="5.715cm" svg:y="14.393cm">
          <text:p text:style-name="P5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7" draw:text-style-name="P31" draw:layer="layout" svg:width="2.116cm" svg:height="0.846cm" svg:x="8.043cm" svg:y="14.393cm">
          <text:p text:style-name="P54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7" draw:text-style-name="P31" draw:layer="layout" svg:width="2.116cm" svg:height="0.846cm" svg:x="10.372cm" svg:y="14.393cm">
          <text:p text:style-name="P54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7" draw:text-style-name="P31" draw:layer="layout" svg:width="2.116cm" svg:height="0.846cm" svg:x="12.7cm" svg:y="14.393cm">
          <text:p text:style-name="P54"><text:span text:style-name="T1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31" draw:layer="layout" svg:width="2.116cm" svg:height="0.846cm" svg:x="5.715cm" svg:y="15.452cm">
          <text:p text:style-name="P54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7" draw:text-style-name="P31" draw:layer="layout" svg:width="2.116cm" svg:height="0.846cm" svg:x="8.043cm" svg:y="15.452cm">
          <text:p text:style-name="P54"><text:span text:style-name="T1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7" draw:text-style-name="P31" draw:layer="layout" svg:width="2.116cm" svg:height="0.846cm" svg:x="10.372cm" svg:y="15.452cm">
          <text:p text:style-name="P54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7" draw:text-style-name="P31" draw:layer="layout" svg:width="2.116cm" svg:height="0.846cm" svg:x="12.7cm" svg:y="15.452cm">
          <text:p text:style-name="P54"><text:span text:style-name="T1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8" draw:text-style-name="P25" draw:layer="layout" svg:x1="6.35cm" svg:y1="16.933cm" svg:x2="14.816cm" svg:y2="16.937cm">
          <text:p/>
        </draw:line>
        <draw:custom-shape draw:name="Rectangle 25" draw:style-name="gr57" draw:text-style-name="P31" draw:layer="layout" svg:width="2.116cm" svg:height="0.846cm" svg:x="5.715cm" svg:y="6.736cm">
          <text:p text:style-name="P5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7" draw:text-style-name="P31" draw:layer="layout" svg:width="2.116cm" svg:height="0.846cm" svg:x="8.043cm" svg:y="6.736cm">
          <text:p text:style-name="P54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7" draw:text-style-name="P31" draw:layer="layout" svg:width="2.116cm" svg:height="0.846cm" svg:x="10.372cm" svg:y="6.736cm">
          <text:p text:style-name="P54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7" draw:text-style-name="P31" draw:layer="layout" svg:width="2.116cm" svg:height="0.846cm" svg:x="12.7cm" svg:y="6.736cm">
          <text:p text:style-name="P54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draw:layer="layout" svg:width="2.607cm" svg:height="1.267cm" svg:x="2.206cm" svg:y="6.524cm">
          <text:p text:style-name="P17"><text:span text:style-name="T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7" draw:text-style-name="P11" draw:layer="layout" svg:width="3.526cm" svg:height="1.267cm" svg:x="1.285cm" svg:y="12.065cm">
          <text:p text:style-name="P17"><text:span text:style-name="T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9" draw:text-style-name="P11" draw:layer="layout" svg:width="7.162cm" svg:height="1.34cm" svg:x="16.516cm" svg:y="11.649cm">
          <text:p text:style-name="P55"><text:span text:style-name="T58">Larger, slower, cheaper memory</text:span></text:p>
          <text:p text:style-name="P55"><text:span text:style-name="T58">viewed as partitioned into “block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60" draw:text-style-name="P11" xml:id="id19" draw:id="id19" draw:layer="layout" svg:width="7.885cm" svg:height="1.422cm" svg:x="10.952cm" svg:y="9.069cm">
          <text:p text:style-name="P55"><text:span text:style-name="T59">Data is copied in block-sized transfer un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9" draw:text-style-name="P11" draw:layer="layout" svg:width="6.383cm" svg:height="1.879cm" svg:x="16.33cm" svg:y="6.212cm">
          <text:p text:style-name="P55"><text:span text:style-name="T58">Smaller, faster, more expensive</text:span></text:p>
          <text:p text:style-name="P55"><text:span text:style-name="T58">memory caches a <text:s/>subset of</text:span></text:p>
          <text:p text:style-name="P55"><text:span text:style-name="T58">th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56" xml:id="id20" draw:id="id20" draw:layer="layout" svg:width="2.116cm" svg:height="0.846cm" svg:x="5.715cm" svg:y="13.335cm">
          <text:p text:style-name="P54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56" xml:id="id21" draw:id="id21" draw:layer="layout" svg:width="2.116cm" svg:height="0.846cm" svg:x="7.197cm" svg:y="9.525cm">
          <text:p text:style-name="P54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1" draw:text-style-name="P56" xml:id="id22" draw:id="id22" draw:layer="layout" svg:width="2.116cm" svg:height="0.846cm" svg:x="5.715cm" svg:y="6.736cm">
          <text:p text:style-name="P54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62" draw:text-style-name="P57" xml:id="id23" draw:id="id23" draw:layer="layout" svg:width="2.116cm" svg:height="0.846cm" svg:x="10.372cm" svg:y="14.393cm">
          <text:p text:style-name="P54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62" draw:text-style-name="P57" xml:id="id24" draw:id="id24" draw:layer="layout" svg:width="2.116cm" svg:height="0.846cm" svg:x="7.197cm" svg:y="9.525cm">
          <text:p text:style-name="P54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2" draw:text-style-name="P57" xml:id="id25" draw:id="id25" draw:layer="layout" svg:width="2.116cm" svg:height="0.846cm" svg:x="10.372cm" svg:y="6.736cm">
          <text:p text:style-name="P54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968cm" svg:height="10.476cm" svg:x="3.81cm" svg:y="2.123cm" draw:page-number="33" presentation:class="page"/>
          <draw:frame draw:name="Notes Placeholder 2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General Cache Concepts: Hit" draw:style-name="dp1" draw:master-page-name="Title_20_Slide" presentation:presentation-page-layout-name="AL3T19">
        <office:forms form:automatic-focus="false" form:apply-design-mode="false"/>
        <draw:custom-shape draw:name="Up-Down Arrow 42" draw:style-name="gr54" draw:text-style-name="P52" draw:layer="layout" svg:width="1.904cm" svg:height="2.751cm" svg:x="9.313cm" svg:y="3.59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custom-shape draw:name="Up-Down Arrow 34" draw:style-name="gr54" draw:text-style-name="P52" draw:layer="layout" svg:width="1.904cm" svg:height="3.809cm" svg:x="9.313cm" svg:y="8.043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9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s</text:span><text:span text:style-name="T1">: </text:span><text:span text:style-name="T1">H</text:span><text:span text:style-name="T1">i</text:span><text:span text:style-name="T1">t</text:span></text:p>
          </draw:text-box>
        </draw:frame>
        <draw:custom-shape draw:name="Rectangle 2" draw:style-name="gr56" draw:text-style-name="P53" draw:layer="layout" svg:width="9.947cm" svg:height="5.714cm" svg:x="5.292cm" svg:y="11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6" draw:text-style-name="P53" draw:layer="layout" svg:width="9.947cm" svg:height="1.692cm" svg:x="5.292cm" svg:y="6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7" draw:text-style-name="P31" draw:layer="layout" svg:width="2.116cm" svg:height="0.846cm" svg:x="5.715cm" svg:y="12.277cm">
          <text:p text:style-name="P54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31" draw:layer="layout" svg:width="2.116cm" svg:height="0.846cm" svg:x="8.043cm" svg:y="12.277cm">
          <text:p text:style-name="P5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7" draw:text-style-name="P31" draw:layer="layout" svg:width="2.116cm" svg:height="0.846cm" svg:x="10.372cm" svg:y="12.277cm">
          <text:p text:style-name="P54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7" draw:text-style-name="P31" draw:layer="layout" svg:width="2.116cm" svg:height="0.846cm" svg:x="12.7cm" svg:y="12.277cm">
          <text:p text:style-name="P54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7" draw:text-style-name="P31" draw:layer="layout" svg:width="2.116cm" svg:height="0.846cm" svg:x="5.715cm" svg:y="13.335cm">
          <text:p text:style-name="P54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31" draw:layer="layout" svg:width="2.116cm" svg:height="0.846cm" svg:x="8.043cm" svg:y="13.335cm">
          <text:p text:style-name="P54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7" draw:text-style-name="P31" draw:layer="layout" svg:width="2.116cm" svg:height="0.846cm" svg:x="10.372cm" svg:y="13.335cm">
          <text:p text:style-name="P54"><text:span text:style-name="T1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31" draw:layer="layout" svg:width="2.116cm" svg:height="0.846cm" svg:x="12.7cm" svg:y="13.335cm">
          <text:p text:style-name="P54"><text:span text:style-name="T1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31" draw:layer="layout" svg:width="2.116cm" svg:height="0.846cm" svg:x="5.715cm" svg:y="14.393cm">
          <text:p text:style-name="P5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7" draw:text-style-name="P31" draw:layer="layout" svg:width="2.116cm" svg:height="0.846cm" svg:x="8.043cm" svg:y="14.393cm">
          <text:p text:style-name="P54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7" draw:text-style-name="P31" draw:layer="layout" svg:width="2.116cm" svg:height="0.846cm" svg:x="10.372cm" svg:y="14.393cm">
          <text:p text:style-name="P54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7" draw:text-style-name="P31" draw:layer="layout" svg:width="2.116cm" svg:height="0.846cm" svg:x="12.7cm" svg:y="14.393cm">
          <text:p text:style-name="P54"><text:span text:style-name="T1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31" draw:layer="layout" svg:width="2.116cm" svg:height="0.846cm" svg:x="5.715cm" svg:y="15.452cm">
          <text:p text:style-name="P54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7" draw:text-style-name="P31" draw:layer="layout" svg:width="2.116cm" svg:height="0.846cm" svg:x="8.043cm" svg:y="15.452cm">
          <text:p text:style-name="P54"><text:span text:style-name="T1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7" draw:text-style-name="P31" draw:layer="layout" svg:width="2.116cm" svg:height="0.846cm" svg:x="10.372cm" svg:y="15.452cm">
          <text:p text:style-name="P54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7" draw:text-style-name="P31" draw:layer="layout" svg:width="2.116cm" svg:height="0.846cm" svg:x="12.7cm" svg:y="15.452cm">
          <text:p text:style-name="P54"><text:span text:style-name="T1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8" draw:text-style-name="P25" draw:layer="layout" svg:x1="6.35cm" svg:y1="16.933cm" svg:x2="14.816cm" svg:y2="16.937cm">
          <text:p/>
        </draw:line>
        <draw:custom-shape draw:name="Rectangle 25" draw:style-name="gr57" draw:text-style-name="P31" draw:layer="layout" svg:width="2.116cm" svg:height="0.846cm" svg:x="5.715cm" svg:y="6.736cm">
          <text:p text:style-name="P5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7" draw:text-style-name="P31" draw:layer="layout" svg:width="2.116cm" svg:height="0.846cm" svg:x="8.043cm" svg:y="6.736cm">
          <text:p text:style-name="P54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7" draw:text-style-name="P31" draw:layer="layout" svg:width="2.116cm" svg:height="0.846cm" svg:x="10.372cm" svg:y="6.736cm">
          <text:p text:style-name="P54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7" draw:text-style-name="P31" draw:layer="layout" svg:width="2.116cm" svg:height="0.846cm" svg:x="12.7cm" svg:y="6.736cm">
          <text:p text:style-name="P54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draw:layer="layout" svg:width="2.607cm" svg:height="1.267cm" svg:x="2.206cm" svg:y="6.524cm">
          <text:p text:style-name="P17"><text:span text:style-name="T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7" draw:text-style-name="P11" draw:layer="layout" svg:width="3.526cm" svg:height="1.267cm" svg:x="1.285cm" svg:y="12.065cm">
          <text:p text:style-name="P17"><text:span text:style-name="T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9" draw:text-style-name="P11" xml:id="id27" draw:id="id27" draw:layer="layout" svg:width="7.814cm" svg:height="1.092cm" svg:x="16.463cm" svg:y="4.394cm">
          <text:p text:style-name="P55"><text:span text:style-name="T57">Data in block b is nee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7" draw:text-style-name="P11" xml:id="id26" draw:id="id26" draw:layer="layout" svg:width="3.246cm" svg:height="0.927cm" svg:x="11.124cm" svg:y="4.499cm">
          <text:p text:style-name="P29"><text:span text:style-name="T60">Request: 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1" draw:text-style-name="P56" xml:id="id28" draw:id="id28" draw:layer="layout" svg:width="2.116cm" svg:height="0.846cm" svg:x="10.372cm" svg:y="6.738cm">
          <text:p text:style-name="P54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9" draw:text-style-name="P11" xml:id="id29" draw:id="id29" draw:layer="layout" svg:width="5.956cm" svg:height="1.922cm" svg:x="16.503cm" svg:y="6.145cm">
          <text:p text:style-name="P55"><text:span text:style-name="T57">Block b is in cache:</text:span></text:p>
          <text:p text:style-name="P55"><text:span text:style-name="T61">H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0-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968cm" svg:height="10.476cm" svg:x="3.81cm" svg:y="2.123cm" draw:page-number="34" presentation:class="page"/>
          <draw:frame draw:name="Notes Placeholder 2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General Cache Concepts: Miss" draw:style-name="dp1" draw:master-page-name="Title_20_Slide" presentation:presentation-page-layout-name="AL3T19">
        <office:forms form:automatic-focus="false" form:apply-design-mode="false"/>
        <draw:custom-shape draw:name="Up-Down Arrow 42" draw:style-name="gr54" draw:text-style-name="P52" draw:layer="layout" svg:width="1.904cm" svg:height="2.751cm" svg:x="9.313cm" svg:y="3.59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custom-shape draw:name="Up-Down Arrow 34" draw:style-name="gr54" draw:text-style-name="P52" draw:layer="layout" svg:width="1.904cm" svg:height="3.809cm" svg:x="9.313cm" svg:y="8.043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inimum="0" draw:handle-range-y-maximum="?f1"/>
          </draw:enhanced-geometry>
        </draw:custom-shape>
        <draw:frame draw:name="Title 1" presentation:style-name="pr1" draw:text-style-name="P2" draw:layer="layout" svg:width="21.086cm" svg:height="2.116cm" svg:x="0.994cm" svg:y="1.236cm" presentation:class="title" presentation:user-transformed="true">
          <draw:text-box>
            <text:p text:style-name="P9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s</text:span><text:span text:style-name="T1">: </text:span><text:span text:style-name="T1">M</text:span><text:span text:style-name="T1">i</text:span><text:span text:style-name="T1">s</text:span><text:span text:style-name="T1">s</text:span></text:p>
          </draw:text-box>
        </draw:frame>
        <draw:custom-shape draw:name="Rectangle 2" draw:style-name="gr56" draw:text-style-name="P53" draw:layer="layout" svg:width="9.947cm" svg:height="5.714cm" svg:x="5.292cm" svg:y="11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6" draw:text-style-name="P53" draw:layer="layout" svg:width="9.947cm" svg:height="1.692cm" svg:x="5.292cm" svg:y="6.3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7" draw:text-style-name="P31" draw:layer="layout" svg:width="2.116cm" svg:height="0.846cm" svg:x="5.715cm" svg:y="12.277cm">
          <text:p text:style-name="P54"><text:span text:style-name="T1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31" draw:layer="layout" svg:width="2.116cm" svg:height="0.846cm" svg:x="8.043cm" svg:y="12.277cm">
          <text:p text:style-name="P5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7" draw:text-style-name="P31" draw:layer="layout" svg:width="2.116cm" svg:height="0.846cm" svg:x="10.372cm" svg:y="12.277cm">
          <text:p text:style-name="P54"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7" draw:text-style-name="P31" draw:layer="layout" svg:width="2.116cm" svg:height="0.846cm" svg:x="12.7cm" svg:y="12.277cm">
          <text:p text:style-name="P54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7" draw:text-style-name="P31" draw:layer="layout" svg:width="2.116cm" svg:height="0.846cm" svg:x="5.715cm" svg:y="13.335cm">
          <text:p text:style-name="P54"><text:span text:style-name="T1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31" draw:layer="layout" svg:width="2.116cm" svg:height="0.846cm" svg:x="8.043cm" svg:y="13.335cm">
          <text:p text:style-name="P54"><text:span text:style-name="T1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7" draw:text-style-name="P31" draw:layer="layout" svg:width="2.116cm" svg:height="0.846cm" svg:x="10.372cm" svg:y="13.335cm">
          <text:p text:style-name="P54"><text:span text:style-name="T1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31" draw:layer="layout" svg:width="2.116cm" svg:height="0.846cm" svg:x="12.7cm" svg:y="13.335cm">
          <text:p text:style-name="P54"><text:span text:style-name="T1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31" draw:layer="layout" svg:width="2.116cm" svg:height="0.846cm" svg:x="5.715cm" svg:y="14.393cm">
          <text:p text:style-name="P5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7" draw:text-style-name="P31" draw:layer="layout" svg:width="2.116cm" svg:height="0.846cm" svg:x="8.043cm" svg:y="14.393cm">
          <text:p text:style-name="P54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7" draw:text-style-name="P31" draw:layer="layout" svg:width="2.116cm" svg:height="0.846cm" svg:x="10.372cm" svg:y="14.393cm">
          <text:p text:style-name="P54"><text:span text:style-name="T1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7" draw:text-style-name="P31" draw:layer="layout" svg:width="2.116cm" svg:height="0.846cm" svg:x="12.7cm" svg:y="14.393cm">
          <text:p text:style-name="P54"><text:span text:style-name="T1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31" draw:layer="layout" svg:width="2.116cm" svg:height="0.846cm" svg:x="5.715cm" svg:y="15.452cm">
          <text:p text:style-name="P54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7" draw:text-style-name="P31" draw:layer="layout" svg:width="2.116cm" svg:height="0.846cm" svg:x="8.043cm" svg:y="15.452cm">
          <text:p text:style-name="P54"><text:span text:style-name="T12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57" draw:text-style-name="P31" draw:layer="layout" svg:width="2.116cm" svg:height="0.846cm" svg:x="10.372cm" svg:y="15.452cm">
          <text:p text:style-name="P54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7" draw:text-style-name="P31" draw:layer="layout" svg:width="2.116cm" svg:height="0.846cm" svg:x="12.7cm" svg:y="15.452cm">
          <text:p text:style-name="P54"><text:span text:style-name="T12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58" draw:text-style-name="P25" draw:layer="layout" svg:x1="6.35cm" svg:y1="16.933cm" svg:x2="14.816cm" svg:y2="16.937cm">
          <text:p/>
        </draw:line>
        <draw:custom-shape draw:name="Rectangle 25" draw:style-name="gr57" draw:text-style-name="P31" draw:layer="layout" svg:width="2.116cm" svg:height="0.846cm" svg:x="5.715cm" svg:y="6.736cm">
          <text:p text:style-name="P5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57" draw:text-style-name="P31" draw:layer="layout" svg:width="2.116cm" svg:height="0.846cm" svg:x="8.043cm" svg:y="6.736cm">
          <text:p text:style-name="P54"><text:span text:style-name="T1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57" draw:text-style-name="P31" draw:layer="layout" svg:width="2.116cm" svg:height="0.846cm" svg:x="10.372cm" svg:y="6.736cm">
          <text:p text:style-name="P54"><text:span text:style-name="T12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7" draw:text-style-name="P31" draw:layer="layout" svg:width="2.116cm" svg:height="0.846cm" svg:x="12.7cm" svg:y="6.736cm">
          <text:p text:style-name="P54"><text:span text:style-name="T1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draw:layer="layout" svg:width="2.607cm" svg:height="1.267cm" svg:x="2.206cm" svg:y="6.524cm">
          <text:p text:style-name="P17"><text:span text:style-name="T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7" draw:text-style-name="P11" draw:layer="layout" svg:width="3.526cm" svg:height="1.267cm" svg:x="1.285cm" svg:y="12.065cm">
          <text:p text:style-name="P17"><text:span text:style-name="T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9" draw:text-style-name="P11" xml:id="id31" draw:id="id31" draw:layer="layout" svg:width="7.814cm" svg:height="1.092cm" svg:x="16.463cm" svg:y="4.394cm">
          <text:p text:style-name="P55"><text:span text:style-name="T57">Data in block b is nee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7" draw:text-style-name="P11" xml:id="id30" draw:id="id30" draw:layer="layout" svg:width="3.246cm" svg:height="0.927cm" svg:x="11.124cm" svg:y="4.499cm">
          <text:p text:style-name="P29"><text:span text:style-name="T60">Request: 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9" draw:text-style-name="P11" xml:id="id32" draw:id="id32" draw:layer="layout" svg:width="7.107cm" svg:height="1.922cm" svg:x="16.504cm" svg:y="6.145cm">
          <text:p text:style-name="P55"><text:span text:style-name="T57">Block b is not in cache:</text:span></text:p>
          <text:p text:style-name="P55"><text:span text:style-name="T61">Mis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9" draw:text-style-name="P11" xml:id="id34" draw:id="id34" draw:layer="layout" svg:width="7.141cm" svg:height="1.922cm" svg:x="16.53cm" svg:y="8.897cm">
          <text:p text:style-name="P55"><text:span text:style-name="T57">Block b is fetched from</text:span></text:p>
          <text:p text:style-name="P55"><text:span text:style-name="T5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7" draw:text-style-name="P11" xml:id="id33" draw:id="id33" draw:layer="layout" svg:width="3.246cm" svg:height="0.927cm" svg:x="11.124cm" svg:y="9.431cm">
          <text:p text:style-name="P29"><text:span text:style-name="T60">Request: 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56" xml:id="id35" draw:id="id35" draw:layer="layout" svg:width="2.116cm" svg:height="0.846cm" svg:x="5.715cm" svg:y="15.452cm">
          <text:p text:style-name="P54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56" xml:id="id36" draw:id="id36" draw:layer="layout" svg:width="2.116cm" svg:height="0.846cm" svg:x="7.197cm" svg:y="9.525cm">
          <text:p text:style-name="P54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1" draw:text-style-name="P56" xml:id="id37" draw:id="id37" draw:layer="layout" svg:width="2.116cm" svg:height="0.846cm" svg:x="8.043cm" svg:y="6.738cm">
          <text:p text:style-name="P54"><text:span text:style-name="T1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9" draw:text-style-name="P11" draw:layer="layout" svg:width="7.772cm" svg:height="4.822cm" svg:x="16.528cm" svg:y="11.665cm">
          <text:p xml:id="id38" text:id="id38" text:style-name="P55"><text:span text:style-name="T57">Block b is stored in cache</text:span></text:p>
          <text:list text:style-name="L10">
            <text:list-item>
              <text:p xml:id="id39" text:id="id39" text:style-name="P58"><text:span text:style-name="T62">Placement policy:</text:span><text:span text:style-name="T10"><text:line-break/></text:span><text:span text:style-name="T10">determines where b goes</text:span></text:p>
            </text:list-item>
            <text:list-item>
              <text:p xml:id="id40" text:id="id40" text:style-name="P58"><text:span text:style-name="T62">Replacement policy:</text:span><text:span text:style-name="T62"><text:line-break/></text:span><text:span text:style-name="T10">determines which block</text:span><text:span text:style-name="T10"><text:line-break/></text:span><text:span text:style-name="T10">gets evicted (victi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0-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968cm" svg:height="10.476cm" svg:x="3.81cm" svg:y="2.123cm" draw:page-number="35" presentation:class="page"/>
          <draw:frame draw:name="Notes Placeholder 2" presentation:style-name="pr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General Caching Concepts: &#10;Types of Cache Misses" draw:style-name="dp1" draw:master-page-name="Title_20_Slide" presentation:presentation-page-layout-name="AL2T11">
        <office:forms form:automatic-focus="false" form:apply-design-mode="false"/>
        <draw:frame draw:name="Rectangle 4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 </text:span><text:span text:style-name="T1">C</text:span><text:span text:style-name="T1">a</text:span><text:span text:style-name="T1">c</text:span><text:span text:style-name="T1">h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s</text:span><text:span text:style-name="T1">: </text:span><text:span text:style-name="T1"><text:line-break/></text:span><text:span text:style-name="T1">T</text:span><text:span text:style-name="T1">y</text:span><text:span text:style-name="T1">p</text:span><text:span text:style-name="T1">e</text:span><text:span text:style-name="T1">s </text:span><text:span text:style-name="T1">o</text:span><text:span text:style-name="T1">f </text:span><text:span text:style-name="T1">C</text:span><text:span text:style-name="T1">a</text:span><text:span text:style-name="T1">c</text:span><text:span text:style-name="T1">h</text:span><text:span text:style-name="T1">e</text:span><text:span text:style-name="T1"> </text:span><text:span text:style-name="T1">M</text:span><text:span text:style-name="T1">i</text:span><text:span text:style-name="T1">s</text:span><text:span text:style-name="T1">s</text:span><text:span text:style-name="T1">e</text:span><text:span text:style-name="T1">s</text:span></text:p>
          </draw:text-box>
        </draw:frame>
        <draw:frame draw:name="Rectangle 5" presentation:style-name="pr8" draw:text-style-name="P11" draw:layer="layout" svg:width="23.662cm" svg:height="13.81cm" svg:x="1.102cm" svg:y="4.815cm" presentation:class="outline" presentation:user-transformed="true">
          <draw:text-box>
            <text:list text:style-name="L3">
              <text:list-item>
                <text:p text:style-name="P14"><text:span text:style-name="T50">Cold (compulsory) miss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Cold misses occur because the cache is empty.</text:span></text:p>
                  </text:list-item>
                </text:list>
              </text:list-item>
              <text:list-item>
                <text:p text:style-name="P14"><text:span text:style-name="T50">Conflict miss</text:span></text:p>
                <text:list>
                  <text:list-item>
                    <text:p text:style-name="P15"><text:span text:style-name="T10">Most caches limit blocks at level k+1 to a small subset (sometimes a </text:span><text:span text:style-name="T10">singleton) of the block positions at level k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>E.g. Block i at level k+1 must be placed in block (i mod 4) at level k.</text:span></text:p>
                      </text:list-item>
                    </text:list>
                  </text:list-item>
                  <text:list-item>
                    <text:p text:style-name="P15"><text:span text:style-name="T10">Conflict misses occur when the level k cache is large enough, but multiple </text:span><text:span text:style-name="T10">data objects all map to the same level k block.</text:span></text:p>
                    <text:list>
                      <text:list-item>
                        <text:p text:style-name="P15"><text:span text:style-name="T10">E.g. Referencing blocks 0, 8, 0, 8, 0, 8, ... would miss every time.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50">Capacity miss</text:span></text:p>
                <text:list>
                  <text:list-item>
                    <text:p text:style-name="P15"><text:span text:style-name="T10">Occurs when the set of active cache blocks (</text:span><text:span text:style-name="T63">working set</text:span><text:span text:style-name="T10">) is larger than the </text:span><text:span text:style-name="T10">cach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36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/text:p>
          </draw:text-box>
        </draw:frame>
        <draw:frame draw:name="Rectangle 3" presentation:style-name="pr8" draw:text-style-name="P11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4"><text:span text:style-name="T9">The speed gap between CPU, memory and mass storage </text:span><text:span text:style-name="T9">continues to widen.</text:span></text:p>
              </text:list-item>
            </text:list>
            <text:p text:style-name="P14"><text:span text:style-name="T6"/></text:p>
            <text:list text:continue-numbering="true" text:style-name="L3">
              <text:list-item>
                <text:p text:style-name="P14"><text:span text:style-name="T9">Well-written programs exhibit a property called </text:span><text:span text:style-name="T64">locality</text:span><text:span text:style-name="T9">.</text:span></text:p>
              </text:list-item>
            </text:list>
            <text:p text:style-name="P44"><text:span text:style-name="T6"/></text:p>
            <text:list text:continue-numbering="true" text:style-name="L3">
              <text:list-item>
                <text:p text:style-name="P47"><text:span text:style-name="T9">Memory hierarchies based on </text:span><text:span text:style-name="T64">caching</text:span><text:span text:style-name="T9"> close the gap by </text:span><text:span text:style-name="T9">exploiting locality.</text:span></text:p>
              </text:list-item>
            </text:list>
            <text:p text:style-name="P47"><text:span text:style-name="T6"/></text:p>
            <text:list text:continue-numbering="true" text:style-name="L3">
              <text:list-item>
                <text:p text:style-name="P47"><text:span text:style-name="T9">Compilers can help to optimize you code, but 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0">will not change the asymptotic behavior</text:span></text:p>
                  </text:list-item>
                  <text:list-item>
                    <text:p text:style-name="P3"><text:span text:style-name="T10">can only give limited help with memory optimizations</text:span><text:span text:style-name="T2"> </text:span></text:p>
                  </text:list-item>
                </text:list>
              </text:list-item>
            </text:list>
            <text:p text:style-name="P47"><text:span text:style-name="T6"/></text:p>
          </draw:text-box>
        </draw:frame>
        <presentation:notes draw:style-name="dp2">
          <draw:page-thumbnail draw:name="Rectangle 2" draw:style-name="gr1" draw:layer="layout" svg:width="13.968cm" svg:height="10.476cm" svg:x="3.81cm" svg:y="2.123cm" draw:page-number="37" presentation:class="page"/>
          <draw:frame draw:name="Rectangle 3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Arial1" svg:font-family="Arial"/>
    <style:font-face style:name="Arial Narrow1" svg:font-family="'Arial Narrow'"/>
    <style:font-face style:name="Courier New3" svg:font-family="'Courier New'"/>
    <style:font-face style:name="Times1" svg:font-family="Times"/>
    <style:font-face style:name="ＭＳ Ｐゴシック1" svg:font-family="'ＭＳ Ｐゴシック'"/>
    <style:font-face style:name="Courier New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Calibri3" svg:font-family="Calibri" style:font-pitch="variable"/>
    <style:font-face style:name="Courier New2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Times" svg:font-family="Times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modern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3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2d2f4" draw:end-color="#d2d2f4" draw:start-intensity="100%" draw:end-intensity="100%" draw:angle="181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linear" draw:start="7%" draw:end="100%" draw:angle="181deg" draw:border="0%"/>
    <draw:marker draw:name="Arrow" svg:viewBox="0 0 20 30" svg:d="M10 0l-10 30h20z"/>
    <draw:marker draw:name="msArrowEnd_20_1" draw:display-name="msArrowEnd 1" svg:viewBox="0 0 200 200" svg:d="M100 0l100 200h-20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40%" draw:distance="105%"/>
    <draw:stroke-dash draw:name="Dashed_20__28_var_29__20_7" draw:display-name="Dashed (var) 7" draw:style="rect" draw:dots2="1" draw:dots2-length="0.14cm" draw:distance="0.105cm"/>
    <draw:stroke-dash draw:name="Dashed_20__28_var_29__20_8" draw:display-name="Dashed (var) 8" draw:style="round" draw:dots1="1" draw:dots1-length="247%" draw:distance="24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7" draw:layer="backgroundobjects" svg:width="1.9cm" svg:height="0.744cm" svg:x="24.015cm" svg:y="18.366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 </text:span><text:span text:style-name="MT3">M</text:span><text:span text:style-name="MT3">a</text:span><text:span text:style-name="MT3">s</text:span><text:span text:style-name="MT3">t</text:span><text:span text:style-name="MT3">e</text:span><text:span text:style-name="MT3">r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564</meta:editing-cycles>
    <meta:print-date>2016-10-03T08:47:48</meta:print-date>
    <meta:creation-date>2018-10-01T08:22:40</meta:creation-date>
    <dc:date>2021-09-21T22:53:43.465138611</dc:date>
    <meta:editing-duration>P11DT19H32M5S</meta:editing-duration>
    <meta:generator>LibreOffice/7.0.6.2$Linux_X86_64 LibreOffice_project/00$Build-2</meta:generator>
    <meta:document-statistic meta:object-count="471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4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aximum="20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75pt" style:font-family-asian="Arial" style:font-size-asian="10.75pt" style:font-family-complex="Arial" style:font-size-complex="10.75pt"/>
    </style:style>
    <style:style style:name="ch4" style:family="chart">
      <style:chart-properties style:rotation-angle="0"/>
      <style:graphic-properties svg:stroke-width="0.071cm"/>
      <style:text-properties fo:color="#000000" style:text-position="0% 100%" fo:font-family="Arial" fo:font-size="10.75pt" fo:font-weight="bold" style:font-family-asian="Arial" style:font-size-asian="10.75pt" style:font-weight-asian="bold" style:font-family-complex="Arial" style:font-size-complex="10.75pt" style:font-weight-complex="bold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75pt" style:font-family-asian="Arial" style:font-size-asian="10.75pt" style:font-family-complex="Arial" style:font-size-complex="10.75pt"/>
    </style:style>
    <style:style style:name="ch6" style:family="chart">
      <style:chart-properties style:rotation-angle="90"/>
      <style:graphic-properties svg:stroke-width="0.071cm"/>
      <style:text-properties fo:color="#000000" style:text-position="0% 100%" fo:font-family="Arial" fo:font-size="10.75pt" fo:font-weight="bold" style:font-family-asian="Arial" style:font-size-asian="10.75pt" style:font-weight-asian="bold" style:font-family-complex="Arial" style:font-size-complex="10.75pt" style:font-weight-complex="bold"/>
    </style:style>
    <style:style style:name="ch7" style:family="chart">
      <style:graphic-properties svg:stroke-width="0.009cm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width="0.079cm" svg:stroke-color="#333333" draw:fill-color="#33333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176cm" chart:symbol-height="0.176cm" chart:link-data-style-to-source="true"/>
      <style:graphic-properties draw:stroke="none" svg:stroke-width="0.079cm" svg:stroke-color="#333333" draw:fill-color="#333333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86cm" svg:height="9.102cm" xlink:href="." xlink:type="simple" chart:class="chart:scatter" chart:style-name="ch1">
        <chart:plot-area chart:style-name="ch2" chart:data-source-has-labels="both" svg:x="1.089cm" svg:y="0.365cm" svg:width="14.486cm" svg:height="7.892cm">
          <chart:coordinate-region svg:x="2.187cm" svg:y="0.577cm" svg:width="13.069cm" svg:height="7.007cm"/>
          <chart:axis chart:dimension="x" chart:name="primary-x" chart:style-name="ch3" chartooo:axis-type="auto">
            <chart:title svg:x="7.837cm" svg:y="8.271cm" chart:style-name="ch4">
              <text:p>Elements</text:p>
            </chart:title>
            <chart:categories table:cell-range-address="local-table.$A$2:.$A$31"/>
          </chart:axis>
          <chart:axis chart:dimension="y" chart:name="primary-y" chart:style-name="ch5">
            <chart:title svg:x="0.42cm" svg:y="3.545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31" chart:label-cell-address="local-table.$B$1" chart:class="chart:scatter">
            <chart:domain table:cell-range-address="local-table.$C$2:.$C$31"/>
            <chart:data-point chart:repeated="30"/>
          </chart:series>
          <chart:series chart:style-name="ch9" chart:values-cell-range-address="local-table.$D$2:.$D$31" chart:label-cell-address="local-table.$D$1" chart:class="chart:scatter">
            <chart:domain table:cell-range-address="local-table.$E$2:.$E$31"/>
            <chart:data-point chart:repeated="30"/>
          </chart:series>
          <chart:series chart:style-name="ch10" chart:values-cell-range-address="local-table.$F$2:.$F$31" chart:label-cell-address="local-table.$F$1" chart:class="chart:scatter">
            <chart:domain table:cell-range-address="local-table.$G$2:.$G$31"/>
            <chart:data-point chart:repeated="30"/>
          </chart:series>
          <chart:series chart:style-name="ch9" chart:values-cell-range-address="local-table.$H$2:.$H$31" chart:label-cell-address="local-table.$H$1" chart:class="chart:scatter">
            <chart:domain table:cell-range-address="local-table.$I$2:.$I$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um1</text:p>
              </table:table-cell>
              <table:table-cell office:value-type="string">
                <text:p>Series2</text:p>
              </table:table-cell>
              <table:table-cell office:value-type="string">
                <text:p>psum1i</text:p>
              </table:table-cell>
              <table:table-cell office:value-type="string">
                <text:p>Series4</text:p>
              </table:table-cell>
              <table:table-cell office:value-type="string">
                <text:p>psum2</text:p>
              </table:table-cell>
              <table:table-cell office:value-type="string">
                <text:p>Series6</text:p>
              </table:table-cell>
              <table:table-cell office:value-type="string">
                <text:p>psum2i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67.79">
                <text:p>367.79</text:p>
              </table:table-cell>
              <table:table-cell office:value-type="float" office:value="0">
                <text:p>0</text:p>
              </table:table-cell>
              <table:table-cell office:value-type="float" office:value="1535.1">
                <text:p>1535.1</text:p>
              </table:table-cell>
              <table:table-cell office:value-type="float" office:value="0">
                <text:p>0</text:p>
              </table:table-cell>
              <table:table-cell office:value-type="float" office:value="367.66">
                <text:p>367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2107.43">
                <text:p>2107.43</text:p>
              </table:table-cell>
              <table:table-cell office:value-type="float" office:value="193">
                <text:p>193</text:p>
              </table:table-cell>
              <table:table-cell office:value-type="float" office:value="1100.4">
                <text:p>1100.4</text:p>
              </table:table-cell>
              <table:table-cell office:value-type="float" office:value="193">
                <text:p>193</text:p>
              </table:table-cell>
              <table:table-cell office:value-type="float" office:value="1531.11">
                <text:p>1531.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1449.43">
                <text:p>1449.43</text:p>
              </table:table-cell>
              <table:table-cell office:value-type="float" office:value="120">
                <text:p>120</text:p>
              </table:table-cell>
              <table:table-cell office:value-type="float" office:value="921.9">
                <text:p>921.9</text:p>
              </table:table-cell>
              <table:table-cell office:value-type="float" office:value="120">
                <text:p>120</text:p>
              </table:table-cell>
              <table:table-cell office:value-type="float" office:value="1091.05">
                <text:p>1091.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188.03">
                <text:p>1188.03</text:p>
              </table:table-cell>
              <table:table-cell office:value-type="float" office:value="91">
                <text:p>91</text:p>
              </table:table-cell>
              <table:table-cell office:value-type="float" office:value="940.8">
                <text:p>940.8</text:p>
              </table:table-cell>
              <table:table-cell office:value-type="float" office:value="91">
                <text:p>91</text:p>
              </table:table-cell>
              <table:table-cell office:value-type="float" office:value="916.23">
                <text:p>916.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224.09">
                <text:p>1224.09</text:p>
              </table:table-cell>
              <table:table-cell office:value-type="float" office:value="95">
                <text:p>95</text:p>
              </table:table-cell>
              <table:table-cell office:value-type="float" office:value="1545.6">
                <text:p>1545.6</text:p>
              </table:table-cell>
              <table:table-cell office:value-type="float" office:value="95">
                <text:p>95</text:p>
              </table:table-cell>
              <table:table-cell office:value-type="float" office:value="940.339999999999">
                <text:p>940.339999999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2134.47">
                <text:p>2134.47</text:p>
              </table:table-cell>
              <table:table-cell office:value-type="float" office:value="196">
                <text:p>196</text:p>
              </table:table-cell>
              <table:table-cell office:value-type="float" office:value="949.2">
                <text:p>949.2</text:p>
              </table:table-cell>
              <table:table-cell office:value-type="float" office:value="196">
                <text:p>196</text:p>
              </table:table-cell>
              <table:table-cell office:value-type="float" office:value="1549.2">
                <text:p>1549.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1242.12">
                <text:p>1242.12</text:p>
              </table:table-cell>
              <table:table-cell office:value-type="float" office:value="97">
                <text:p>97</text:p>
              </table:table-cell>
              <table:table-cell office:value-type="float" office:value="1455.3">
                <text:p>1455.3</text:p>
              </table:table-cell>
              <table:table-cell office:value-type="float" office:value="97">
                <text:p>97</text:p>
              </table:table-cell>
              <table:table-cell office:value-type="float" office:value="952.4">
                <text:p>952.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1999.27">
                <text:p>1999.27</text:p>
              </table:table-cell>
              <table:table-cell office:value-type="float" office:value="181">
                <text:p>181</text:p>
              </table:table-cell>
              <table:table-cell office:value-type="float" office:value="917.7">
                <text:p>917.7</text:p>
              </table:table-cell>
              <table:table-cell office:value-type="float" office:value="181">
                <text:p>181</text:p>
              </table:table-cell>
              <table:table-cell office:value-type="float" office:value="1458.77">
                <text:p>1458.7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1188.03">
                <text:p>1188.03</text:p>
              </table:table-cell>
              <table:table-cell office:value-type="float" office:value="91">
                <text:p>91</text:p>
              </table:table-cell>
              <table:table-cell office:value-type="float" office:value="865.2">
                <text:p>865.2</text:p>
              </table:table-cell>
              <table:table-cell office:value-type="float" office:value="91">
                <text:p>91</text:p>
              </table:table-cell>
              <table:table-cell office:value-type="float" office:value="916.23">
                <text:p>916.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1115.92">
                <text:p>1115.92</text:p>
              </table:table-cell>
              <table:table-cell office:value-type="float" office:value="83">
                <text:p>83</text:p>
              </table:table-cell>
              <table:table-cell office:value-type="float" office:value="623.7">
                <text:p>623.7</text:p>
              </table:table-cell>
              <table:table-cell office:value-type="float" office:value="83">
                <text:p>83</text:p>
              </table:table-cell>
              <table:table-cell office:value-type="float" office:value="868.01">
                <text:p>868.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755.38">
                <text:p>755.38</text:p>
              </table:table-cell>
              <table:table-cell office:value-type="float" office:value="43">
                <text:p>43</text:p>
              </table:table-cell>
              <table:table-cell office:value-type="float" office:value="1467.9">
                <text:p>1467.9</text:p>
              </table:table-cell>
              <table:table-cell office:value-type="float" office:value="43">
                <text:p>43</text:p>
              </table:table-cell>
              <table:table-cell office:value-type="float" office:value="626.87">
                <text:p>626.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2017.29">
                <text:p>2017.29</text:p>
              </table:table-cell>
              <table:table-cell office:value-type="float" office:value="183">
                <text:p>183</text:p>
              </table:table-cell>
              <table:table-cell office:value-type="float" office:value="1209.6">
                <text:p>1209.6</text:p>
              </table:table-cell>
              <table:table-cell office:value-type="float" office:value="183">
                <text:p>183</text:p>
              </table:table-cell>
              <table:table-cell office:value-type="float" office:value="1470.83">
                <text:p>1470.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1629.7">
                <text:p>1629.7</text:p>
              </table:table-cell>
              <table:table-cell office:value-type="float" office:value="140">
                <text:p>140</text:p>
              </table:table-cell>
              <table:table-cell office:value-type="float" office:value="1253.7">
                <text:p>1253.7</text:p>
              </table:table-cell>
              <table:table-cell office:value-type="float" office:value="140">
                <text:p>140</text:p>
              </table:table-cell>
              <table:table-cell office:value-type="float" office:value="1211.62">
                <text:p>1211.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1683.79">
                <text:p>1683.79</text:p>
              </table:table-cell>
              <table:table-cell office:value-type="float" office:value="146">
                <text:p>146</text:p>
              </table:table-cell>
              <table:table-cell office:value-type="float" office:value="936.6">
                <text:p>936.6</text:p>
              </table:table-cell>
              <table:table-cell office:value-type="float" office:value="146">
                <text:p>146</text:p>
              </table:table-cell>
              <table:table-cell office:value-type="float" office:value="1247.79">
                <text:p>1247.7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1215.07">
                <text:p>1215.07</text:p>
              </table:table-cell>
              <table:table-cell office:value-type="float" office:value="94">
                <text:p>94</text:p>
              </table:table-cell>
              <table:table-cell office:value-type="float" office:value="1173.9">
                <text:p>1173.9</text:p>
              </table:table-cell>
              <table:table-cell office:value-type="float" office:value="94">
                <text:p>94</text:p>
              </table:table-cell>
              <table:table-cell office:value-type="float" office:value="934.319999999999">
                <text:p>934.3199999999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575.62">
                <text:p>1575.62</text:p>
              </table:table-cell>
              <table:table-cell office:value-type="float" office:value="134">
                <text:p>134</text:p>
              </table:table-cell>
              <table:table-cell office:value-type="float" office:value="1352.4">
                <text:p>1352.4</text:p>
              </table:table-cell>
              <table:table-cell office:value-type="float" office:value="134">
                <text:p>134</text:p>
              </table:table-cell>
              <table:table-cell office:value-type="float" office:value="1175.45">
                <text:p>1175.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837.02">
                <text:p>1837.02</text:p>
              </table:table-cell>
              <table:table-cell office:value-type="float" office:value="163">
                <text:p>163</text:p>
              </table:table-cell>
              <table:table-cell office:value-type="float" office:value="1150.8">
                <text:p>1150.8</text:p>
              </table:table-cell>
              <table:table-cell office:value-type="float" office:value="163">
                <text:p>163</text:p>
              </table:table-cell>
              <table:table-cell office:value-type="float" office:value="1350.27">
                <text:p>1350.2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1548.58">
                <text:p>1548.58</text:p>
              </table:table-cell>
              <table:table-cell office:value-type="float" office:value="131">
                <text:p>131</text:p>
              </table:table-cell>
              <table:table-cell office:value-type="float" office:value="1029">
                <text:p>1029</text:p>
              </table:table-cell>
              <table:table-cell office:value-type="float" office:value="131">
                <text:p>131</text:p>
              </table:table-cell>
              <table:table-cell office:value-type="float" office:value="1157.36">
                <text:p>1157.3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1359.29">
                <text:p>1359.29</text:p>
              </table:table-cell>
              <table:table-cell office:value-type="float" office:value="110">
                <text:p>110</text:p>
              </table:table-cell>
              <table:table-cell office:value-type="float" office:value="1461.6">
                <text:p>1461.6</text:p>
              </table:table-cell>
              <table:table-cell office:value-type="float" office:value="110">
                <text:p>110</text:p>
              </table:table-cell>
              <table:table-cell office:value-type="float" office:value="1030.77">
                <text:p>1030.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2008.28">
                <text:p>2008.28</text:p>
              </table:table-cell>
              <table:table-cell office:value-type="float" office:value="182">
                <text:p>182</text:p>
              </table:table-cell>
              <table:table-cell office:value-type="float" office:value="1509.9">
                <text:p>1509.9</text:p>
              </table:table-cell>
              <table:table-cell office:value-type="float" office:value="182">
                <text:p>182</text:p>
              </table:table-cell>
              <table:table-cell office:value-type="float" office:value="1464.8">
                <text:p>1464.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2071.37">
                <text:p>2071.37</text:p>
              </table:table-cell>
              <table:table-cell office:value-type="float" office:value="189">
                <text:p>189</text:p>
              </table:table-cell>
              <table:table-cell office:value-type="float" office:value="1039.5">
                <text:p>1039.5</text:p>
              </table:table-cell>
              <table:table-cell office:value-type="float" office:value="189">
                <text:p>189</text:p>
              </table:table-cell>
              <table:table-cell office:value-type="float" office:value="1507">
                <text:p>15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377.32">
                <text:p>1377.32</text:p>
              </table:table-cell>
              <table:table-cell office:value-type="float" office:value="112">
                <text:p>112</text:p>
              </table:table-cell>
              <table:table-cell office:value-type="float" office:value="1215.9">
                <text:p>1215.9</text:p>
              </table:table-cell>
              <table:table-cell office:value-type="float" office:value="112">
                <text:p>112</text:p>
              </table:table-cell>
              <table:table-cell office:value-type="float" office:value="1042.82">
                <text:p>1042.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638.72">
                <text:p>1638.72</text:p>
              </table:table-cell>
              <table:table-cell office:value-type="float" office:value="141">
                <text:p>141</text:p>
              </table:table-cell>
              <table:table-cell office:value-type="float" office:value="1478.4">
                <text:p>1478.4</text:p>
              </table:table-cell>
              <table:table-cell office:value-type="float" office:value="141">
                <text:p>141</text:p>
              </table:table-cell>
              <table:table-cell office:value-type="float" office:value="1217.64">
                <text:p>1217.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2035.32">
                <text:p>2035.32</text:p>
              </table:table-cell>
              <table:table-cell office:value-type="float" office:value="185">
                <text:p>185</text:p>
              </table:table-cell>
              <table:table-cell office:value-type="float" office:value="1505.7">
                <text:p>1505.7</text:p>
              </table:table-cell>
              <table:table-cell office:value-type="float" office:value="185">
                <text:p>185</text:p>
              </table:table-cell>
              <table:table-cell office:value-type="float" office:value="1482.89">
                <text:p>1482.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2062.36">
                <text:p>2062.36</text:p>
              </table:table-cell>
              <table:table-cell office:value-type="float" office:value="188">
                <text:p>188</text:p>
              </table:table-cell>
              <table:table-cell office:value-type="float" office:value="642.6">
                <text:p>642.6</text:p>
              </table:table-cell>
              <table:table-cell office:value-type="float" office:value="188">
                <text:p>188</text:p>
              </table:table-cell>
              <table:table-cell office:value-type="float" office:value="1500.97">
                <text:p>1500.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791.429999999999">
                <text:p>791.429999999999</text:p>
              </table:table-cell>
              <table:table-cell office:value-type="float" office:value="47">
                <text:p>47</text:p>
              </table:table-cell>
              <table:table-cell office:value-type="float" office:value="1152.9">
                <text:p>1152.9</text:p>
              </table:table-cell>
              <table:table-cell office:value-type="float" office:value="47">
                <text:p>47</text:p>
              </table:table-cell>
              <table:table-cell office:value-type="float" office:value="650.99">
                <text:p>650.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1539.57">
                <text:p>1539.57</text:p>
              </table:table-cell>
              <table:table-cell office:value-type="float" office:value="130">
                <text:p>130</text:p>
              </table:table-cell>
              <table:table-cell office:value-type="float" office:value="987">
                <text:p>987</text:p>
              </table:table-cell>
              <table:table-cell office:value-type="float" office:value="130">
                <text:p>130</text:p>
              </table:table-cell>
              <table:table-cell office:value-type="float" office:value="1151.33">
                <text:p>1151.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1287.18">
                <text:p>1287.18</text:p>
              </table:table-cell>
              <table:table-cell office:value-type="float" office:value="102">
                <text:p>102</text:p>
              </table:table-cell>
              <table:table-cell office:value-type="float" office:value="732.9">
                <text:p>732.9</text:p>
              </table:table-cell>
              <table:table-cell office:value-type="float" office:value="102">
                <text:p>102</text:p>
              </table:table-cell>
              <table:table-cell office:value-type="float" office:value="982.54">
                <text:p>982.5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899.6">
                <text:p>899.6</text:p>
              </table:table-cell>
              <table:table-cell office:value-type="float" office:value="59">
                <text:p>59</text:p>
              </table:table-cell>
              <table:table-cell office:value-type="float" office:value="1419.6">
                <text:p>1419.6</text:p>
              </table:table-cell>
              <table:table-cell office:value-type="float" office:value="59">
                <text:p>59</text:p>
              </table:table-cell>
              <table:table-cell office:value-type="float" office:value="723.329999999999">
                <text:p>723.3299999999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1936.17">
                <text:p>1936.17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1416.58">
                <text:p>1416.58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121">
      <number:number number:decimal-places="1" number:min-decimal-places="1" number:min-integer-digits="1" number:grouping="true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d9d9d9"/>
      <style:text-properties fo:color="#000000"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axis-label-position="outside-start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2pt" fo:font-weight="bold" style:font-size-asian="12pt" style:font-weight-asian="bold" style:font-size-complex="12pt" style:font-weight-complex="bold"/>
    </style:style>
    <style:style style:name="ch6" style:family="chart" style:data-style-name="N121">
      <style:chart-properties chart:display-label="true" chart:logarithmic="true" chart:minimum="0.01" chart:interval-minor-divisor="9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size-complex="12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121">
      <style:chart-properties chart:symbol-type="named-symbol" chart:symbol-name="diamond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square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circle" chart:symbol-width="0.282cm" chart:symbol-height="0.282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3.394cm" svg:height="13.135cm" xlink:href="." xlink:type="simple" chart:class="chart:line" chart:style-name="ch1">
        <chart:legend chart:legend-position="end" svg:x="17.374cm" svg:y="4.864cm" style:legend-expansion="high" chart:style-name="ch2"/>
        <chart:plot-area chart:style-name="ch3" chart:data-source-has-labels="both" svg:x="1.467cm" svg:y="0.564cm" svg:width="15.401cm" svg:height="11.528cm">
          <chart:coordinate-region svg:x="4.417cm" svg:y="0.79cm" svg:width="11.973cm" svg:height="10.602cm"/>
          <chart:axis chart:dimension="x" chart:name="primary-x" chart:style-name="ch4" chartooo:axis-type="auto">
            <chartooo:date-scale/>
            <chart:title svg:x="8.628cm" svg:y="12.354cm" chart:style-name="ch5">
              <text:p>Year</text:p>
            </chart:title>
            <chart:categories table:cell-range-address="local-table.$A$2:.$A$9"/>
          </chart:axis>
          <chart:axis chart:dimension="y" chart:name="primary-y" chart:style-name="ch6">
            <chart:title svg:x="0.296cm" svg:y="7.33cm" chart:style-name="ch7">
              <text:p>Time (ns)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series chart:style-name="ch11" chart:values-cell-range-address="local-table.$F$2:.$F$9" chart:label-cell-address="local-table.$F$1" chart:class="chart:line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k seek time</text:p>
              </table:table-cell>
              <table:table-cell office:value-type="string">
                <text:p>SSD access time</text:p>
              </table:table-cell>
              <table:table-cell office:value-type="string">
                <text:p>DRAM access time</text:p>
              </table:table-cell>
              <table:table-cell office:value-type="string">
                <text:p>SRAM access time</text:p>
              </table:table-cell>
              <table:table-cell office:value-type="string">
                <text:p>CPU cycle time</text:p>
              </table:table-cell>
              <table:table-cell office:value-type="string">
                <text:p>Effective CPU cycle time</text:p>
              </table:table-cell>
            </table:table-row>
          </table:table-header-rows>
          <table:table-rows>
            <table:table-row>
              <table:table-cell office:value-type="string">
                <text:p>1985</text:p>
              </table:table-cell>
              <table:table-cell office:value-type="float" office:value="75000000">
                <text:p>750000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66">
                <text:p>1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28000000">
                <text:p>280000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000000">
                <text:p>800000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000000">
                <text:p>6000000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2.5">
                <text:p>2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000000">
                <text:p>500000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3000000">
                <text:p>300000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3000000">
                <text:p>3000000</text:p>
              </table:table-cell>
              <table:table-cell office:value-type="float" office:value="50000">
                <text:p>50000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